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string">
            <text:p>Title</text:p>
          </table:table-cell>
          <table:table-cell office:value-type="string">
            <text:p>Element</text:p>
          </table:table-cell>
          <table:table-cell office:value-type="string">
            <text:p>Data Point</text:p>
          </table:table-cell>
        </table:table-row>
        <table:table-row>
          <table:table-cell office:value-type="string">
            <text:p>Chief Executive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hief Executive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ief Executive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hief Executive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hief Executive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ief Executive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hief Sustainability Offic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ief Sustainability Offic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hief Sustainability Offic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hief Sustainability Offic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hief Sustainability Offic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ief Sustainability Offic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eneral and Operations Manag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eneral and Operations Manag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eneral and Operations Manag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neral and Operations Manag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General and Operation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eneral and Operations Manag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egislato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gislato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egislato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egislator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Legislato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egislato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dvertising and Promotions Manag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dvertising and Promotions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dvertising and Promotions Managers</text:p>
          </table:table-cell>
          <table:table-cell office:value-type="string">
            <text:p>Art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dvertising and Promotions Manag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dvertising and Promotion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dvertising and Promotions Mana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arketing Manag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rketing Manag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rketing Manage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rketing Manag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arketing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rketing Manag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ales Manag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ales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ales Manag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ales Manager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ale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ales Mana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dministrative Services Manager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dministrative Services Manag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dministrative Services Manag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ministrative Services Manag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dministrative Service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dministrative Services Manag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mputer and Information Systems Manag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mputer and Information Systems Manag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mputer and Information Systems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and Information Systems Manag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and Information Systems Manag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mputer and Information Systems Manag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inancial Manag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nancial Manag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nancial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nancial Manag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inancial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nancial Manag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Treasurers and Controll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reasurers and Controll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easurers and Control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easurers and Controll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easurers and Controller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Treasurers and Controlle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Investment Fund Manag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vestment Fund Manag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vestment Fund Manag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vestment Fund Manag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Investment Fund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Investment Fund Mana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Industrial Production Manag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Industrial Production Manag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dustrial Production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dustrial Production Manag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Industrial Productio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Industrial Production Manag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Quality Control Systems Manag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Quality Control Systems Manag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Quality Control Systems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Quality Control Systems Mana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Quality Control System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Quality Control Systems Manag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Geothermal Production Manage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Geothermal Production Manag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Geothermal Production Manag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eothermal Production Manag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eothermal Productio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eothermal Production Manag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iofuels Production Manag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iofuels Production Manag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Biofuels Production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ofuels Production Mana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ofuels Productio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iofuels Production Manag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iomass Power Plant Manag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Biomass Power Plant Manag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mass Power Plant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omass Power Plant Mana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omass Power Plant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iomass Power Plant Manag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Hydroelectric Production Manage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Hydroelectric Production Manag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ydroelectric Production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ydroelectric Production Manag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ydroelectric Productio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ydroelectric Production Manag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urchasing Manag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urchasing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urchasing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urchasing Manag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urchasing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urchasing Manag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Transportation, Storage, and Distribution Manag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ransportation, Storage, and Distribution Manag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ransportation, Storage, and Distribution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nsportation, Storage, and Distribution Managers</text:p>
          </table:table-cell>
          <table:table-cell office:value-type="string">
            <text:p>Social</text:p>
          </table:table-cell>
          <table:table-cell office:value-type="float" office:value="1.89">
            <text:p>1.89</text:p>
          </table:table-cell>
        </table:table-row>
        <table:table-row>
          <table:table-cell office:value-type="string">
            <text:p>Transportation, Storage, and Distributio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ransportation, Storage, and Distribution Managers</text:p>
          </table:table-cell>
          <table:table-cell office:value-type="string">
            <text:p>Conventional</text:p>
          </table:table-cell>
          <table:table-cell office:value-type="float" office:value="5.22">
            <text:p>5.22</text:p>
          </table:table-cell>
        </table:table-row>
        <table:table-row>
          <table:table-cell office:value-type="string">
            <text:p>Supply Chain Manag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upply Chain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upply Chain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upply Chain Manag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upply Chai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upply Chain Mana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mpensation and Benefits Manag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pensation and Benefits Manag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mpensation and Benefits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ensation and Benefits Manager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mpensation and Benefit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pensation and Benefits Manag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Human Resources Manag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uman Resources Manag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uman Resources Manag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uman Resources Manager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Human Resource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uman Resources Manag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Training and Development Manag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ining and Development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raining and Development Manage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raining and Development Manager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Training and Development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raining and Development Manag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armers, Ranchers, and Other Agricultural Managers</text:p>
          </table:table-cell>
          <table:table-cell office:value-type="string">
            <text:p>Realistic</text:p>
          </table:table-cell>
          <table:table-cell office:value-type="float" office:value="6.22">
            <text:p>6.22</text:p>
          </table:table-cell>
        </table:table-row>
        <table:table-row>
          <table:table-cell office:value-type="string">
            <text:p>Farmers, Ranchers, and Other Agricultural Managers</text:p>
          </table:table-cell>
          <table:table-cell office:value-type="string">
            <text:p>Investigative</text:p>
          </table:table-cell>
          <table:table-cell office:value-type="float" office:value="2.89">
            <text:p>2.89</text:p>
          </table:table-cell>
        </table:table-row>
        <table:table-row>
          <table:table-cell office:value-type="string">
            <text:p>Farmers, Ranchers, and Other Agricultural Managers</text:p>
          </table:table-cell>
          <table:table-cell office:value-type="string">
            <text:p>Artistic</text:p>
          </table:table-cell>
          <table:table-cell office:value-type="float" office:value="1.89">
            <text:p>1.89</text:p>
          </table:table-cell>
        </table:table-row>
        <table:table-row>
          <table:table-cell office:value-type="string">
            <text:p>Farmers, Ranchers, and Other Agricultural Mana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rmers, Ranchers, and Other Agricultural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rmers, Ranchers, and Other Agricultural Managers</text:p>
          </table:table-cell>
          <table:table-cell office:value-type="string">
            <text:p>Conventional</text:p>
          </table:table-cell>
          <table:table-cell office:value-type="float" office:value="4.78">
            <text:p>4.78</text:p>
          </table:table-cell>
        </table:table-row>
        <table:table-row>
          <table:table-cell office:value-type="string">
            <text:p>Construction Manag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nstruction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nstruction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nstruction Mana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nstructio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nstruction Mana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ducation and Childcare Administrators, Preschool and Daycare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ducation and Childcare Administrators, Preschool and Daycare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ducation and Childcare Administrators, Preschool and Daycare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ducation and Childcare Administrators, Preschool and Daycare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ducation and Childcare Administrators, Preschool and Daycare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ducation and Childcare Administrators, Preschool and Daycare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ducation Administrators, Kindergarten through Secondary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ducation Administrators, Kindergarten through Secondary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ducation Administrators, Kindergarten through Secondary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ducation Administrators, Kindergarten through Secondary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Education Administrators, Kindergarten through Secondary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Education Administrators, Kindergarten through Secondary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ducation Administrators, Postsecondar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ducation Administrators, Postsecondary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ducation Administrators, Postsecondary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ducation Administrators, Postsecondary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ducation Administrators, Postsecondary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ducation Administrators, Postsecondary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rchitectural and Engineering Manage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rchitectural and Engineering Manage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rchitectural and Engineering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rchitectural and Engineering Manag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rchitectural and Engineering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rchitectural and Engineering Manag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iofuels/Biodiesel Technology and Product Development Manag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fuels/Biodiesel Technology and Product Development Manag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Biofuels/Biodiesel Technology and Product Development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iofuels/Biodiesel Technology and Product Development Mana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ofuels/Biodiesel Technology and Product Development Manag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iofuels/Biodiesel Technology and Product Development Manag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ood Service Manag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ood Service Manag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od Service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od Service Manag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ood Service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od Service Manag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Gambling Manage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Gambling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ambling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ambling Manag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Gambling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ambling Manag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odging Manag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odging Manag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odging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odging Manager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odging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dging Manag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edical and Health Services Manag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and Health Services Manag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dical and Health Services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and Health Services Manager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edical and Health Service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dical and Health Services Manag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Natural Sciences Manag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Natural Sciences Manager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Natural Sciences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atural Sciences Manag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atural Science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Natural Sciences Manag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linical Research Coordinato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linical Research Coordinator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linical Research Coordinato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linical Research Coordina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linical Research Coordinator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linical Research Coordinato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ater Resource Specialist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Water Resource Special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Water Resource Special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ater Resource Special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Water Resource Specialis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ater Resource Specialist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ostmasters and Mail Superintendent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ostmasters and Mail Superintendent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ostmasters and Mail Superintenden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stmasters and Mail Superintendent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ostmasters and Mail Superintenden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ostmasters and Mail Superintenden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roperty, Real Estate, and Community Association Manag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roperty, Real Estate, and Community Association Manag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operty, Real Estate, and Community Association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operty, Real Estate, and Community Association Manager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roperty, Real Estate, and Community Associatio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roperty, Real Estate, and Community Association Manag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ocial and Community Service Manag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cial and Community Service Manag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ocial and Community Service Manag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ocial and Community Service Manager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ocial and Community Service Manag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ocial and Community Service Manag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mergency Management Directo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mergency Management Directo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mergency Management Directo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mergency Management Director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Emergency Management Director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Emergency Management Direc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uneral Home Manag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uneral Home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uneral Home Manag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uneral Home Manag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uneral Home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uneral Home Mana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tness and Wellness Coordinato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tness and Wellness Coordina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itness and Wellness Coordinato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tness and Wellness Coordinator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tness and Wellness Coordinato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itness and Wellness Coordinato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pa Manage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pa Manag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a Manag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pa Manag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pa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pa Manag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egulatory Affairs Manag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gulatory Affairs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egulatory Affairs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gulatory Affairs Manag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gulatory Affairs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gulatory Affairs Manag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mpliance Manage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mpliance Manag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mpliance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mpliance Manag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liance Manage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mpliance Manag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Loss Prevention Manage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oss Prevention 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Loss Prevention Manag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ss Prevention Manag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oss Prevention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ss Prevention Manag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ind Energy Operations Manag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ind Energy Operations Manag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Wind Energy Operations Mana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Wind Energy Operations Manag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ind Energy Operations Manag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Wind Energy Operations Manag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Wind Energy Development Manager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ind Energy Development Manag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ind Energy Development Manag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ind Energy Development Mana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ind Energy Development 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ind Energy Development Mana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Brownfield Redevelopment Specialists and Site Manag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rownfield Redevelopment Specialists and Site Manager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Brownfield Redevelopment Specialists and Site Manag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rownfield Redevelopment Specialists and Site Manag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rownfield Redevelopment Specialists and Site Manag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rownfield Redevelopment Specialists and Site Mana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gents and Business Managers of Artists, Performers, and Athlete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gents and Business Managers of Artists, Performers, and Athlete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gents and Business Managers of Artists, Performers, and Athlete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gents and Business Managers of Artists, Performers, and Athlete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gents and Business Managers of Artists, Performers, and Athlete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gents and Business Managers of Artists, Performers, and Athlete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Buyers and Purchasing Agents, Farm Produc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uyers and Purchasing Agents, Farm Product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uyers and Purchasing Agents, Farm Produc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uyers and Purchasing Agents, Farm Product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Buyers and Purchasing Agents, Farm Product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Buyers and Purchasing Agents, Farm Product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holesale and Retail Buyers, Except Farm Product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Wholesale and Retail Buyers, Except Farm Produc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holesale and Retail Buyers, Except Farm Produc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holesale and Retail Buyers, Except Farm Produc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holesale and Retail Buyers, Except Farm Produc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holesale and Retail Buyers, Except Farm Produc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urchasing Agents, Except Wholesale, Retail, and Farm Product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urchasing Agents, Except Wholesale, Retail, and Farm Product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urchasing Agents, Except Wholesale, Retail, and Farm Produc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urchasing Agents, Except Wholesale, Retail, and Farm Produc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urchasing Agents, Except Wholesale, Retail, and Farm Product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urchasing Agents, Except Wholesale, Retail, and Farm Product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laims Adjusters, Examiners, and Investigato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laims Adjusters, Examiners, and Investigato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laims Adjusters, Examiners, and Investiga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laims Adjusters, Examiners, and Investigato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laims Adjusters, Examiners, and Investigato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laims Adjusters, Examiners, and Investigato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Insurance Appraisers, Auto Damage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Insurance Appraisers, Auto Damage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Insurance Appraisers, Auto Damage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surance Appraisers, Auto Damage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surance Appraisers, Auto Damage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Insurance Appraisers, Auto Damage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mpliance Officer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mpliance Offic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liance Offic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pliance Offic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mpliance Officer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mpliance Offic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nvironmental Compliance Inspecto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Environmental Compliance Inspecto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nvironmental Compliance Inspecto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vironmental Compliance Inspec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vironmental Compliance Inspect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vironmental Compliance Inspecto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qual Opportunity Representatives and Offic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qual Opportunity Representatives and Offic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qual Opportunity Representatives and Offic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qual Opportunity Representatives and Officer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Equal Opportunity Representatives and Officer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qual Opportunity Representatives and Offic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overnment Property Inspectors and Investigato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Government Property Inspectors and Investigato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Government Property Inspectors and Investig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overnment Property Inspectors and Investiga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overnment Property Inspectors and Investigato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overnment Property Inspectors and Investigato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ron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oron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ron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ron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rone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ron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egulatory Affairs Speciali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gulatory Affairs Specialis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egulatory Affairs Special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gulatory Affairs Special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gulatory Affairs Specialist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egulatory Affairs Specialis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ustoms Broker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ustoms Bro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ustoms Bro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ustoms Brok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ustoms Broker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ustoms Brok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st Estimato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st Estima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st Estim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st Estima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st Estimator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st Estimato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Human Resources Specialist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man Resources Specialist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uman Resources Specialis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uman Resources Specialist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Human Resources Specialist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Human Resources Specialis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arm Labor Contracto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arm Labor Contracto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rm Labor Contrac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rm Labor Contracto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arm Labor Contracto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rm Labor Contracto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abor Relations Specialist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bor Relations Specialis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abor Relations Special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abor Relations Specialist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Labor Relations Specialist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Labor Relations Specialis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Logistician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gistician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gist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ogistician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ogistician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gistician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Logistics Engine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Logistics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gistics Engine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gistics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gistics Engine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ogistics Engine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Logistics Analyst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ogistics Analys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ogistics Analy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ogistics Analy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ogistics Analys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Logistics Analyst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anagement Analy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nagement Analy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anagement Analy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anagement Analy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nagement Analyst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anagement Analy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eting, Convention, and Event Plann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eting, Convention, and Event Plann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eting, Convention, and Event Plann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eting, Convention, and Event Plann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eting, Convention, and Event Plann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eting, Convention, and Event Plann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undrais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ndrais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undraiser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undrais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undrais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undrais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ompensation, Benefits, and Job Analysis Specialis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mpensation, Benefits, and Job Analysis Specialist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pensation, Benefits, and Job Analysis Special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ensation, Benefits, and Job Analysis Specialist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pensation, Benefits, and Job Analysis Specialist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ompensation, Benefits, and Job Analysis Specialis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Training and Development Special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ining and Development Specialist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raining and Development Specialist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raining and Development Specialist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raining and Development Specialist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raining and Development Specialis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arket Research Analysts and Marketing Special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rket Research Analysts and Marketing Special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arket Research Analysts and Marketing Special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arket Research Analysts and Marketing Special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rket Research Analysts and Marketing Specialist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arket Research Analysts and Marketing Specialist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earch Marketing Strateg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arch Marketing Strategist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earch Marketing Strategis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earch Marketing Strateg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arch Marketing Strategis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earch Marketing Strateg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Business Continuity Plann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siness Continuity Plann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usiness Continuity Plann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usiness Continuity Plann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usiness Continuity Plann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usiness Continuity Plann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ustainability Speciali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ustainability Specialist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ustainability Specialist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ustainability Speciali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ustainability Specialist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ustainability Special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nline Merchan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Online Merchant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Online Merchan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nline Merchan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Online Merchan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nline Merchan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ccountants and Auditors</text:p>
          </table:table-cell>
          <table:table-cell office:value-type="string">
            <text:p>Realistic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Accountants and Audito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ccountants and Audi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countants and Auditors</text:p>
          </table:table-cell>
          <table:table-cell office:value-type="string">
            <text:p>Social</text:p>
          </table:table-cell>
          <table:table-cell office:value-type="float" office:value="1.83">
            <text:p>1.83</text:p>
          </table:table-cell>
        </table:table-row>
        <table:table-row>
          <table:table-cell office:value-type="string">
            <text:p>Accountants and Auditors</text:p>
          </table:table-cell>
          <table:table-cell office:value-type="string">
            <text:p>Enterprising</text:p>
          </table:table-cell>
          <table:table-cell office:value-type="float" office:value="4.83">
            <text:p>4.83</text:p>
          </table:table-cell>
        </table:table-row>
        <table:table-row>
          <table:table-cell office:value-type="string">
            <text:p>Accountants and Audito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ppraisers and Assessors of Real Estate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ppraisers and Assessors of Real Estate</text:p>
          </table:table-cell>
          <table:table-cell office:value-type="string">
            <text:p>Investigative</text:p>
          </table:table-cell>
          <table:table-cell office:value-type="float" office:value="2.83">
            <text:p>2.83</text:p>
          </table:table-cell>
        </table:table-row>
        <table:table-row>
          <table:table-cell office:value-type="string">
            <text:p>Appraisers and Assessors of Real Estate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ppraisers and Assessors of Real Estate</text:p>
          </table:table-cell>
          <table:table-cell office:value-type="string">
            <text:p>Social</text:p>
          </table:table-cell>
          <table:table-cell office:value-type="float" office:value="1.83">
            <text:p>1.83</text:p>
          </table:table-cell>
        </table:table-row>
        <table:table-row>
          <table:table-cell office:value-type="string">
            <text:p>Appraisers and Assessors of Real Estate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ppraisers and Assessors of Real Estate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udget Analy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udget Analyst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udget Analy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udget Analy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udget Analyst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udget Analys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redit Analyst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redit Analys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redit Analy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redit Analyst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redit Analys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redit Analys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ersonal Financial Adviso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rsonal Financial Adviso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ersonal Financial Advis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ersonal Financial Advisor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ersonal Financial Adviso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ersonal Financial Adviso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Insurance Underwrit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surance Underwrit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Insurance Underwrit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surance Underwrit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surance Underwrit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Insurance Underwrite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inancial Examin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nancial Examin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inancial Examin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nancial Examin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nancial Examin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inancial Examin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redit Counselo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redit Counselo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redit Counselo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redit Counselor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redit Counselo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redit Counselo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Loan Offic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an Offic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oan Offic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an Officer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oan Officer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Loan Offic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ax Examiners and Collectors, and Revenue Agent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ax Examiners and Collectors, and Revenue Agen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ax Examiners and Collectors, and Revenue Agen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ax Examiners and Collectors, and Revenue Agent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Tax Examiners and Collectors, and Revenue Agent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Tax Examiners and Collectors, and Revenue Agen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ax Prepar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ax Prepar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ax Prepa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ax Prepar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ax Prepar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ax Prepare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nancial Quantitative Analys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nancial Quantitative Analy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inancial Quantitative Analyst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nancial Quantitative Analy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nancial Quantitative Analy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inancial Quantitative Analys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raud Examiners, Investigators and Analys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raud Examiners, Investigators and Analyst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raud Examiners, Investigators and Analy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aud Examiners, Investigators and Analy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raud Examiners, Investigators and Analyst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raud Examiners, Investigators and Analy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mputer Systems Analy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mputer Systems Analy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omputer Systems Analy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Systems Analys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puter Systems Analyst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mputer Systems Analys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Health Informatics Specialist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ealth Informatics Specialist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Health Informatics Special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alth Informatics Specialist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Health Informatics Special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ealth Informatics Special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Information Security Analys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Information Security Analy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Information Security Analy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formation Security Analy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formation Security Analy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formation Security Analys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omputer and Information Research Scient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omputer and Information Research Scient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puter and Information Research Scientist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mputer and Information Research Scient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puter and Information Research Scient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and Information Research Scienti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mputer Network Support Specialist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mputer Network Support Specialist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puter Network Support Special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mputer Network Support Special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mputer Network Support Specialist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mputer Network Support Special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mputer User Support Specialis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mputer User Support Speciali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mputer User Support Special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User Support Specialist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mputer User Support Special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puter User Support Specialis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mputer Network Architec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mputer Network Architect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mputer Network Architec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mputer Network Architec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puter Network Architec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mputer Network Architect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Telecommunications Engineering Specialist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Telecommunications Engineering Specialis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elecommunications Engineering Special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lecommunications Engineering Special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lecommunications Engineering Specialis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Telecommunications Engineering Special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Database Administrato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Database Administrator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Database Administrato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atabase Administrato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atabase Administrato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Database Administrato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atabase Architect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atabase Architec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Database Architec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atabase Architec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atabase Architect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Database Architect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ata Warehousing Speciali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ata Warehousing Specialist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Data Warehousing Special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ata Warehousing Special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ata Warehousing Special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ata Warehousing Specialis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Network and Computer Systems Administrato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Network and Computer Systems Administrato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Network and Computer Systems Administrato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etwork and Computer Systems Administra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Network and Computer Systems Administrato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etwork and Computer Systems Administrato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mputer Programme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mputer Programm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puter Programme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mputer Programm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puter Programm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puter Programm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oftware Quality Assurance Analysts and Test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oftware Quality Assurance Analysts and Tester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Software Quality Assurance Analysts and Test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ftware Quality Assurance Analysts and Test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ftware Quality Assurance Analysts and Test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ftware Quality Assurance Analysts and Test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eb Develop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eb Develope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Web Develope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eb Develop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b Develop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Web Develop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Video Game Designer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Video Game Design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Video Game Designers</text:p>
          </table:table-cell>
          <table:table-cell office:value-type="string">
            <text:p>Art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Video Game Design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Video Game Design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Video Game Design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Web Administrato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eb Administrato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eb Administrato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eb Administ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b Administrato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Web Administrato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Geographic Information Systems Technologists and Technicians</text:p>
          </table:table-cell>
          <table:table-cell office:value-type="string">
            <text:p>Realistic</text:p>
          </table:table-cell>
          <table:table-cell office:value-type="float" office:value="5.17">
            <text:p>5.17</text:p>
          </table:table-cell>
        </table:table-row>
        <table:table-row>
          <table:table-cell office:value-type="string">
            <text:p>Geographic Information Systems Technologists and Technician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Geographic Information Systems Technologists and Technic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eographic Information Systems Technologists and Technicians</text:p>
          </table:table-cell>
          <table:table-cell office:value-type="string">
            <text:p>Social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Geographic Information Systems Technologists and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eographic Information Systems Technologists and Technician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Document Management Specialist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ocument Management Specialis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ocument Management Special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ocument Management Speciali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ocument Management Special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ocument Management Specialis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puter Systems Engineers/Architec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mputer Systems Engineers/Architec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omputer Systems Engineers/Architec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puter Systems Engineers/Architec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puter Systems Engineers/Architec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Systems Engineers/Architec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Information Technology Project Manag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formation Technology Project Manag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Information Technology Project Manag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Information Technology Project Mana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Information Technology Project Manag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Information Technology Project Manag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ctuarie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ctuarie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ctuarie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ctuarie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tuarie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ctuarie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athematician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athematician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thematician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athemat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themat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athematician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Operations Research Analyst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perations Research Analy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Operations Research Analys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Operations Research Analy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perations Research Analyst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Operations Research Analys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tatistician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tatistician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tatistic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tatist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atist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tatistician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Biostatistician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statistician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iostatistic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ostatistician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iostatisticians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ostatistician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Business Intelligence Analy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usiness Intelligence Analyst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usiness Intelligence Analy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usiness Intelligence Analy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usiness Intelligence Analys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Business Intelligence Analyst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linical Data Manag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linical Data Manager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linical Data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linical Data Manag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linical Data Manag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linical Data Manage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ioinformatics Technician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ioinformatics Technician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Bioinformatics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ioinformatics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oinformatics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ioinformatics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rchitects, Except Landscape and Naval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rchitects, Except Landscape and Naval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rchitects, Except Landscape and Naval</text:p>
          </table:table-cell>
          <table:table-cell office:value-type="string">
            <text:p>Art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rchitects, Except Landscape and Naval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rchitects, Except Landscape and Naval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rchitects, Except Landscape and Naval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andscape Architec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andscape Architec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Landscape Architect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Landscape Architec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andscape Architect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andscape Architect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artographers and Photogrammetris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artographers and Photogrammetri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artographers and Photogrammetrist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artographers and Photogrammetr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rtographers and Photogrammetr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artographers and Photogrammetris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urveyo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urveyo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urveyor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urvey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urvey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urveyo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Geodetic Surveyo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eodetic Surveyo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Geodetic Survey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eodetic Survey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odetic Survey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eodetic Surveyo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erospace Engine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erospace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erospace Enginee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erospace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erospace Engine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erospace Engine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gricultural Engine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gricultural Engine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gricultural Enginee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gricultural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gricultural Enginee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gricultural Engine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engineers and Biomedical Engine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ioengineers and Biomedical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ioengineers and Biomedical Engine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Bioengineers and Biomedical Engine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oengineers and Biomedical Engine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ioengineers and Biomedical Engine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hemical Engine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hemical Engine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hemical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emical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emical Engine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hemical Engine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ivil Engine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ivil Engine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ivil Engine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ivil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ivil Engine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ivil Engine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Transportation Engine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ransportation Engine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Transportation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ransportation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nsportation Engine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Transportation Engine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Water/Wastewater Engine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Water/Wastewater Engineer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Water/Wastewater Engine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ater/Wastewater Engine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Water/Wastewater Enginee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ater/Wastewater Engine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mputer Hardware Engine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omputer Hardware Engine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mputer Hardware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puter Hardware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puter Hardware Engine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mputer Hardware Engine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lectrical Engine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lectrical Engineer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Electrical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lectrical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al Engine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lectrical Engine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lectronics Engineers, Except Computer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Electronics Engineers, Except Computer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onics Engineers, Except Computer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lectronics Engineers, Except Computer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lectronics Engineers, Except Computer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lectronics Engineers, Except Computer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adio Frequency Identification Device Specialist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Radio Frequency Identification Device Speciali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Radio Frequency Identification Device Special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adio Frequency Identification Device Special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dio Frequency Identification Device Special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adio Frequency Identification Device Special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nvironmental Enginee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nvironmental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nvironmental Enginee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nvironmental Engine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nvironmental Enginee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nvironmental Engine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Health and Safety Engineers, Except Mining Safety Engineers and Inspecto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Health and Safety Engineers, Except Mining Safety Engineers and Inspectors</text:p>
          </table:table-cell>
          <table:table-cell office:value-type="string">
            <text:p>Investigative</text:p>
          </table:table-cell>
          <table:table-cell office:value-type="float" office:value="6.17">
            <text:p>6.17</text:p>
          </table:table-cell>
        </table:table-row>
        <table:table-row>
          <table:table-cell office:value-type="string">
            <text:p>Health and Safety Engineers, Except Mining Safety Engineers and Inspec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alth and Safety Engineers, Except Mining Safety Engineers and Inspec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alth and Safety Engineers, Except Mining Safety Engineers and Inspectors</text:p>
          </table:table-cell>
          <table:table-cell office:value-type="string">
            <text:p>Enterprising</text:p>
          </table:table-cell>
          <table:table-cell office:value-type="float" office:value="3.17">
            <text:p>3.17</text:p>
          </table:table-cell>
        </table:table-row>
        <table:table-row>
          <table:table-cell office:value-type="string">
            <text:p>Health and Safety Engineers, Except Mining Safety Engineers and Inspecto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ire-Prevention and Protection Engine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ire-Prevention and Protection Engine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ire-Prevention and Protection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re-Prevention and Protection Engine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e-Prevention and Protection Engine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e-Prevention and Protection Engine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Industrial Engine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Industrial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Industrial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Industrial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dustrial Engine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Industrial Engine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Human Factors Engineers and Ergonom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Human Factors Engineers and Ergonomist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Human Factors Engineers and Ergonom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uman Factors Engineers and Ergonomist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uman Factors Engineers and Ergonom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uman Factors Engineers and Ergonom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Validation Engine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Validation Engine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Validation Engine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Validation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Validation Engine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Validation Engine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anufacturing Engine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anufacturing Engine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anufacturing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anufacturing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nufacturing Engine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anufacturing Engine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rine Engineers and Naval Architec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arine Engineers and Naval Architects</text:p>
          </table:table-cell>
          <table:table-cell office:value-type="string">
            <text:p>Investigative</text:p>
          </table:table-cell>
          <table:table-cell office:value-type="float" office:value="6.83">
            <text:p>6.83</text:p>
          </table:table-cell>
        </table:table-row>
        <table:table-row>
          <table:table-cell office:value-type="string">
            <text:p>Marine Engineers and Naval Architect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arine Engineers and Naval Architects</text:p>
          </table:table-cell>
          <table:table-cell office:value-type="string">
            <text:p>Social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Marine Engineers and Naval Architects</text:p>
          </table:table-cell>
          <table:table-cell office:value-type="string">
            <text:p>Enterprising</text:p>
          </table:table-cell>
          <table:table-cell office:value-type="float" office:value="2.83">
            <text:p>2.83</text:p>
          </table:table-cell>
        </table:table-row>
        <table:table-row>
          <table:table-cell office:value-type="string">
            <text:p>Marine Engineers and Naval Architec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aterials Engine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aterials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terials Engine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aterials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terials Enginee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aterials Engine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chanical Engine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echanical Engine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echanical Engine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echanical Engine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echanical Engine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chanical Engine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uel Cell Engine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Fuel Cell Engineer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uel Cell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uel Cell Engine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uel Cell Engine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uel Cell Engine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utomotive Engine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utomotive Engine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utomotive Engine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utomotive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utomotive Enginee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utomotive Engine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ining and Geological Engineers, Including Mining Safety Engine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ining and Geological Engineers, Including Mining Safety Engineer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ining and Geological Engineers, Including Mining Safety Engine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ining and Geological Engineers, Including Mining Safety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ining and Geological Engineers, Including Mining Safety Enginee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ining and Geological Engineers, Including Mining Safety Engine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Nuclear Engine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Nuclear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Nuclear Engine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uclear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clear Engine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Nuclear Engine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etroleum Engine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etroleum Engine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etroleum Engine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etroleum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troleum Engine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etroleum Engine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Energy Engineers, Except Wind and Solar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nergy Engineers, Except Wind and Solar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nergy Engineers, Except Wind and Solar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nergy Engineers, Except Wind and Solar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ergy Engineers, Except Wind and Solar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nergy Engineers, Except Wind and Solar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chatronics Engine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echatronics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chatronics Enginee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echatronics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chatronics Engine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chatronics Engine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icrosystems Engine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icrosystems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icrosystems Engine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icrosystems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crosystems Engine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icrosystems Engine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hotonics Engine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hotonics Engine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hotonics Enginee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hotonics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hotonics Engine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hotonics Engine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Robotics Engine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Robotics Engine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obotics Engine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obotics Engine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botics Engine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obotics Engine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anosystems Engine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Nanosystems Engine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Nanosystems Engine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anosystems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anosystems Engine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Nanosystems Engine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Wind Energy Engine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Wind Energy Engine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ind Energy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ind Energy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ind Energy Enginee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ind Energy Engine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olar Energy Systems Engine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Solar Energy Systems Engineer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olar Energy Systems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lar Energy Systems Engine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olar Energy Systems Engine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olar Energy Systems Engine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rchitectural and Civil Drafters</text:p>
          </table:table-cell>
          <table:table-cell office:value-type="string">
            <text:p>Realistic</text:p>
          </table:table-cell>
          <table:table-cell office:value-type="float" office:value="5.83">
            <text:p>5.83</text:p>
          </table:table-cell>
        </table:table-row>
        <table:table-row>
          <table:table-cell office:value-type="string">
            <text:p>Architectural and Civil Draft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rchitectural and Civil Drafter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rchitectural and Civil Draft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rchitectural and Civil Drafters</text:p>
          </table:table-cell>
          <table:table-cell office:value-type="string">
            <text:p>Enterprising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Architectural and Civil Drafters</text:p>
          </table:table-cell>
          <table:table-cell office:value-type="string">
            <text:p>Conventional</text:p>
          </table:table-cell>
          <table:table-cell office:value-type="float" office:value="5.17">
            <text:p>5.17</text:p>
          </table:table-cell>
        </table:table-row>
        <table:table-row>
          <table:table-cell office:value-type="string">
            <text:p>Electrical and Electronics Draft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Electrical and Electronics Drafters</text:p>
          </table:table-cell>
          <table:table-cell office:value-type="string">
            <text:p>Investigative</text:p>
          </table:table-cell>
          <table:table-cell office:value-type="float" office:value="4.5">
            <text:p>4.5</text:p>
          </table:table-cell>
        </table:table-row>
        <table:table-row>
          <table:table-cell office:value-type="string">
            <text:p>Electrical and Electronics Drafte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lectrical and Electronics Drafters</text:p>
          </table:table-cell>
          <table:table-cell office:value-type="string">
            <text:p>Social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Electrical and Electronics Drafters</text:p>
          </table:table-cell>
          <table:table-cell office:value-type="string">
            <text:p>Enterprising</text:p>
          </table:table-cell>
          <table:table-cell office:value-type="float" office:value="1.83">
            <text:p>1.83</text:p>
          </table:table-cell>
        </table:table-row>
        <table:table-row>
          <table:table-cell office:value-type="string">
            <text:p>Electrical and Electronics Draft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echanical Draft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echanical Draft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echanical Drafter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chanical Draft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chanical Draft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chanical Draft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erospace Engineering and Operations Technologists and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erospace Engineering and Operations Technologists and Technician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erospace Engineering and Operations Technologists and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erospace Engineering and Operations Technologists and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erospace Engineering and Operations Technologists and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erospace Engineering and Operations Technologists and Technician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ivil Engineering Technologists and Technician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ivil Engineering Technologists and Technicia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ivil Engineering Technologists and Technician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ivil Engineering Technologists and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ivil Engineering Technologists and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ivil Engineering Technologists and Technician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lectrical and Electronic Engineering Technologists and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Electrical and Electronic Engineering Technologists and Technicians</text:p>
          </table:table-cell>
          <table:table-cell office:value-type="string">
            <text:p>Investigative</text:p>
          </table:table-cell>
          <table:table-cell office:value-type="float" office:value="5.75">
            <text:p>5.75</text:p>
          </table:table-cell>
        </table:table-row>
        <table:table-row>
          <table:table-cell office:value-type="string">
            <text:p>Electrical and Electronic Engineering Technologists and Technic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lectrical and Electronic Engineering Technologists and Technicians</text:p>
          </table:table-cell>
          <table:table-cell office:value-type="string">
            <text:p>Social</text:p>
          </table:table-cell>
          <table:table-cell office:value-type="float" office:value="1.08">
            <text:p>1.08</text:p>
          </table:table-cell>
        </table:table-row>
        <table:table-row>
          <table:table-cell office:value-type="string">
            <text:p>Electrical and Electronic Engineering Technologists and Technicians</text:p>
          </table:table-cell>
          <table:table-cell office:value-type="string">
            <text:p>Enterprising</text:p>
          </table:table-cell>
          <table:table-cell office:value-type="float" office:value="2.5">
            <text:p>2.5</text:p>
          </table:table-cell>
        </table:table-row>
        <table:table-row>
          <table:table-cell office:value-type="string">
            <text:p>Electrical and Electronic Engineering Technologists and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lectro-Mechanical and Mechatronics Technologists and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o-Mechanical and Mechatronics Technologists and Technician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lectro-Mechanical and Mechatronics Technologists and Technician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lectro-Mechanical and Mechatronics Technologists and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ectro-Mechanical and Mechatronics Technologists and Technician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ectro-Mechanical and Mechatronics Technologists and Technician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obotics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obotics Technician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obotics Technic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obotics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botics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obotics Technician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nvironmental Engineering Technologists and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nvironmental Engineering Technologists and Technician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Environmental Engineering Technologists and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nvironmental Engineering Technologists and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vironmental Engineering Technologists and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vironmental Engineering Technologists and Technician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Industrial Engineering Technologists and Technician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Industrial Engineering Technologists and Technician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Industrial Engineering Technologists and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dustrial Engineering Technologists and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dustrial Engineering Technologists and Technician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Industrial Engineering Technologists and Technician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Nanotechnology Engineering Technologists and Technician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Nanotechnology Engineering Technologists and Technician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anotechnology Engineering Technologists and Technicians</text:p>
          </table:table-cell>
          <table:table-cell office:value-type="string">
            <text:p>Artistic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Nanotechnology Engineering Technologists and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anotechnology Engineering Technologists and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Nanotechnology Engineering Technologists and Technician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chanical Engineering Technologists and Technician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echanical Engineering Technologists and Technician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echanical Engineering Technologists and Technician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chanical Engineering Technologists and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chanical Engineering Technologists and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chanical Engineering Technologists and Technicia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utomotive Engineering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utomotive Engineering Technician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utomotive Engineering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utomotive Engineering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utomotive Engineering Technician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utomotive Engineering Technicia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Non-Destructive Testing Specialist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Non-Destructive Testing Speciali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Non-Destructive Testing Special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on-Destructive Testing Special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on-Destructive Testing Special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on-Destructive Testing Speciali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hotonics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hotonics Technician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hotonics Technician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hotonics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otonics Technician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hotonics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urveying and Mapping Technician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urveying and Mapping Technicians</text:p>
          </table:table-cell>
          <table:table-cell office:value-type="string">
            <text:p>Investigative</text:p>
          </table:table-cell>
          <table:table-cell office:value-type="float" office:value="3.17">
            <text:p>3.17</text:p>
          </table:table-cell>
        </table:table-row>
        <table:table-row>
          <table:table-cell office:value-type="string">
            <text:p>Surveying and Mapping Technicians</text:p>
          </table:table-cell>
          <table:table-cell office:value-type="string">
            <text:p>Artistic</text:p>
          </table:table-cell>
          <table:table-cell office:value-type="float" office:value="1.83">
            <text:p>1.83</text:p>
          </table:table-cell>
        </table:table-row>
        <table:table-row>
          <table:table-cell office:value-type="string">
            <text:p>Surveying and Mapping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rveying and Mapping Technicians</text:p>
          </table:table-cell>
          <table:table-cell office:value-type="string">
            <text:p>Enterprising</text:p>
          </table:table-cell>
          <table:table-cell office:value-type="float" office:value="1.83">
            <text:p>1.83</text:p>
          </table:table-cell>
        </table:table-row>
        <table:table-row>
          <table:table-cell office:value-type="string">
            <text:p>Surveying and Mapping Technicians</text:p>
          </table:table-cell>
          <table:table-cell office:value-type="string">
            <text:p>Conventional</text:p>
          </table:table-cell>
          <table:table-cell office:value-type="float" office:value="6.17">
            <text:p>6.17</text:p>
          </table:table-cell>
        </table:table-row>
        <table:table-row>
          <table:table-cell office:value-type="string">
            <text:p>Animal Scient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nimal Scient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nimal Scient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nimal Scient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imal Scient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nimal Scient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ood Scientists and Technolog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ood Scientists and Techn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od Scientists and Technologist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ood Scientists and Technolog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od Scientists and Technolog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ood Scientists and Technologi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oil and Plant Scientis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oil and Plant Scient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oil and Plant Scientist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oil and Plant Scientist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il and Plant Scient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il and Plant Scient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chemists and Biophysicis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Biochemists and Biophysic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iochemists and Biophysicists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Biochemists and Biophysic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ochemists and Biophysic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iochemists and Biophysic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icrobiologis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icrobi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icrobiolog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icrobiolog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icrobiolog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icrobiolog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Zoologists and Wildlife Biolog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Zoologists and Wildlife Bi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Zoologists and Wildlife Biolog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Zoologists and Wildlife Biolog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Zoologists and Wildlife Biolog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Zoologists and Wildlife Biolog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informatics Scient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ioinformatics Scient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ioinformatics Scientist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informatics Scient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ioinformatics Scientists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oinformatics Scientist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olecular and Cellular Biolog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olecular and Cellular Bi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lecular and Cellular Biologist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olecular and Cellular Biolog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olecular and Cellular Biologists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lecular and Cellular Biolog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Genetic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enetic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eneticist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eneticis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eneticist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enetic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log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i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iolog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iolog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olog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log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nservation Scient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nservation Scienti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nservation Scient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nservation Scientis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nservation Scientis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nservation Scient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ange Manag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Range Manag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Range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ange Manag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ange Manag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Range Manag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ark Naturalis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ark Naturalist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ark Naturalist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ark Natural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rk Naturalist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ark Naturalist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rest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orester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orest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rest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oreste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orest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pidemiologist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pidemi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pidemiolog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pidemiologist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pidemiolog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pidemiolog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dical Scientists, Except Epidemiolog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dical Scientists, Except Epidemi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dical Scientists, Except Epidemiologist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dical Scientists, Except Epidemiologist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edical Scientists, Except Epidemiolog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Scientists, Except Epidemiologist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stronome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stronom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stronomers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stronom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stronom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stronom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ysic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hysic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hysicist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hysic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ysic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hysic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tmospheric and Space Scient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tmospheric and Space Scient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tmospheric and Space Scient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tmospheric and Space Scientist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tmospheric and Space Scient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tmospheric and Space Scient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hem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hem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em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em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em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em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aterials Scient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aterials Scient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terials Scientis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aterials Scient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terials Scientist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terials Scient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nvironmental Scientists and Specialists, Including Health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nvironmental Scientists and Specialists, Including Health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nvironmental Scientists and Specialists, Including Health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nvironmental Scientists and Specialists, Including Health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nvironmental Scientists and Specialists, Including Health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nvironmental Scientists and Specialists, Including Health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limate Change Policy Analyst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limate Change Policy Analyst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limate Change Policy Analys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limate Change Policy Analys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limate Change Policy Analyst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limate Change Policy Analy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nvironmental Restoration Plann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nvironmental Restoration Plann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nvironmental Restoration Plann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nvironmental Restoration Plann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vironmental Restoration Planne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nvironmental Restoration Plann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dustrial Ecologis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dustrial Ecolog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Industrial Ecolog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dustrial Ecolog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dustrial Ecologist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Industrial Ecolog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eoscientists, Except Hydrologists and Geograph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Geoscientists, Except Hydrologists and Geograph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eoscientists, Except Hydrologists and Geographe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Geoscientists, Except Hydrologists and Geograph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eoscientists, Except Hydrologists and Geograph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Geoscientists, Except Hydrologists and Geograph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ydrolog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Hydr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ydrologist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ydrolog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ydrolog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ydrolog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Remote Sensing Scientists and Technologist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Remote Sensing Scientists and Technologist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Remote Sensing Scientists and Technolog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mote Sensing Scientists and Technolog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mote Sensing Scientists and Technolog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mote Sensing Scientists and Technolog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conomis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conom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conomis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conom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conomist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conomis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nvironmental Econom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nvironmental Econom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nvironmental Econom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vironmental Economis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vironmental Economist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nvironmental Econom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urvey Research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rvey Research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urvey Research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urvey Research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urvey Research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urvey Research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Industrial-Organizational Psychologist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dustrial-Organizational Psychologi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Industrial-Organizational Psychologist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Industrial-Organizational Psychologist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Industrial-Organizational Psychologis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Industrial-Organizational Psycholog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linical and Counseling Psychologists</text:p>
          </table:table-cell>
          <table:table-cell office:value-type="string">
            <text:p>Realistic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Clinical and Counseling Psychologi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linical and Counseling Psychologist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linical and Counseling Psychologists</text:p>
          </table:table-cell>
          <table:table-cell office:value-type="string">
            <text:p>Social</text:p>
          </table:table-cell>
          <table:table-cell office:value-type="float" office:value="6.17">
            <text:p>6.17</text:p>
          </table:table-cell>
        </table:table-row>
        <table:table-row>
          <table:table-cell office:value-type="string">
            <text:p>Clinical and Counseling Psycholog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linical and Counseling Psycholog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chool Psycholog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chool Psych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chool Psychologist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chool Psychologis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chool Psycholog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chool Psycholog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ociologi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ci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ociologists</text:p>
          </table:table-cell>
          <table:table-cell office:value-type="string">
            <text:p>Art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ociologist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ociolog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ciolog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Urban and Regional Plann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rban and Regional Planner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Urban and Regional Planne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Urban and Regional Plann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rban and Regional Plann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Urban and Regional Plann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nthropologists and Archeolog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nthropologists and Archeologists</text:p>
          </table:table-cell>
          <table:table-cell office:value-type="string">
            <text:p>Investigative</text:p>
          </table:table-cell>
          <table:table-cell office:value-type="float" office:value="6.83">
            <text:p>6.83</text:p>
          </table:table-cell>
        </table:table-row>
        <table:table-row>
          <table:table-cell office:value-type="string">
            <text:p>Anthropologists and Archeologists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nthropologists and Archeologists</text:p>
          </table:table-cell>
          <table:table-cell office:value-type="string">
            <text:p>Social</text:p>
          </table:table-cell>
          <table:table-cell office:value-type="float" office:value="2.83">
            <text:p>2.83</text:p>
          </table:table-cell>
        </table:table-row>
        <table:table-row>
          <table:table-cell office:value-type="string">
            <text:p>Anthropologists and Archeolog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nthropologists and Archeologists</text:p>
          </table:table-cell>
          <table:table-cell office:value-type="string">
            <text:p>Conventional</text:p>
          </table:table-cell>
          <table:table-cell office:value-type="float" office:value="3.5">
            <text:p>3.5</text:p>
          </table:table-cell>
        </table:table-row>
        <table:table-row>
          <table:table-cell office:value-type="string">
            <text:p>Geographe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Geographer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eographe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Geograph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eographers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ograph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istorian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storian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Historian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istorian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istorian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istorian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olitical Scienti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olitical Scient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olitical Scientists</text:p>
          </table:table-cell>
          <table:table-cell office:value-type="string">
            <text:p>Art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olitical Scientist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olitical Scient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olitical Scient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ransportation Planne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ransportation Planner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Transportation Plann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ansportation Plann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ransportation Plann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ransportation Plann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gricultural Technician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gricultural Technicia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gricultural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gricultural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gricultural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gricultural Technician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recision Agriculture Technician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recision Agriculture Technician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recision Agriculture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ecision Agriculture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ecision Agriculture Technician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recision Agriculture Technician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ood Science Technician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ood Science Technicia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ood Science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od Science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od Science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od Science Technician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Biological Technician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Biological Technicia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Biological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ological Technician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iological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iological Technician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hemical Technician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hemical Technician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hemical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hemical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emical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emical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nvironmental Science and Protection Technicians, Including Health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nvironmental Science and Protection Technicians, Including Health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nvironmental Science and Protection Technicians, Including Health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nvironmental Science and Protection Technicians, Including Health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nvironmental Science and Protection Technicians, Including Health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nvironmental Science and Protection Technicians, Including Health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Geological Technicians, Except Hydrologic Technicians</text:p>
          </table:table-cell>
          <table:table-cell office:value-type="string">
            <text:p>Realistic</text:p>
          </table:table-cell>
          <table:table-cell office:value-type="float" office:value="5.83">
            <text:p>5.83</text:p>
          </table:table-cell>
        </table:table-row>
        <table:table-row>
          <table:table-cell office:value-type="string">
            <text:p>Geological Technicians, Except Hydrologic Technician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Geological Technicians, Except Hydrologic Technicians</text:p>
          </table:table-cell>
          <table:table-cell office:value-type="string">
            <text:p>Artistic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Geological Technicians, Except Hydrologic Technicians</text:p>
          </table:table-cell>
          <table:table-cell office:value-type="string">
            <text:p>Social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Geological Technicians, Except Hydrologic Technicians</text:p>
          </table:table-cell>
          <table:table-cell office:value-type="string">
            <text:p>Enterprising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Geological Technicians, Except Hydrologic Technicians</text:p>
          </table:table-cell>
          <table:table-cell office:value-type="string">
            <text:p>Conventional</text:p>
          </table:table-cell>
          <table:table-cell office:value-type="float" office:value="5.17">
            <text:p>5.17</text:p>
          </table:table-cell>
        </table:table-row>
        <table:table-row>
          <table:table-cell office:value-type="string">
            <text:p>Nuclear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Nuclear Technicia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Nuclear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uclear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uclear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Nuclear Technician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Nuclear Monitoring Technician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Nuclear Monitoring Technician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Nuclear Monitoring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uclear Monitoring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uclear Monitoring Technician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Nuclear Monitoring Technician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ocial Science Research Assistan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cial Science Research Assistant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ocial Science Research Assistan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ocial Science Research Assistant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ocial Science Research Assistan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cial Science Research Assistan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orest and Conservation Technician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orest and Conservation Technician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orest and Conservation Technician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orest and Conservation Technician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orest and Conservation Technician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orest and Conservation Technician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orensic Science Technician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orensic Science Technician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orensic Science Technician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orensic Science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rensic Science Technician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rensic Science Technician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Quality Control Analys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Quality Control Analy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Quality Control Analy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Quality Control Analy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Quality Control Analy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Quality Control Analys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Remote Sensing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emote Sensing Technician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emote Sensing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mote Sensing Technician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emote Sensing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emote Sensing Technician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Occupational Health and Safety Special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Occupational Health and Safety Special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Occupational Health and Safety Special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Occupational Health and Safety Specialist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Occupational Health and Safety Special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Occupational Health and Safety Specialis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Occupational Health and Safety Technician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Occupational Health and Safety Technician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Occupational Health and Safety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Occupational Health and Safety Technician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Occupational Health and Safety Technician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ccupational Health and Safety Technician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ubstance Abuse and Behavioral Disorder Counselo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ubstance Abuse and Behavioral Disorder Counselo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ubstance Abuse and Behavioral Disorder Counselor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ubstance Abuse and Behavioral Disorder Counselo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ubstance Abuse and Behavioral Disorder Counselo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ubstance Abuse and Behavioral Disorder Counselo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ducational, Guidance, and Career Counselors and Adviso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ducational, Guidance, and Career Counselors and Adviso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ducational, Guidance, and Career Counselors and Adviso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ducational, Guidance, and Career Counselors and Adviso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ducational, Guidance, and Career Counselors and Adviso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ducational, Guidance, and Career Counselors and Adviso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arriage and Family Therapist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rriage and Family Therapist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arriage and Family Therapist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arriage and Family Therap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rriage and Family Therap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arriage and Family Therapist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ntal Health Counselo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ntal Health Counselo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ental Health Counselo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ental Health Counselo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ntal Health Counselo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ntal Health Counselo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habilitation Counselo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habilitation Counselo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Rehabilitation Counselo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ehabilitation Counselo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habilitation Counselo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habilitation Counselo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hild, Family, and School Social Work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ild, Family, and School Social Work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hild, Family, and School Social Worke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hild, Family, and School Social Worke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ild, Family, and School Social Worke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hild, Family, and School Social Work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ealthcare Social Work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althcare Social Work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Healthcare Social Worker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ealthcare Social Worke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althcare Social Work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ealthcare Social Work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ental Health and Substance Abuse Social Work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ntal Health and Substance Abuse Social Worke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ental Health and Substance Abuse Social Worker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ntal Health and Substance Abuse Social Worke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ntal Health and Substance Abuse Social Work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ental Health and Substance Abuse Social Work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ealth Education Speciali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ealth Education Specialis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ealth Education Specialist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ealth Education Special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alth Education Specialis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Health Education Special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robation Officers and Correctional Treatment Special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obation Officers and Correctional Treatment Specialist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robation Officers and Correctional Treatment Special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robation Officers and Correctional Treatment Specialist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robation Officers and Correctional Treatment Specialist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robation Officers and Correctional Treatment Specialis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ocial and Human Service Assistan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cial and Human Service Assistan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cial and Human Service Assistan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cial and Human Service Assistan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ocial and Human Service Assistan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ocial and Human Service Assistan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ommunity Health Worker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munity Health Work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mmunity Health Work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munity Health Worke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munity Health Work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mmunity Health Work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lerg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ergy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lergy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lerg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lergy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lerg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irectors, Religious Activities and Education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irectors, Religious Activities and Education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rectors, Religious Activities and Education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irectors, Religious Activities and Education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Directors, Religious Activities and Education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irectors, Religious Activities and Education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awy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awye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Lawye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awy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awy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awy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Judicial Law Clerk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dicial Law Clerk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Judicial Law Clerk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Judicial Law Clerk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Judicial Law Clerk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Judicial Law Clerk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dministrative Law Judges, Adjudicators, and Hearing Office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ministrative Law Judges, Adjudicators, and Hearing Office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dministrative Law Judges, Adjudicators, and Hearing Office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dministrative Law Judges, Adjudicators, and Hearing Officer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dministrative Law Judges, Adjudicators, and Hearing Offic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dministrative Law Judges, Adjudicators, and Hearing Offic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rbitrators, Mediators, and Conciliato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bitrators, Mediators, and Concilia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rbitrators, Mediators, and Conciliator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rbitrators, Mediators, and Conciliator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rbitrators, Mediators, and Conciliator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rbitrators, Mediators, and Conciliato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Judges, Magistrate Judges, and Magistrate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Judges, Magistrate Judges, and Magistrate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Judges, Magistrate Judges, and Magistrate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Judges, Magistrate Judges, and Magistrate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Judges, Magistrate Judges, and Magistrate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Judges, Magistrate Judges, and Magistrate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aralegals and Legal Assistant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ralegals and Legal Assistant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aralegals and Legal Assistan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ralegals and Legal Assistan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aralegals and Legal Assistan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aralegals and Legal Assistan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Title Examiners, Abstractors, and Search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itle Examiners, Abstractors, and Search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itle Examiners, Abstractors, and Search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tle Examiners, Abstractors, and Search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itle Examiners, Abstractors, and Searcher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Title Examiners, Abstractors, and Searche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usiness Teachers, Postsecondar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siness Teachers, Postsecondary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usiness Teachers, Postsecondary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Business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usiness Teachers, Postsecondary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usiness Teachers, Postsecondary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mputer Science Teachers, Postsecondary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mputer Science Teachers, Postsecondary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mputer Science Teachers, Postsecondary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mputer Science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mputer Science Teachers, Postsecondary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Science Teachers, Postsecondary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athematical Science Teachers, Postsecondary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thematical Science Teachers, Postsecondary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athematical Science Teachers, Postsecondary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athematical Science Teachers, Postsecondary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athematical Science Teachers, Postsecondary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athematical Science Teachers, Postsecondary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rchitecture Teachers, Postsecondary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rchitecture Teachers, Postsecondary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rchitecture Teachers, Postsecondary</text:p>
          </table:table-cell>
          <table:table-cell office:value-type="string">
            <text:p>Art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rchitecture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rchitecture Teachers, Postsecondary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rchitecture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ngineering Teachers, Postsecondary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ngineering Teachers, Postsecondary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Engineering Teachers, Postsecondary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ngineering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Engineering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ngineering Teachers, Postsecondary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gricultural Sciences Teachers, Postsecondary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gricultural Sciences Teachers, Postsecondary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gricultural Sciences Teachers, Postsecondary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gricultural Sciences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gricultural Sciences Teachers, Postsecondary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gricultural Sciences Teachers, Postsecondary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logical Science Teachers, Postsecondary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Biological Science Teachers, Postsecondary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Biological Science Teachers, Postsecondary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Biological Science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iological Science Teachers, Postsecondary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iological Science Teachers, Postsecondary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orestry and Conservation Science Teachers, Postsecondary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orestry and Conservation Science Teachers, Postsecondary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Forestry and Conservation Science Teachers, Postsecondary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orestry and Conservation Science Teachers, Postsecondary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orestry and Conservation Science Teachers, Postsecondary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orestry and Conservation Science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tmospheric, Earth, Marine, and Space Sciences Teachers, Postsecondary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tmospheric, Earth, Marine, and Space Sciences Teachers, Postsecondary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tmospheric, Earth, Marine, and Space Sciences Teachers, Postsecondary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tmospheric, Earth, Marine, and Space Sciences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tmospheric, Earth, Marine, and Space Sciences Teachers, Postsecondary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tmospheric, Earth, Marine, and Space Sciences Teachers, Postsecondary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emistry Teachers, Postsecondary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hemistry Teachers, Postsecondary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hemistry Teachers, Postsecondary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hemistry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hemistry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hemistry Teachers, Postsecondary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nvironmental Science Teachers, Postsecondary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nvironmental Science Teachers, Postsecondary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nvironmental Science Teachers, Postsecondary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nvironmental Science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nvironmental Science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nvironmental Science Teachers, Postsecondary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hysics Teachers, Postsecondary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hysics Teachers, Postsecondary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hysics Teachers, Postsecondary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hysics Teachers, Postsecondary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hysics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ysics Teachers, Postsecondary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nthropology and Archeology Teachers, Postsecondary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nthropology and Archeology Teachers, Postsecondary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nthropology and Archeology Teachers, Postsecondary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nthropology and Archeology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nthropology and Archeology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nthropology and Archeology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rea, Ethnic, and Cultural Studies Teachers, Postsecondary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rea, Ethnic, and Cultural Studies Teachers, Postsecondary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rea, Ethnic, and Cultural Studies Teachers, Postsecondary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rea, Ethnic, and Cultural Studies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rea, Ethnic, and Cultural Studies Teachers, Postsecondary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rea, Ethnic, and Cultural Studies Teachers, Postsecondary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conomics Teachers, Postsecondar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conomics Teachers, Postsecondary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conomics Teachers, Postsecondary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conomics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conomics Teachers, Postsecondary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conomics Teachers, Postsecondary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Geography Teachers, Postsecondary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eography Teachers, Postsecondary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Geography Teachers, Postsecondary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eography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eography Teachers, Postsecondary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eography Teachers, Postsecondary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olitical Science Teachers, Postsecondar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litical Science Teachers, Postsecondary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olitical Science Teachers, Postsecondary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olitical Science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olitical Science Teachers, Postsecondary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olitical Science Teachers, Postsecondary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sychology Teachers, Postsecondary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sychology Teachers, Postsecondary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sychology Teachers, Postsecondary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sychology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sychology Teachers, Postsecondary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sychology Teachers, Postsecondary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ciology Teachers, Postsecondar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ciology Teachers, Postsecondary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ociology Teachers, Postsecondary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ociology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ociology Teachers, Postsecondary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ociology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ealth Specialties Teachers, Postsecondary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ealth Specialties Teachers, Postsecondary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Health Specialties Teachers, Postsecondary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Health Specialties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Health Specialties Teachers, Postsecondary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ealth Specialties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ursing Instructors and Teachers, Postsecondary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Nursing Instructors and Teachers, Postsecondary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Nursing Instructors and Teachers, Postsecondary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Nursing Instructors and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Nursing Instructors and Teachers, Postsecondary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Nursing Instructors and Teachers, Postsecondary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ducation Teachers, Postsecondary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ducation Teachers, Postsecondary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ducation Teachers, Postsecondary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ducation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ducation Teachers, Postsecondary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ducation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ibrary Science Teachers, Postsecondary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ibrary Science Teachers, Postsecondary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Library Science Teachers, Postsecondary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ibrary Science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Library Science Teachers, Postsecondary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Library Science Teachers, Postsecondary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riminal Justice and Law Enforcement Teachers, Postsecondary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riminal Justice and Law Enforcement Teachers, Postsecondary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riminal Justice and Law Enforcement Teachers, Postsecondary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riminal Justice and Law Enforcement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riminal Justice and Law Enforcement Teachers, Postsecondary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riminal Justice and Law Enforcement Teachers, Postsecondary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aw Teachers, Postsecondar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w Teachers, Postsecondary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Law Teachers, Postsecondary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aw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Law Teachers, Postsecondary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aw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ocial Work Teachers, Postsecondary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ocial Work Teachers, Postsecondary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ocial Work Teachers, Postsecondary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ocial Work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ocial Work Teachers, Postsecondary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cial Work Teachers, Postsecondary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rt, Drama, and Music Teachers, Postsecondary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rt, Drama, and Music Teachers, Postsecondary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rt, Drama, and Music Teachers, Postsecondary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rt, Drama, and Music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rt, Drama, and Music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rt, Drama, and Music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munications Teachers, Postsecondar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munications Teachers, Postsecondary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mmunications Teachers, Postsecondary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mmunications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munications Teachers, Postsecondary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mmunications Teachers, Postsecondary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nglish Language and Literature Teachers, Postsecondary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nglish Language and Literature Teachers, Postsecondary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nglish Language and Literature Teachers, Postsecondary</text:p>
          </table:table-cell>
          <table:table-cell office:value-type="string">
            <text:p>Art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English Language and Literature Teachers, Postsecondary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English Language and Literature Teachers, Postsecondary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glish Language and Literature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oreign Language and Literature Teachers, Postsecondary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reign Language and Literature Teachers, Postsecondary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oreign Language and Literature Teachers, Postsecondary</text:p>
          </table:table-cell>
          <table:table-cell office:value-type="string">
            <text:p>Art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oreign Language and Literature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reign Language and Literature Teachers, Postsecondary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oreign Language and Literature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istory Teachers, Postsecondary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istory Teachers, Postsecondary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History Teachers, Postsecondary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History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History Teachers, Postsecondary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istory Teachers, Postsecondary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hilosophy and Religion Teachers, Postsecondary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ilosophy and Religion Teachers, Postsecondary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hilosophy and Religion Teachers, Postsecondary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hilosophy and Religion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hilosophy and Religion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ilosophy and Religion Teachers, Postsecondary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amily and Consumer Sciences Teachers, Postsecondary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amily and Consumer Sciences Teachers, Postsecondary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amily and Consumer Sciences Teachers, Postsecondary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amily and Consumer Sciences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amily and Consumer Sciences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amily and Consumer Sciences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ecreation and Fitness Studies Teachers, Postsecondary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Recreation and Fitness Studies Teachers, Postsecondary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ecreation and Fitness Studies Teachers, Postsecondary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Recreation and Fitness Studies Teachers, Postsecondary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ecreation and Fitness Studies Teachers, Postsecondary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ecreation and Fitness Studies Teachers, Postsecondary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areer/Technical Education Teachers, Postsecondary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areer/Technical Education Teachers, Postsecondary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areer/Technical Education Teachers, Postsecondary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areer/Technical Education Teachers, Postsecondary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areer/Technical Education Teachers, Postsecondary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areer/Technical Education Teachers, Postsecondary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reschool Teachers, Except Special Education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reschool Teachers, Except Special Education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reschool Teachers, Except Special Education</text:p>
          </table:table-cell>
          <table:table-cell office:value-type="string">
            <text:p>Art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reschool Teachers, Except Special Education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reschool Teachers, Except Special Education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reschool Teachers, Except Special Education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Kindergarten Teachers, Except Special Education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Kindergarten Teachers, Except Special Education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Kindergarten Teachers, Except Special Education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Kindergarten Teachers, Except Special Education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Kindergarten Teachers, Except Special Education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Kindergarten Teachers, Except Special Education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lementary School Teachers, Except Special Education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ementary School Teachers, Except Special Education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lementary School Teachers, Except Special Education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lementary School Teachers, Except Special Education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mentary School Teachers, Except Special Education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lementary School Teachers, Except Special Education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iddle School Teachers, Except Special and Career/Technical Education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iddle School Teachers, Except Special and Career/Technical Education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iddle School Teachers, Except Special and Career/Technical Education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iddle School Teachers, Except Special and Career/Technical Education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iddle School Teachers, Except Special and Career/Technical Education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iddle School Teachers, Except Special and Career/Technical Education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areer/Technical Education Teachers, Middle School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areer/Technical Education Teachers, Middle School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areer/Technical Education Teachers, Middle School</text:p>
          </table:table-cell>
          <table:table-cell office:value-type="string">
            <text:p>Art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areer/Technical Education Teachers, Middle School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areer/Technical Education Teachers, Middle School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areer/Technical Education Teachers, Middle School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econdary School Teachers, Except Special and Career/Technical Education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condary School Teachers, Except Special and Career/Technical Education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econdary School Teachers, Except Special and Career/Technical Education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econdary School Teachers, Except Special and Career/Technical Education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condary School Teachers, Except Special and Career/Technical Education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econdary School Teachers, Except Special and Career/Technical Education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areer/Technical Education Teachers, Secondary School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areer/Technical Education Teachers, Secondary School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areer/Technical Education Teachers, Secondary School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areer/Technical Education Teachers, Secondary School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areer/Technical Education Teachers, Secondary School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areer/Technical Education Teachers, Secondary School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pecial Education Teachers, Preschool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ecial Education Teachers, Preschool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pecial Education Teachers, Preschool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pecial Education Teachers, Preschool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pecial Education Teachers, Preschool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pecial Education Teachers, Preschool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pecial Education Teachers, Middle School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pecial Education Teachers, Middle School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pecial Education Teachers, Middle School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pecial Education Teachers, Middle School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pecial Education Teachers, Middle School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pecial Education Teachers, Middle School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pecial Education Teachers, Secondary School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pecial Education Teachers, Secondary School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pecial Education Teachers, Secondary School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pecial Education Teachers, Secondary School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pecial Education Teachers, Secondary School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pecial Education Teachers, Secondary School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dapted Physical Education Special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dapted Physical Education Specialist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dapted Physical Education Special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dapted Physical Education Special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dapted Physical Education Special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dapted Physical Education Special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dult Basic Education, Adult Secondary Education, and English as a Second Language Instructor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dult Basic Education, Adult Secondary Education, and English as a Second Language Instructo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dult Basic Education, Adult Secondary Education, and English as a Second Language Instructor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dult Basic Education, Adult Secondary Education, and English as a Second Language Instructo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dult Basic Education, Adult Secondary Education, and English as a Second Language Instructo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dult Basic Education, Adult Secondary Education, and English as a Second Language Instructo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elf-Enrichment Teach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lf-Enrichment Teach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elf-Enrichment Teachers</text:p>
          </table:table-cell>
          <table:table-cell office:value-type="string">
            <text:p>Art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elf-Enrichment Teache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lf-Enrichment Teache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elf-Enrichment Teach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uto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uto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Tuto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utor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u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uto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rchivist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rchivi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rchiv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rchivist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rchiv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rchivist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urator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urato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urato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urato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urator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urato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useum Technicians and Conserv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useum Technicians and Conservato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useum Technicians and Conservato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useum Technicians and Conservato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useum Technicians and Conservato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useum Technicians and Conserva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ibrarians and Media Collections Specialists</text:p>
          </table:table-cell>
          <table:table-cell office:value-type="string">
            <text:p>Realistic</text:p>
          </table:table-cell>
          <table:table-cell office:value-type="float" office:value="3.83">
            <text:p>3.83</text:p>
          </table:table-cell>
        </table:table-row>
        <table:table-row>
          <table:table-cell office:value-type="string">
            <text:p>Librarians and Media Collections Specialists</text:p>
          </table:table-cell>
          <table:table-cell office:value-type="string">
            <text:p>Investigative</text:p>
          </table:table-cell>
          <table:table-cell office:value-type="float" office:value="3.17">
            <text:p>3.17</text:p>
          </table:table-cell>
        </table:table-row>
        <table:table-row>
          <table:table-cell office:value-type="string">
            <text:p>Librarians and Media Collections Special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ibrarians and Media Collections Specialist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ibrarians and Media Collections Specialist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ibrarians and Media Collections Specialists</text:p>
          </table:table-cell>
          <table:table-cell office:value-type="string">
            <text:p>Conventional</text:p>
          </table:table-cell>
          <table:table-cell office:value-type="float" office:value="6.17">
            <text:p>6.17</text:p>
          </table:table-cell>
        </table:table-row>
        <table:table-row>
          <table:table-cell office:value-type="string">
            <text:p>Library Technician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ibrary Technician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ibrary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ibrary Technician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ibrary Technician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ibrary Technician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rm and Home Management Educato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arm and Home Management Educato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arm and Home Management Educato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arm and Home Management Educato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rm and Home Management Educato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arm and Home Management Educato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structional Coordinator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Instructional Coordinato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Instructional Coordinator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Instructional Coordinator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Instructional Coordinato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Instructional Coordinato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eaching Assistants, Postsecondary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aching Assistants, Postsecondary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eaching Assistants, Postsecondary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Teaching Assistants, Postsecondary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Teaching Assistants, Postsecondary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eaching Assistants, Postsecondary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rt Directo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rt Direc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rt Directo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rt Directo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rt Director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rt Directo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raft Artis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raft Artis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raft Artist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raft Art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raft Artis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raft Artists</text:p>
          </table:table-cell>
          <table:table-cell office:value-type="string">
            <text:p>Convention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ne Artists, Including Painters, Sculptors, and Illustrato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ine Artists, Including Painters, Sculptors, and Illustra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ine Artists, Including Painters, Sculptors, and Illustrato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ne Artists, Including Painters, Sculptors, and Illustra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ne Artists, Including Painters, Sculptors, and Illustrato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ine Artists, Including Painters, Sculptors, and Illustrators</text:p>
          </table:table-cell>
          <table:table-cell office:value-type="string">
            <text:p>Convention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ecial Effects Artists and Animato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pecial Effects Artists and Animato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pecial Effects Artists and Animato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pecial Effects Artists and Anima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pecial Effects Artists and Anim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pecial Effects Artists and Animato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mmercial and Industrial Design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mmercial and Industrial Design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mercial and Industrial Designers</text:p>
          </table:table-cell>
          <table:table-cell office:value-type="string">
            <text:p>Art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mmercial and Industrial Design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mercial and Industrial Design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mmercial and Industrial Designer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ashion Design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ashion Design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ashion Designe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shion Design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ashion Designer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Fashion Designers</text:p>
          </table:table-cell>
          <table:table-cell office:value-type="string">
            <text:p>Convention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loral Design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loral Design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oral Designer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loral Design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loral Designer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loral Design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raphic Design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raphic Design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raphic Designe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raphic Design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raphic Designe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raphic Design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terior Design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Interior Design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terior Designers</text:p>
          </table:table-cell>
          <table:table-cell office:value-type="string">
            <text:p>Art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Interior Design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Interior Designe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Interior Designers</text:p>
          </table:table-cell>
          <table:table-cell office:value-type="string">
            <text:p>Convention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rchandise Displayers and Window Trimm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erchandise Displayers and Window Trimm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rchandise Displayers and Window Trimmers</text:p>
          </table:table-cell>
          <table:table-cell office:value-type="string">
            <text:p>Art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erchandise Displayers and Window Trimm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rchandise Displayers and Window Trimme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erchandise Displayers and Window Trimm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et and Exhibit Design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et and Exhibit Design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et and Exhibit Designe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t and Exhibit Design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et and Exhibit Design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et and Exhibit Design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cto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c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ctors</text:p>
          </table:table-cell>
          <table:table-cell office:value-type="string">
            <text:p>Art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cto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cto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ctor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oducers and Directo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oducers and Direc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oducers and Directors</text:p>
          </table:table-cell>
          <table:table-cell office:value-type="string">
            <text:p>Art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roducers and Directo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roducers and Directo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roducers and Directo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dia Programming Directo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dia Programming Directo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a Programming Director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dia Programming Directo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edia Programming Directo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dia Programming Directo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Talent Directo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alent Direc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alent Directors</text:p>
          </table:table-cell>
          <table:table-cell office:value-type="string">
            <text:p>Art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Talent Directo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Talent Directo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alent Direc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edia Technical Directors/Manag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edia Technical Directors/Manag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edia Technical Directors/Manage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edia Technical Directors/Manag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a Technical Directors/Mana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dia Technical Directors/Manag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thletes and Sports Competito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thletes and Sports Competito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hletes and Sports Competito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thletes and Sports Competito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thletes and Sports Competito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thletes and Sports Competito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aches and Scou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aches and Scout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aches and Scou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aches and Scou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aches and Scout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aches and Scou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Umpires, Referees, and Other Sports Official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Umpires, Referees, and Other Sports Official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Umpires, Referees, and Other Sports Official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Umpires, Referees, and Other Sports Official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mpires, Referees, and Other Sports Official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Umpires, Referees, and Other Sports Official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Danc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Danc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ance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anc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Danc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ancers</text:p>
          </table:table-cell>
          <table:table-cell office:value-type="string">
            <text:p>Convention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oreograph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horeograph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horeographe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oreographer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horeograph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horeographer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usic Directors and Composers</text:p>
          </table:table-cell>
          <table:table-cell office:value-type="string">
            <text:p>Realistic</text:p>
          </table:table-cell>
          <table:table-cell office:value-type="float" office:value="2.5">
            <text:p>2.5</text:p>
          </table:table-cell>
        </table:table-row>
        <table:table-row>
          <table:table-cell office:value-type="string">
            <text:p>Music Directors and Composers</text:p>
          </table:table-cell>
          <table:table-cell office:value-type="string">
            <text:p>Investigative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Music Directors and Composers</text:p>
          </table:table-cell>
          <table:table-cell office:value-type="string">
            <text:p>Artistic</text:p>
          </table:table-cell>
          <table:table-cell office:value-type="float" office:value="6.83">
            <text:p>6.83</text:p>
          </table:table-cell>
        </table:table-row>
        <table:table-row>
          <table:table-cell office:value-type="string">
            <text:p>Music Directors and Compos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usic Directors and Compos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usic Directors and Compos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usicians and Singers</text:p>
          </table:table-cell>
          <table:table-cell office:value-type="string">
            <text:p>Realistic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Musicians and Singers</text:p>
          </table:table-cell>
          <table:table-cell office:value-type="string">
            <text:p>Investigative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Musicians and Singers</text:p>
          </table:table-cell>
          <table:table-cell office:value-type="string">
            <text:p>Artistic</text:p>
          </table:table-cell>
          <table:table-cell office:value-type="float" office:value="6.83">
            <text:p>6.83</text:p>
          </table:table-cell>
        </table:table-row>
        <table:table-row>
          <table:table-cell office:value-type="string">
            <text:p>Musicians and Sing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usicians and Singers</text:p>
          </table:table-cell>
          <table:table-cell office:value-type="string">
            <text:p>Enterprising</text:p>
          </table:table-cell>
          <table:table-cell office:value-type="float" office:value="4.17">
            <text:p>4.17</text:p>
          </table:table-cell>
        </table:table-row>
        <table:table-row>
          <table:table-cell office:value-type="string">
            <text:p>Musicians and Singers</text:p>
          </table:table-cell>
          <table:table-cell office:value-type="string">
            <text:p>Convention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oadcast Announcers and Radio Disc Jockey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oadcast Announcers and Radio Disc Jockey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roadcast Announcers and Radio Disc Jockeys</text:p>
          </table:table-cell>
          <table:table-cell office:value-type="string">
            <text:p>Art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roadcast Announcers and Radio Disc Jockey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Broadcast Announcers and Radio Disc Jockey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Broadcast Announcers and Radio Disc Jockey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News Analysts, Reporters, and Journalists</text:p>
          </table:table-cell>
          <table:table-cell office:value-type="string">
            <text:p>Realistic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News Analysts, Reporters, and Journalist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ews Analysts, Reporters, and Journalist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News Analysts, Reporters, and Journalists</text:p>
          </table:table-cell>
          <table:table-cell office:value-type="string">
            <text:p>Social</text:p>
          </table:table-cell>
          <table:table-cell office:value-type="float" office:value="3.83">
            <text:p>3.83</text:p>
          </table:table-cell>
        </table:table-row>
        <table:table-row>
          <table:table-cell office:value-type="string">
            <text:p>News Analysts, Reporters, and Journalists</text:p>
          </table:table-cell>
          <table:table-cell office:value-type="string">
            <text:p>Enterprising</text:p>
          </table:table-cell>
          <table:table-cell office:value-type="float" office:value="4.5">
            <text:p>4.5</text:p>
          </table:table-cell>
        </table:table-row>
        <table:table-row>
          <table:table-cell office:value-type="string">
            <text:p>News Analysts, Reporters, and Journal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ublic Relations Specialist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ublic Relations Specialis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ublic Relations Specialists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ublic Relations Specialist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ublic Relations Specialis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ublic Relations Special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dito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dito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ditor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Edi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ditor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dito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echnical Writ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chnical Writ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Technical Writer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Technical Writ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chnical Writ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echnical Writ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Writers and Autho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Writers and Autho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Writers and Author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Writers and Autho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riters and Autho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Writers and Autho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oets, Lyricists and Creative Writ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oets, Lyricists and Creative Write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oets, Lyricists and Creative Writers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oets, Lyricists and Creative Writ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oets, Lyricists and Creative Write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oets, Lyricists and Creative Writ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Interpreters and Translato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terpreters and Translato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Interpreters and Translators</text:p>
          </table:table-cell>
          <table:table-cell office:value-type="string">
            <text:p>Art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Interpreters and Translator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Interpreters and Translat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Interpreters and Transla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urt Reporters and Simultaneous Caption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urt Reporters and Simultaneous Caption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urt Reporters and Simultaneous Caption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urt Reporters and Simultaneous Caption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urt Reporters and Simultaneous Caption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urt Reporters and Simultaneous Captione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udio and Video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udio and Video Technicia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udio and Video Technician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udio and Video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dio and Video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udio and Video Technician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Broadcast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roadcast Technician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roadcast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roadcast Technician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roadcast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roadcast Technician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ound Engineering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ound Engineering Technician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ound Engineering Technicians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ound Engineering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und Engineering Technician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ound Engineering Technicia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hotographe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hotograph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hotographers</text:p>
          </table:table-cell>
          <table:table-cell office:value-type="string">
            <text:p>Art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hotograph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hotograph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hotographers</text:p>
          </table:table-cell>
          <table:table-cell office:value-type="string">
            <text:p>Convention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amera Operators, Television, Video, and Film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amera Operators, Television, Video, and Film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amera Operators, Television, Video, and Film</text:p>
          </table:table-cell>
          <table:table-cell office:value-type="string">
            <text:p>Art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amera Operators, Television, Video, and Film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amera Operators, Television, Video, and Film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amera Operators, Television, Video, and Film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lm and Video Edito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ilm and Video Edito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lm and Video Editors</text:p>
          </table:table-cell>
          <table:table-cell office:value-type="string">
            <text:p>Art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ilm and Video Edito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lm and Video Edito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lm and Video Edito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hiropracto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hiropractor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hiropracto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iropractor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hiropracto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hiropracto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entists, General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Dentists, General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entists, General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entists, General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entists, General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entists, General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ral and Maxillofacial Surgeon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Oral and Maxillofacial Surgeo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Oral and Maxillofacial Surgeo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ral and Maxillofacial Surgeon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Oral and Maxillofacial Surgeon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ral and Maxillofacial Surgeon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Orthodont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Orthodont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rthodont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rthodontist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Orthodontist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Orthodontist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rosthodontist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rosthodont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rosthodont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rosthodontist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rosthodontist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osthodont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ietitians and Nutritionis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ietitians and Nutrition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Dietitians and Nutrition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ietitians and Nutritionis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Dietitians and Nutritionist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ietitians and Nutrition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ptometr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Optometrist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Optometr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ptometrist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Optometrist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Optometr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armacist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harmac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harmac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harmacist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harmac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armacis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hysician Assistan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hysician Assistan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hysician Assistan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hysician Assistan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hysician Assistan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hysician Assistan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nesthesiologist Assistan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nesthesiologist Assistant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nesthesiologist Assistan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esthesiologist Assistant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nesthesiologist Assistan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nesthesiologist Assistan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odiatr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odiatr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odiatr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odiatris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odiatr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odiatr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ccupational Therapist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ccupational Therapist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Occupational Therapist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Occupational Therap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ccupational Therap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ccupational Therap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ow Vision Therapists, Orientation and Mobility Specialists, and Vision Rehabilitation Therap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Low Vision Therapists, Orientation and Mobility Specialists, and Vision Rehabilitation Therapist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Low Vision Therapists, Orientation and Mobility Specialists, and Vision Rehabilitation Therapist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ow Vision Therapists, Orientation and Mobility Specialists, and Vision Rehabilitation Therap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w Vision Therapists, Orientation and Mobility Specialists, and Vision Rehabilitation Therap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ow Vision Therapists, Orientation and Mobility Specialists, and Vision Rehabilitation Therap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ysical Therap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hysical Therapist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hysical Therap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hysical Therap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hysical Therap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ysical Therap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Radiation Therap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Radiation Therapist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adiation Therap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diation Therapist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adiation Therap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adiation Therapist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ecreational Therapi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creational Therapist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ecreational Therapist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Recreational Therap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creational Therapist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creational Therapist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spiratory Therap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espiratory Therapist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espiratory Therap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spiratory Therapist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espiratory Therap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spiratory Therap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peech-Language Pathologist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peech-Language Pathologist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peech-Language Pathologist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peech-Language Pathologist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peech-Language Patholog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peech-Language Pathologist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xercise Physiolog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xercise Physiologi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xercise Physiologist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xercise Physiologis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Exercise Physiologist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xercise Physiolog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rt Therap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rt Therapist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rt Therapists</text:p>
          </table:table-cell>
          <table:table-cell office:value-type="string">
            <text:p>Art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rt Therap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rt Therap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rt Therap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usic Therap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usic Therapist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usic Therapist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usic Therapis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usic Therap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usic Therap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Veterinarian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Veterinarian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Veterinar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Veterinarian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Veterinar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Veterinarian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egistered Nurse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egistered Nurse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egistered Nurse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gistered Nurs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gistered Nurse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egistered Nurse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cute Care Nurse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cute Care Nurse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cute Care Nurse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cute Care Nurs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cute Care Nurse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cute Care Nurse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dvanced Practice Psychiatric Nurse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dvanced Practice Psychiatric Nurse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dvanced Practice Psychiatric Nurse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dvanced Practice Psychiatric Nurse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dvanced Practice Psychiatric Nurse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dvanced Practice Psychiatric Nurse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ritical Care Nurse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ritical Care Nurse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ritical Care Nurse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ritical Care Nurse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ritical Care Nurse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ritical Care Nurse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linical Nurse Specialist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linical Nurse Specialist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linical Nurse Special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inical Nurse Specialist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linical Nurse Specialist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linical Nurse Speciali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Nurse Anesthet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Nurse Anesthet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Nurse Anesthet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urse Anesthetist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Nurse Anesthetist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urse Anesthet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urse Midwive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Nurse Midwive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urse Midwive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Nurse Midwiv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Nurse Midwive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Nurse Midwives</text:p>
          </table:table-cell>
          <table:table-cell office:value-type="string">
            <text:p>Convention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urse Practition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Nurse Practition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Nurse Practition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urse Practitioner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Nurse Practition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Nurse Practition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udiologist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udiolog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udiolog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udiologis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udiolog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udiolog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nesthesiolog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nesthesiologis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nesthesiolog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nesthesiologist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nesthesiolog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nesthesiolog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ermatolog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Dermat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ermatolog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ermatologis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Dermatolog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ermatologist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amily Medicine Physician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amily Medicine Physician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amily Medicine Physic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mily Medicine Physician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Family Medicine Physician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amily Medicine Physician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eneral Internal Medicine Physician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eneral Internal Medicine Physician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General Internal Medicine Physic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eneral Internal Medicine Physician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General Internal Medicine Physician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General Internal Medicine Physician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eurolog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Neur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Neurolog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Neurologist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Neurolog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Neurolog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bstetricians and Gynecolog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Obstetricians and Gynec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bstetricians and Gynecolog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bstetricians and Gynecologis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Obstetricians and Gynecologist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bstetricians and Gynecolog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ediatricians, General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ediatricians, General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ediatricians, General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ediatricians, General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ediatricians, General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ediatricians, General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hysicians, Patholog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hysicians, Patholog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hysicians, Patholog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hysicians, Pathologist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hysicians, Pathologists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ysicians, Patholog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sychiatrist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sychiatr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sychiatrist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sychiatrist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sychiatr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sychiatr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adiologist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Radiolog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adiolog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adiologist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Radiologists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diolog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llergists and Immunologis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llergists and Immun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llergists and Immunologist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llergists and Immunologist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llergists and Immunologist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llergists and Immunologist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ospitalist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Hospitalist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Hospital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ospitalis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Hospital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ospitalist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Urologis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Ur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Urolog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Urologist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Urolog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Urologist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hysical Medicine and Rehabilitation Physician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hysical Medicine and Rehabilitation Physician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hysical Medicine and Rehabilitation Physician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hysical Medicine and Rehabilitation Physician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hysical Medicine and Rehabilitation Phys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hysical Medicine and Rehabilitation Physician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reventive Medicine Physician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reventive Medicine Physician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reventive Medicine Physician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reventive Medicine Physician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reventive Medicine Phys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reventive Medicine Physician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ports Medicine Physician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ports Medicine Physician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ports Medicine Physician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ports Medicine Physician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ports Medicine Physician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ports Medicine Physician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phthalmologists, Except Pediatric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Ophthalmologists, Except Pediatric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phthalmologists, Except Pediatric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phthalmologists, Except Pediatric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Ophthalmologists, Except Pediatric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Ophthalmologists, Except Pediatric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cupunctur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cupuncturist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cupunctur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cupuncturis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cupunctur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cupuncturist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ental Hygienis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Dental Hygienis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ental Hygien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ntal Hygienis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Dental Hygien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ental Hygien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Naturopathic Physician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Naturopathic Physician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Naturopathic Physician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aturopathic Physician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Naturopathic Phys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aturopathic Physician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rthopt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Orthopti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Orthopt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rthoptist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Orthopt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Orthoptist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and Clinical Laboratory Technologis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edical and Clinical Laboratory Technologists</text:p>
          </table:table-cell>
          <table:table-cell office:value-type="string">
            <text:p>Investigative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dical and Clinical Laboratory Technolog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and Clinical Laboratory Technologis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edical and Clinical Laboratory Technolog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edical and Clinical Laboratory Technologis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ytogenetic Technologis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ytogenetic Technologi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ytogenetic Technolog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ytogenetic Technologi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ytogenetic Technolog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ytogenetic Technologi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ytotechnolog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ytotechnologists</text:p>
          </table:table-cell>
          <table:table-cell office:value-type="string">
            <text:p>Investigative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ytotechnolog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ytotechnolog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ytotechnolog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ytotechnolog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dical and Clinical Laboratory Technician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edical and Clinical Laboratory Technician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edical and Clinical Laboratory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and Clinical Laboratory Technician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edical and Clinical Laboratory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and Clinical Laboratory Technician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ardiovascular Technologists and Technician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ardiovascular Technologists and Technician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ardiovascular Technologists and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ardiovascular Technologists and Technician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ardiovascular Technologists and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ardiovascular Technologists and Technicia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Diagnostic Medical Sonograph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Diagnostic Medical Sonograph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Diagnostic Medical Sonograph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iagnostic Medical Sonographer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Diagnostic Medical Sonograph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iagnostic Medical Sonograph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Nuclear Medicine Technologist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Nuclear Medicine Technologi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Nuclear Medicine Technolog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uclear Medicine Technologist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uclear Medicine Technolog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uclear Medicine Technolog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adiologic Technologists and Technicians</text:p>
          </table:table-cell>
          <table:table-cell office:value-type="string">
            <text:p>Realistic</text:p>
          </table:table-cell>
          <table:table-cell office:value-type="float" office:value="6.5">
            <text:p>6.5</text:p>
          </table:table-cell>
        </table:table-row>
        <table:table-row>
          <table:table-cell office:value-type="string">
            <text:p>Radiologic Technologists and Technician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adiologic Technologists and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adiologic Technologists and Technician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adiologic Technologists and Technician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Radiologic Technologists and Technicians</text:p>
          </table:table-cell>
          <table:table-cell office:value-type="string">
            <text:p>Conventional</text:p>
          </table:table-cell>
          <table:table-cell office:value-type="float" office:value="3.5">
            <text:p>3.5</text:p>
          </table:table-cell>
        </table:table-row>
        <table:table-row>
          <table:table-cell office:value-type="string">
            <text:p>Magnetic Resonance Imaging Technolog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agnetic Resonance Imaging Technologis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agnetic Resonance Imaging Technolog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agnetic Resonance Imaging Technologist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gnetic Resonance Imaging Technolog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gnetic Resonance Imaging Technologi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Dietetic Technician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ietetic Technician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Dietetic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ietetic Technician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Dietetic Technician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ietetic Technician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harmacy Technician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harmacy Technician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harmacy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armacy Technician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harmacy Technician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armacy Technician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sychiatric Technician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sychiatric Technician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sychiatric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sychiatric Technician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sychiatric Technician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sychiatric Technician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urgical Technologist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urgical Technologist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urgical Technolog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rgical Technologist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urgical Technolog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urgical Technologist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Veterinary Technologists and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Veterinary Technologists and Technician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Veterinary Technologists and Technicia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Veterinary Technologists and Technician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Veterinary Technologists and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Veterinary Technologists and Technicia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phthalmic Medical Technician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phthalmic Medical Technician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Ophthalmic Medical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Ophthalmic Medical Technician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Ophthalmic Medical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Ophthalmic Medical Technician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icensed Practical and Licensed Vocational Nurse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icensed Practical and Licensed Vocational Nurse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icensed Practical and Licensed Vocational Nurse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icensed Practical and Licensed Vocational Nurs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icensed Practical and Licensed Vocational Nurse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icensed Practical and Licensed Vocational Nurse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pticians, Dispensing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Opticians, Dispensing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pticians, Dispensing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pticians, Dispensing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Opticians, Dispensing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Opticians, Dispensing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Orthotists and Prosthet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Orthotists and Prosthetist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Orthotists and Prosthet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Orthotists and Prosthetis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rthotists and Prosthet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rthotists and Prosthet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aring Aid Special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Hearing Aid Specialist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Hearing Aid Special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earing Aid Specialist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Hearing Aid Specialist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earing Aid Specialis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eurodiagnostic Technologist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Neurodiagnostic Technologist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Neurodiagnostic Technolog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eurodiagnostic Technologist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Neurodiagnostic Technolog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eurodiagnostic Technologis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phthalmic Medical Technolog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Ophthalmic Medical Technologist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Ophthalmic Medical Technolog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Ophthalmic Medical Technologist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Ophthalmic Medical Technologist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phthalmic Medical Technologi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atient Representative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tient Representative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atient Representative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tient Representative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atient Representative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atient Representative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thletic Traine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thletic Train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thletic Train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thletic Trainer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thletic Train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thletic Trainer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enetic Counselor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netic Counselor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Genetic Counselo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Genetic Counselor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Genetic Counselo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Genetic Counselo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urgical Assistan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urgical Assistan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urgical Assist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urgical Assistant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urgical Assistan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urgical Assistan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idwive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idwive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idwive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idwiv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idwive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idwives</text:p>
          </table:table-cell>
          <table:table-cell office:value-type="string">
            <text:p>Convention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ome Health Aide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Home Health Aide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ome Health Aide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ome Health Aid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ome Health Aide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ome Health Aide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ersonal Care Aide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ersonal Care Aide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ersonal Care Aide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ersonal Care Aid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ersonal Care Aide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ersonal Care Aide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Nursing Assistan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Nursing Assistant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ursing Assist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ursing Assistant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Nursing Assistan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ursing Assistan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Orderlie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Orderlie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rderlie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rderlie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Orderlie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Orderlie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sychiatric Aide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sychiatric Aide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sychiatric Aide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sychiatric Aid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sychiatric Aide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sychiatric Aide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Occupational Therapy Assistan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Occupational Therapy Assistan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Occupational Therapy Assistant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ccupational Therapy Assistant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ccupational Therapy Assistan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ccupational Therapy Assistan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Occupational Therapy Aide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Occupational Therapy Aide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ccupational Therapy Aide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ccupational Therapy Aid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ccupational Therapy Aide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ccupational Therapy Aide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hysical Therapist Assistant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hysical Therapist Assistant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hysical Therapist Assistan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hysical Therapist Assistant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hysical Therapist Assistan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hysical Therapist Assistan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ysical Therapist Aide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hysical Therapist Aide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hysical Therapist Aide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hysical Therapist Aide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hysical Therapist Aide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hysical Therapist Aide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assage Therapis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assage Therapist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ssage Therap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assage Therapis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assage Therapis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ssage Therapis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ental Assistan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Dental Assistan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Dental Assist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ental Assistant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Dental Assistan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ental Assistant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edical Assistan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dical Assistan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edical Assist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dical Assistan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edical Assistan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dical Assistan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edical Equipment Prepar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edical Equipment Prepar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edical Equipment Prepa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dical Equipment Prepar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edical Equipment Prepar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edical Equipment Prepar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edical Transcriptionist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edical Transcriptionis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dical Transcription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dical Transcriptionist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edical Transcription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edical Transcriptionis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harmacy Aide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harmacy Aide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armacy Aide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armacy Aide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harmacy Aide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harmacy Aide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Veterinary Assistants and Laboratory Animal Careta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Veterinary Assistants and Laboratory Animal Caretak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Veterinary Assistants and Laboratory Animal Caretak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Veterinary Assistants and Laboratory Animal Caretak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Veterinary Assistants and Laboratory Animal Caretak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Veterinary Assistants and Laboratory Animal Caretak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lebotomist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hlebotomist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hlebotom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lebotomist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hlebotomist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hlebotomis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peech-Language Pathology Assistant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peech-Language Pathology Assistan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peech-Language Pathology Assistan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peech-Language Pathology Assistan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Speech-Language Pathology Assistan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peech-Language Pathology Assistan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Endoscopy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Endoscopy Technician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ndoscopy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doscopy Technician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ndoscopy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ndoscopy Technician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irst-Line Supervisors of Correctional Office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Correctional Offic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rst-Line Supervisors of Correctional Offic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rst-Line Supervisors of Correctional Officer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irst-Line Supervisors of Correctional Offic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Correctional Offic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irst-Line Supervisors of Police and Detective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rst-Line Supervisors of Police and Detective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Police and Detective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rst-Line Supervisors of Police and Detective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Police and Detective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Police and Detective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irst-Line Supervisors of Firefighting and Prevention Work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irst-Line Supervisors of Firefighting and Prevention Workers</text:p>
          </table:table-cell>
          <table:table-cell office:value-type="string">
            <text:p>Investigative</text:p>
          </table:table-cell>
          <table:table-cell office:value-type="float" office:value="2.83">
            <text:p>2.83</text:p>
          </table:table-cell>
        </table:table-row>
        <table:table-row>
          <table:table-cell office:value-type="string">
            <text:p>First-Line Supervisors of Firefighting and Prevention Workers</text:p>
          </table:table-cell>
          <table:table-cell office:value-type="string">
            <text:p>Artistic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First-Line Supervisors of Firefighting and Prevention Worker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irst-Line Supervisors of Firefighting and Prevention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Firefighting and Prevention Workers</text:p>
          </table:table-cell>
          <table:table-cell office:value-type="string">
            <text:p>Conventional</text:p>
          </table:table-cell>
          <table:table-cell office:value-type="float" office:value="3.5">
            <text:p>3.5</text:p>
          </table:table-cell>
        </table:table-row>
        <table:table-row>
          <table:table-cell office:value-type="string">
            <text:p>Firefigh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efight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irefighters</text:p>
          </table:table-cell>
          <table:table-cell office:value-type="string">
            <text:p>Artistic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Firefighters</text:p>
          </table:table-cell>
          <table:table-cell office:value-type="string">
            <text:p>Social</text:p>
          </table:table-cell>
          <table:table-cell office:value-type="float" office:value="4.83">
            <text:p>4.83</text:p>
          </table:table-cell>
        </table:table-row>
        <table:table-row>
          <table:table-cell office:value-type="string">
            <text:p>Firefight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irefighters</text:p>
          </table:table-cell>
          <table:table-cell office:value-type="string">
            <text:p>Conventional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Fire Inspectors and Investigato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Fire Inspectors and Investigato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e Inspectors and Investiga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re Inspectors and Investigators</text:p>
          </table:table-cell>
          <table:table-cell office:value-type="string">
            <text:p>Social</text:p>
          </table:table-cell>
          <table:table-cell office:value-type="float" office:value="3.5">
            <text:p>3.5</text:p>
          </table:table-cell>
        </table:table-row>
        <table:table-row>
          <table:table-cell office:value-type="string">
            <text:p>Fire Inspectors and Investigato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re Inspectors and Investigators</text:p>
          </table:table-cell>
          <table:table-cell office:value-type="string">
            <text:p>Conventional</text:p>
          </table:table-cell>
          <table:table-cell office:value-type="float" office:value="5.5">
            <text:p>5.5</text:p>
          </table:table-cell>
        </table:table-row>
        <table:table-row>
          <table:table-cell office:value-type="string">
            <text:p>Forest Fire Inspectors and Prevention Specialist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orest Fire Inspectors and Prevention Specialis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orest Fire Inspectors and Prevention Special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rest Fire Inspectors and Prevention Speciali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orest Fire Inspectors and Prevention Specialist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orest Fire Inspectors and Prevention Specialis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ailiff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Bailiff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ailiff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iliff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Bailiff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Bailiff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rrectional Officers and Jail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rrectional Officers and Jail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rrectional Officers and Jai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rrectional Officers and Jail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rrectional Officers and Jailer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orrectional Officers and Jail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Detectives and Criminal Investigato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Detectives and Criminal Investigators</text:p>
          </table:table-cell>
          <table:table-cell office:value-type="string">
            <text:p>Investigative</text:p>
          </table:table-cell>
          <table:table-cell office:value-type="float" office:value="5.5">
            <text:p>5.5</text:p>
          </table:table-cell>
        </table:table-row>
        <table:table-row>
          <table:table-cell office:value-type="string">
            <text:p>Detectives and Criminal Investiga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etectives and Criminal Investigato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etectives and Criminal Investigators</text:p>
          </table:table-cell>
          <table:table-cell office:value-type="string">
            <text:p>Enterprising</text:p>
          </table:table-cell>
          <table:table-cell office:value-type="float" office:value="6.17">
            <text:p>6.17</text:p>
          </table:table-cell>
        </table:table-row>
        <table:table-row>
          <table:table-cell office:value-type="string">
            <text:p>Detectives and Criminal Investiga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olice Identification and Records Offic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olice Identification and Records Offic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olice Identification and Records Offic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olice Identification and Records Offic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olice Identification and Records Offic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olice Identification and Records Office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Intelligence Analyst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Intelligence Analysts</text:p>
          </table:table-cell>
          <table:table-cell office:value-type="string">
            <text:p>Investigative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Intelligence Analy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telligence Analy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telligence Analyst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Intelligence Analys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sh and Game Warde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sh and Game Warde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ish and Game Warde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sh and Game Warden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sh and Game Warde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sh and Game Warden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arking Enforcement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rking Enforcement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arking Enforcement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rking Enforcement Work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arking Enforcement Work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arking Enforcement Work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olice and Sheriff's Patrol Officers</text:p>
          </table:table-cell>
          <table:table-cell office:value-type="string">
            <text:p>Realistic</text:p>
          </table:table-cell>
          <table:table-cell office:value-type="float" office:value="5.83">
            <text:p>5.83</text:p>
          </table:table-cell>
        </table:table-row>
        <table:table-row>
          <table:table-cell office:value-type="string">
            <text:p>Police and Sheriff's Patrol Offic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olice and Sheriff's Patrol Officers</text:p>
          </table:table-cell>
          <table:table-cell office:value-type="string">
            <text:p>Artistic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Police and Sheriff's Patrol Officer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olice and Sheriff's Patrol Officer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olice and Sheriff's Patrol Offic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ustoms and Border Protection Office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ustoms and Border Protection Offic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ustoms and Border Protection Offic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ustoms and Border Protection Offic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ustoms and Border Protection Office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ustoms and Border Protection Office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Transit and Railroad Police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ransit and Railroad Police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ansit and Railroad Police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ansit and Railroad Police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ransit and Railroad Police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ransit and Railroad Police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nimal Control Wor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nimal Control Work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nimal Control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nimal Control Worker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nimal Control Work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nimal Control Work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rivate Detectives and Investigato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rivate Detectives and Investigato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rivate Detectives and Investiga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ivate Detectives and Investigato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rivate Detectives and Investigato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rivate Detectives and Investigato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Gambling Surveillance Officers and Gambling Investigato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Gambling Surveillance Officers and Gambling Investigato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ambling Surveillance Officers and Gambling Investiga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ambling Surveillance Officers and Gambling Investigato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ambling Surveillance Officers and Gambling Investigato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ambling Surveillance Officers and Gambling Investigato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ecurity Guard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curity Guard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ecurity Guard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curity Guard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ecurity Guard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ecurity Guard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rossing Guards and Flagg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rossing Guards and Flagg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rossing Guards and Flag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rossing Guards and Flagger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rossing Guards and Flagge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rossing Guards and Flagg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Lifeguards, Ski Patrol, and Other Recreational Protective Service Work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Lifeguards, Ski Patrol, and Other Recreational Protective Service Work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ifeguards, Ski Patrol, and Other Recreational Protective Service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feguards, Ski Patrol, and Other Recreational Protective Service Worker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Lifeguards, Ski Patrol, and Other Recreational Protective Service Work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ifeguards, Ski Patrol, and Other Recreational Protective Service Work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ansportation Security Screen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Transportation Security Screen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ransportation Security Screen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ansportation Security Screen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ansportation Security Screener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Transportation Security Screen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etail Loss Prevention Specialist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tail Loss Prevention Specialis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tail Loss Prevention Specialis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tail Loss Prevention Specialist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tail Loss Prevention Specialist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Retail Loss Prevention Specialist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hefs and Head Cook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hefs and Head Cook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hefs and Head Cook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hefs and Head Cook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hefs and Head Cook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efs and Head Cook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irst-Line Supervisors of Food Preparation and Serving Work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irst-Line Supervisors of Food Preparation and Serving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rst-Line Supervisors of Food Preparation and Serving Wor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rst-Line Supervisors of Food Preparation and Serving Worker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rst-Line Supervisors of Food Preparation and Serving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Food Preparation and Serving Work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oks, Fast Food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oks, Fast Food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oks, Fast Food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oks, Fast Food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oks, Fast Food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oks, Fast Food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oks, Institution and Cafeteria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oks, Institution and Cafeteria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oks, Institution and Cafeteria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oks, Institution and Cafeteria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oks, Institution and Cafeteria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oks, Institution and Cafeteria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oks, Private Household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oks, Private Household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oks, Private Household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ooks, Private Household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oks, Private Household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oks, Private Household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oks, Restaurant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oks, Restaurant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oks, Restaurant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oks, Restaurant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oks, Restaurant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oks, Restaurant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oks, Short Order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oks, Short Order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oks, Short Order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oks, Short Order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oks, Short Order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oks, Short Order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ood Preparation Wor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ood Preparation Work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od Preparation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od Preparation Work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ood Preparation Work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ood Preparation Work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Bartend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artend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artend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artender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Bartender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artend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ast Food and Counter Work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ast Food and Counter Wor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st Food and Counter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ast Food and Counter Work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ast Food and Counter Workers</text:p>
          </table:table-cell>
          <table:table-cell office:value-type="string">
            <text:p>Enterprising</text:p>
          </table:table-cell>
          <table:table-cell office:value-type="float" office:value="3.83">
            <text:p>3.83</text:p>
          </table:table-cell>
        </table:table-row>
        <table:table-row>
          <table:table-cell office:value-type="string">
            <text:p>Fast Food and Counter Work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arista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Barista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rista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Barista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Barista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Barista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Waiters and Waitresse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aiters and Waitresse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iters and Waitresse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aiters and Waitresse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Waiters and Waitresse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Waiters and Waitresse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ood Servers, Nonrestaurant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ood Servers, Nonrestaurant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od Servers, Nonrestaurant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od Servers, Nonrestaurant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ood Servers, Nonrestaurant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ood Servers, Nonrestaurant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ining Room and Cafeteria Attendants and Bartender Help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ining Room and Cafeteria Attendants and Bartender Help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ining Room and Cafeteria Attendants and Bartender Help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ning Room and Cafeteria Attendants and Bartender Helper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Dining Room and Cafeteria Attendants and Bartender Help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ining Room and Cafeteria Attendants and Bartender Help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Dishwash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ishwash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ishwash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shwash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ishwash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ishwash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Hosts and Hostesses, Restaurant, Lounge, and Coffee Shop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osts and Hostesses, Restaurant, Lounge, and Coffee Shop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sts and Hostesses, Restaurant, Lounge, and Coffee Shop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osts and Hostesses, Restaurant, Lounge, and Coffee Shop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Hosts and Hostesses, Restaurant, Lounge, and Coffee Shop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Hosts and Hostesses, Restaurant, Lounge, and Coffee Shop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irst-Line Supervisors of Housekeeping and Janitorial Work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irst-Line Supervisors of Housekeeping and Janitorial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rst-Line Supervisors of Housekeeping and Janitorial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rst-Line Supervisors of Housekeeping and Janitorial Work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irst-Line Supervisors of Housekeeping and Janitorial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Housekeeping and Janitorial Work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irst-Line Supervisors of Landscaping, Lawn Service, and Groundskeeping Work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irst-Line Supervisors of Landscaping, Lawn Service, and Groundskeeping Work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rst-Line Supervisors of Landscaping, Lawn Service, and Groundskeeping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rst-Line Supervisors of Landscaping, Lawn Service, and Groundskeeping Work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irst-Line Supervisors of Landscaping, Lawn Service, and Groundskeeping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Landscaping, Lawn Service, and Groundskeeping Work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Janitors and Cleaners, Except Maids and Housekeeping Clean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Janitors and Cleaners, Except Maids and Housekeeping Clean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anitors and Cleaners, Except Maids and Housekeeping Clean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anitors and Cleaners, Except Maids and Housekeeping Clean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Janitors and Cleaners, Except Maids and Housekeeping Clean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Janitors and Cleaners, Except Maids and Housekeeping Clean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ids and Housekeeping Clean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aids and Housekeeping Clean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ids and Housekeeping Clean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ids and Housekeeping Clean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aids and Housekeeping Clean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ids and Housekeeping Clean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est Control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est Control Work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est Control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est Control Work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est Control Work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est Control Work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andscaping and Groundskeeping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andscaping and Groundskeeping Work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andscaping and Groundskeeping Worke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andscaping and Groundskeeping Work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andscaping and Groundskeeping Work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andscaping and Groundskeeping Work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esticide Handlers, Sprayers, and Applicators, Vegetation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esticide Handlers, Sprayers, and Applicators, Vegetation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esticide Handlers, Sprayers, and Applicators, Vegetation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sticide Handlers, Sprayers, and Applicators, Vegetation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sticide Handlers, Sprayers, and Applicators, Vegetation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esticide Handlers, Sprayers, and Applicators, Vegetation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ree Trimmers and Prun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ree Trimmers and Prun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ee Trimmers and Prun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ee Trimmers and Prun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ee Trimmers and Prun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ree Trimmers and Prun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Gambling Services Workers</text:p>
          </table:table-cell>
          <table:table-cell office:value-type="string">
            <text:p>Realistic</text:p>
          </table:table-cell>
          <table:table-cell office:value-type="float" office:value="4.83">
            <text:p>4.83</text:p>
          </table:table-cell>
        </table:table-row>
        <table:table-row>
          <table:table-cell office:value-type="string">
            <text:p>First-Line Supervisors of Gambling Services Workers</text:p>
          </table:table-cell>
          <table:table-cell office:value-type="string">
            <text:p>Investigative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First-Line Supervisors of Gambling Services Workers</text:p>
          </table:table-cell>
          <table:table-cell office:value-type="string">
            <text:p>Artistic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First-Line Supervisors of Gambling Services Workers</text:p>
          </table:table-cell>
          <table:table-cell office:value-type="string">
            <text:p>Social</text:p>
          </table:table-cell>
          <table:table-cell office:value-type="float" office:value="3.17">
            <text:p>3.17</text:p>
          </table:table-cell>
        </table:table-row>
        <table:table-row>
          <table:table-cell office:value-type="string">
            <text:p>First-Line Supervisors of Gambling Services Workers</text:p>
          </table:table-cell>
          <table:table-cell office:value-type="string">
            <text:p>Enterprising</text:p>
          </table:table-cell>
          <table:table-cell office:value-type="float" office:value="5.83">
            <text:p>5.83</text:p>
          </table:table-cell>
        </table:table-row>
        <table:table-row>
          <table:table-cell office:value-type="string">
            <text:p>First-Line Supervisors of Gambling Services Work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irst-Line Supervisors of Personal Service Worker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Personal Service Wor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rst-Line Supervisors of Personal Service Work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Personal Service Worker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Personal Service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Personal Service Work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nimal Train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nimal Train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nimal Train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nimal Trainer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nimal Train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nimal Train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nimal Careta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nimal Caretak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nimal Careta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imal Caretak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nimal Caretak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nimal Caretak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Gambling Deal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Gambling Deal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ambling Dea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mbling Deal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Gambling Deale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Gambling Deale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ambling and Sports Book Writers and Runn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ambling and Sports Book Writers and Runn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mbling and Sports Book Writers and Runn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ambling and Sports Book Writers and Runn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Gambling and Sports Book Writers and Runne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Gambling and Sports Book Writers and Runn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otion Picture Projectionist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otion Picture Projectionis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otion Picture Projectionis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otion Picture Projection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tion Picture Projection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otion Picture Projectionist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Ushers, Lobby Attendants, and Ticket Tak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Ushers, Lobby Attendants, and Ticket Ta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shers, Lobby Attendants, and Ticket Ta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Ushers, Lobby Attendants, and Ticket Takers</text:p>
          </table:table-cell>
          <table:table-cell office:value-type="string">
            <text:p>Soci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Ushers, Lobby Attendants, and Ticket Tak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Ushers, Lobby Attendants, and Ticket Tak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musement and Recreation Attendan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musement and Recreation Attendan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usement and Recreation Attend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musement and Recreation Attendant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musement and Recreation Attendant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musement and Recreation Attendan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stume Attendan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stume Attendan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stume Attendant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stume Attendant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stume Attendan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stume Attendant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Locker Room, Coatroom, and Dressing Room Attendan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cker Room, Coatroom, and Dressing Room Attendan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cker Room, Coatroom, and Dressing Room Attend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ocker Room, Coatroom, and Dressing Room Attendan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Locker Room, Coatroom, and Dressing Room Attendan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Locker Room, Coatroom, and Dressing Room Attendan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mbalm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Embalm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mbalm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mbalm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mbalm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mbalm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uneral Attendan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uneral Attendan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neral Attendan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uneral Attendant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uneral Attendan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uneral Attendant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orticians, Undertakers, and Funeral Arrang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orticians, Undertakers, and Funeral Arrang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rticians, Undertakers, and Funeral Arrang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orticians, Undertakers, and Funeral Arranger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orticians, Undertakers, and Funeral Arrang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rticians, Undertakers, and Funeral Arrang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arb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Barb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arb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arb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Barbe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arb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Hairdressers, Hairstylists, and Cosmetologist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Hairdressers, Hairstylists, and Cosmetologist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airdressers, Hairstylists, and Cosmetologist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Hairdressers, Hairstylists, and Cosmetologist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Hairdressers, Hairstylists, and Cosmetologist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Hairdressers, Hairstylists, and Cosmetolog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akeup Artists, Theatrical and Performance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akeup Artists, Theatrical and Performance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akeup Artists, Theatrical and Performance</text:p>
          </table:table-cell>
          <table:table-cell office:value-type="string">
            <text:p>Art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keup Artists, Theatrical and Performance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akeup Artists, Theatrical and Performance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akeup Artists, Theatrical and Performance</text:p>
          </table:table-cell>
          <table:table-cell office:value-type="string">
            <text:p>Convention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nicurists and Pedicurist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anicurists and Pedicuris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nicurists and Pedicuris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nicurists and Pedicurist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anicurists and Pedicurist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anicurists and Pedicuris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hampoo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hampoo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ampoo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ampooer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hampooe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hampoo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kincare Specialis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kincare Specialis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incare Specialist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kincare Specialist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kincare Specialist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kincare Specialist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aggage Porters and Bellhop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aggage Porters and Bellhop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ggage Porters and Bellhop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ggage Porters and Bellhop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Baggage Porters and Bellhop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aggage Porters and Bellhop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ncierge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ncierge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cierge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ncierge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ncierge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ncierge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Tour Guides and Escor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our Guides and Escort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our Guides and Escor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our Guides and Escort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our Guides and Escort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our Guides and Escorts</text:p>
          </table:table-cell>
          <table:table-cell office:value-type="string">
            <text:p>Convention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vel Guide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ravel Guide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ravel Guide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avel Guide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ravel Guide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Travel Guide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hildcare Work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hildcare Work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hildcare Workers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hildcare Worke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ildcare Work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hildcare Work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Nannie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Nannie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Nannie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annie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Nannie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Nannie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xercise Trainers and Group Fitness Instructor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xercise Trainers and Group Fitness Instructo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xercise Trainers and Group Fitness Instructo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xercise Trainers and Group Fitness Instructors</text:p>
          </table:table-cell>
          <table:table-cell office:value-type="string">
            <text:p>Soci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xercise Trainers and Group Fitness Instructo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xercise Trainers and Group Fitness Instructors</text:p>
          </table:table-cell>
          <table:table-cell office:value-type="string">
            <text:p>Convention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creation Worke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ecreation Wor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creation Worker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ecreation Workers</text:p>
          </table:table-cell>
          <table:table-cell office:value-type="string">
            <text:p>Soci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Recreation Worker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ecreation Work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sidential Advisor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sidential Advis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sidential Adviso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esidential Advisors</text:p>
          </table:table-cell>
          <table:table-cell office:value-type="string">
            <text:p>Soci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esidential Advisor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Residential Adviso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Retail Sales Work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irst-Line Supervisors of Retail Sales Wor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rst-Line Supervisors of Retail Sales Wor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rst-Line Supervisors of Retail Sales Work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irst-Line Supervisors of Retail Sales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Retail Sales Work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irst-Line Supervisors of Non-Retail Sales Worker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Non-Retail Sales Work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rst-Line Supervisors of Non-Retail Sales Wor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rst-Line Supervisors of Non-Retail Sales Work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irst-Line Supervisors of Non-Retail Sales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Non-Retail Sales Work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ashi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ashi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shi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ashi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ashier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ashi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Gambling Change Persons and Booth Cashie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Gambling Change Persons and Booth Cashi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mbling Change Persons and Booth Cashi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mbling Change Persons and Booth Cashi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ambling Change Persons and Booth Cashi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Gambling Change Persons and Booth Cashi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unter and Rental Clerk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unter and Rental Clerk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unter and Rental Clerk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unter and Rental Clerk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unter and Rental Clerk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ounter and Rental Clerk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arts Salesperson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arts Salesperson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arts Salesperso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rts Salesperson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arts Salesperson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arts Salesperson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Retail Salesperson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etail Salesperson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tail Salesperso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tail Salesperson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tail Salesperson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tail Salesperso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dvertising Sales Agent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vertising Sales Agen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dvertising Sales Agent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dvertising Sales Agen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dvertising Sales Agen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dvertising Sales Agen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Insurance Sales Agen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surance Sales Agent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surance Sales Age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surance Sales Agent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Insurance Sales Agen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Insurance Sales Agen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ecurities, Commodities, and Financial Services Sales Agents</text:p>
          </table:table-cell>
          <table:table-cell office:value-type="string">
            <text:p>Realistic</text:p>
          </table:table-cell>
          <table:table-cell office:value-type="float" office:value="1.42">
            <text:p>1.42</text:p>
          </table:table-cell>
        </table:table-row>
        <table:table-row>
          <table:table-cell office:value-type="string">
            <text:p>Securities, Commodities, and Financial Services Sales Agents</text:p>
          </table:table-cell>
          <table:table-cell office:value-type="string">
            <text:p>Investigative</text:p>
          </table:table-cell>
          <table:table-cell office:value-type="float" office:value="1.83">
            <text:p>1.83</text:p>
          </table:table-cell>
        </table:table-row>
        <table:table-row>
          <table:table-cell office:value-type="string">
            <text:p>Securities, Commodities, and Financial Services Sales Agents</text:p>
          </table:table-cell>
          <table:table-cell office:value-type="string">
            <text:p>Artistic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Securities, Commodities, and Financial Services Sales Agent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ecurities, Commodities, and Financial Services Sales Agents</text:p>
          </table:table-cell>
          <table:table-cell office:value-type="string">
            <text:p>Enterprising</text:p>
          </table:table-cell>
          <table:table-cell office:value-type="float" office:value="6.92">
            <text:p>6.92</text:p>
          </table:table-cell>
        </table:table-row>
        <table:table-row>
          <table:table-cell office:value-type="string">
            <text:p>Securities, Commodities, and Financial Services Sales Agents</text:p>
          </table:table-cell>
          <table:table-cell office:value-type="string">
            <text:p>Conventional</text:p>
          </table:table-cell>
          <table:table-cell office:value-type="float" office:value="4.92">
            <text:p>4.92</text:p>
          </table:table-cell>
        </table:table-row>
        <table:table-row>
          <table:table-cell office:value-type="string">
            <text:p>Travel Agen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ravel Agent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vel Agent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avel Agent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ravel Agen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ravel Agen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ales Representatives, Wholesale and Manufacturing, Technical and Scientific Product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ales Representatives, Wholesale and Manufacturing, Technical and Scientific Produc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ales Representatives, Wholesale and Manufacturing, Technical and Scientific Produc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ales Representatives, Wholesale and Manufacturing, Technical and Scientific Product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ales Representatives, Wholesale and Manufacturing, Technical and Scientific Produc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ales Representatives, Wholesale and Manufacturing, Technical and Scientific Produc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olar Sales Representatives and Assesso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lar Sales Representatives and Assesso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lar Sales Representatives and Assesso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lar Sales Representatives and Assesso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olar Sales Representatives and Assesso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olar Sales Representatives and Assess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ales Representatives, Wholesale and Manufacturing, Except Technical and Scientific Product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ales Representatives, Wholesale and Manufacturing, Except Technical and Scientific Produc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ales Representatives, Wholesale and Manufacturing, Except Technical and Scientific Produc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les Representatives, Wholesale and Manufacturing, Except Technical and Scientific Product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ales Representatives, Wholesale and Manufacturing, Except Technical and Scientific Product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ales Representatives, Wholesale and Manufacturing, Except Technical and Scientific Produc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Demonstrators and Product Promote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Demonstrators and Product Promot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monstrators and Product Promot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emonstrators and Product Promot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emonstrators and Product Promot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emonstrators and Product Promot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odel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odel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dels</text:p>
          </table:table-cell>
          <table:table-cell office:value-type="string">
            <text:p>Art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Model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odel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odel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eal Estate Broke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al Estate Bro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al Estate Bro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al Estate Broke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al Estate Bro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al Estate Brok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eal Estate Sales Agent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al Estate Sales Agent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al Estate Sales Agen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al Estate Sales Agents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eal Estate Sales Agent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al Estate Sales Agen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ales Engineer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ales Engine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ales Engine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ales Engine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ales Engine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ales Engine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elemarkete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Telemarket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lemarket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lemarket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elemarket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elemarket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Door-to-Door Sales Workers, News and Street Vendors, and Related Worker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oor-to-Door Sales Workers, News and Street Vendors, and Related Wor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or-to-Door Sales Workers, News and Street Vendors, and Related Work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oor-to-Door Sales Workers, News and Street Vendors, and Related Work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oor-to-Door Sales Workers, News and Street Vendors, and Related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oor-to-Door Sales Workers, News and Street Vendors, and Related Work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Office and Administrative Support Worker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rst-Line Supervisors of Office and Administrative Support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rst-Line Supervisors of Office and Administrative Support Wor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rst-Line Supervisors of Office and Administrative Support Worke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irst-Line Supervisors of Office and Administrative Support Work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First-Line Supervisors of Office and Administrative Support Work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Switchboard Operators, Including Answering Service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witchboard Operators, Including Answering Service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witchboard Operators, Including Answering Service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witchboard Operators, Including Answering Service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witchboard Operators, Including Answering Service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witchboard Operators, Including Answering Service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elephone Operato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elephone Operato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lephone Opera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lephone Operator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Telephone Operato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elephone Operato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ill and Account Collector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ll and Account Collec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ll and Account Collec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ll and Account Collecto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ill and Account Collector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Bill and Account Collecto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illing and Posting Clerks</text:p>
          </table:table-cell>
          <table:table-cell office:value-type="string">
            <text:p>Realistic</text:p>
          </table:table-cell>
          <table:table-cell office:value-type="float" office:value="2.83">
            <text:p>2.83</text:p>
          </table:table-cell>
        </table:table-row>
        <table:table-row>
          <table:table-cell office:value-type="string">
            <text:p>Billing and Posting Clerks</text:p>
          </table:table-cell>
          <table:table-cell office:value-type="string">
            <text:p>Investigative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Billing and Posting Clerks</text:p>
          </table:table-cell>
          <table:table-cell office:value-type="string">
            <text:p>Artistic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Billing and Posting Clerks</text:p>
          </table:table-cell>
          <table:table-cell office:value-type="string">
            <text:p>Social</text:p>
          </table:table-cell>
          <table:table-cell office:value-type="float" office:value="3.17">
            <text:p>3.17</text:p>
          </table:table-cell>
        </table:table-row>
        <table:table-row>
          <table:table-cell office:value-type="string">
            <text:p>Billing and Posting Clerks</text:p>
          </table:table-cell>
          <table:table-cell office:value-type="string">
            <text:p>Enterprising</text:p>
          </table:table-cell>
          <table:table-cell office:value-type="float" office:value="5.17">
            <text:p>5.17</text:p>
          </table:table-cell>
        </table:table-row>
        <table:table-row>
          <table:table-cell office:value-type="string">
            <text:p>Billing and Posting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ookkeeping, Accounting, and Auditing Clerk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ookkeeping, Accounting, and Auditing Clerk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ookkeeping, Accounting, and Auditing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okkeeping, Accounting, and Auditing Clerk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ookkeeping, Accounting, and Auditing Clerk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Bookkeeping, Accounting, and Auditing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ambling Cage Workers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Gambling Cage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ambling Cage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mbling Cage Work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ambling Cage Work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Gambling Cage Worke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yroll and Timekeeping Clerk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yroll and Timekeeping Clerk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yroll and Timekeeping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yroll and Timekeeping Clerk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ayroll and Timekeeping Clerk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ayroll and Timekeeping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rocurement Clerks</text:p>
          </table:table-cell>
          <table:table-cell office:value-type="string">
            <text:p>Real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rocurement Clerk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ocurement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ocurement Clerk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ocurement Clerk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rocurement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ell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ell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l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ll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ell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ell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rokerage Clerk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Brokerage Clerk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rokerage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okerage Clerk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rokerage Clerk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Brokerage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rrespondence Clerk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rrespondence Clerk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rrespondence Clerk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rrespondence Clerk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rrespondence Clerk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rrespondence Clerk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urt, Municipal, and License Clerk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urt, Municipal, and License Clerks</text:p>
          </table:table-cell>
          <table:table-cell office:value-type="string">
            <text:p>Investigative</text:p>
          </table:table-cell>
          <table:table-cell office:value-type="float" office:value="2.11">
            <text:p>2.11</text:p>
          </table:table-cell>
        </table:table-row>
        <table:table-row>
          <table:table-cell office:value-type="string">
            <text:p>Court, Municipal, and License Clerks</text:p>
          </table:table-cell>
          <table:table-cell office:value-type="string">
            <text:p>Artistic</text:p>
          </table:table-cell>
          <table:table-cell office:value-type="float" office:value="1.11">
            <text:p>1.11</text:p>
          </table:table-cell>
        </table:table-row>
        <table:table-row>
          <table:table-cell office:value-type="string">
            <text:p>Court, Municipal, and License Clerks</text:p>
          </table:table-cell>
          <table:table-cell office:value-type="string">
            <text:p>Social</text:p>
          </table:table-cell>
          <table:table-cell office:value-type="float" office:value="3.11">
            <text:p>3.11</text:p>
          </table:table-cell>
        </table:table-row>
        <table:table-row>
          <table:table-cell office:value-type="string">
            <text:p>Court, Municipal, and License Clerk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urt, Municipal, and License Clerks</text:p>
          </table:table-cell>
          <table:table-cell office:value-type="string">
            <text:p>Conventional</text:p>
          </table:table-cell>
          <table:table-cell office:value-type="float" office:value="6.89">
            <text:p>6.89</text:p>
          </table:table-cell>
        </table:table-row>
        <table:table-row>
          <table:table-cell office:value-type="string">
            <text:p>Credit Authorizers, Checkers, and Clerks</text:p>
          </table:table-cell>
          <table:table-cell office:value-type="string">
            <text:p>Realistic</text:p>
          </table:table-cell>
          <table:table-cell office:value-type="float" office:value="1.83">
            <text:p>1.83</text:p>
          </table:table-cell>
        </table:table-row>
        <table:table-row>
          <table:table-cell office:value-type="string">
            <text:p>Credit Authorizers, Checkers, and Clerk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redit Authorizers, Checkers, and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redit Authorizers, Checkers, and Clerk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redit Authorizers, Checkers, and Clerks</text:p>
          </table:table-cell>
          <table:table-cell office:value-type="string">
            <text:p>Enterprising</text:p>
          </table:table-cell>
          <table:table-cell office:value-type="float" office:value="5.17">
            <text:p>5.17</text:p>
          </table:table-cell>
        </table:table-row>
        <table:table-row>
          <table:table-cell office:value-type="string">
            <text:p>Credit Authorizers, Checkers, and Clerks</text:p>
          </table:table-cell>
          <table:table-cell office:value-type="string">
            <text:p>Conventional</text:p>
          </table:table-cell>
          <table:table-cell office:value-type="float" office:value="6.5">
            <text:p>6.5</text:p>
          </table:table-cell>
        </table:table-row>
        <table:table-row>
          <table:table-cell office:value-type="string">
            <text:p>Customer Service Representative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ustomer Service Representative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ustomer Service Representative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ustomer Service Representative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ustomer Service Representative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ustomer Service Representative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ligibility Interviewers, Government Program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igibility Interviewers, Government Program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igibility Interviewers, Government Program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ligibility Interviewers, Government Programs</text:p>
          </table:table-cell>
          <table:table-cell office:value-type="string">
            <text:p>Soci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ligibility Interviewers, Government Program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ligibility Interviewers, Government Program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ile Clerk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le Clerk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le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le Clerk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le Clerk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le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otel, Motel, and Resort Desk Clerk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otel, Motel, and Resort Desk Clerk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tel, Motel, and Resort Desk Clerk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otel, Motel, and Resort Desk Clerk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Hotel, Motel, and Resort Desk Clerk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Hotel, Motel, and Resort Desk Clerk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Interviewers, Except Eligibility and Loan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terviewers, Except Eligibility and Loan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terviewers, Except Eligibility and Loan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terviewers, Except Eligibility and Loan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Interviewers, Except Eligibility and Loan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Interviewers, Except Eligibility and Loan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Library Assistants, Clerical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Library Assistants, Clerical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ibrary Assistants, Clerical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brary Assistants, Clerical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ibrary Assistants, Clerical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ibrary Assistants, Clerical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an Interviewers and Clerk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oan Interviewers and Clerk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oan Interviewers and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an Interviewers and Clerk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oan Interviewers and Clerk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Loan Interviewers and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New Accounts Clerk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New Accounts Clerk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New Accounts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w Accounts Clerk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New Accounts Clerk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New Accounts Clerk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Order Clerk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rder Clerk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Order Clerk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Order Clerk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Order Clerk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Order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uman Resources Assistants, Except Payroll and Timekeeping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uman Resources Assistants, Except Payroll and Timekeeping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uman Resources Assistants, Except Payroll and Timekeeping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man Resources Assistants, Except Payroll and Timekeeping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uman Resources Assistants, Except Payroll and Timekeeping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Human Resources Assistants, Except Payroll and Timekeeping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ceptionists and Information Clerk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ceptionists and Information Clerk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ceptionists and Information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ceptionists and Information Clerk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ceptionists and Information Clerk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Receptionists and Information Clerk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eservation and Transportation Ticket Agents and Travel Clerks</text:p>
          </table:table-cell>
          <table:table-cell office:value-type="string">
            <text:p>Real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servation and Transportation Ticket Agents and Travel Clerk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servation and Transportation Ticket Agents and Travel Clerk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servation and Transportation Ticket Agents and Travel Clerks</text:p>
          </table:table-cell>
          <table:table-cell office:value-type="string">
            <text:p>Soci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Reservation and Transportation Ticket Agents and Travel Clerk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eservation and Transportation Ticket Agents and Travel Clerk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argo and Freight Agent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argo and Freight Agent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argo and Freight Agen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rgo and Freight Agen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argo and Freight Agent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argo and Freight Agent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Freight Forwarde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reight Forward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reight Forward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reight Forward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reight Forward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reight Forward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uriers and Messeng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uriers and Messeng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uriers and Messeng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uriers and Messeng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uriers and Messeng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uriers and Messeng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ublic Safety Telecommunicato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ublic Safety Telecommunica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ublic Safety Telecommunic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ublic Safety Telecommunicator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ublic Safety Telecommunicato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ublic Safety Telecommunicato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Dispatchers, Except Police, Fire, and Ambulance</text:p>
          </table:table-cell>
          <table:table-cell office:value-type="string">
            <text:p>Real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ispatchers, Except Police, Fire, and Ambulance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ispatchers, Except Police, Fire, and Ambulance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spatchers, Except Police, Fire, and Ambulance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ispatchers, Except Police, Fire, and Ambulance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ispatchers, Except Police, Fire, and Ambulance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eter Readers, Utilities</text:p>
          </table:table-cell>
          <table:table-cell office:value-type="string">
            <text:p>Realistic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eter Readers, Utilitie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ter Readers, Utilitie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ter Readers, Utilitie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eter Readers, Utilitie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eter Readers, Utilitie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ostal Service Clerk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ostal Service Clerk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stal Service Clerk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ostal Service Clerk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ostal Service Clerk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ostal Service Clerk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ostal Service Mail Carri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ostal Service Mail Carri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ostal Service Mail Carri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stal Service Mail Carriers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ostal Service Mail Carri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ostal Service Mail Carrie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ostal Service Mail Sorters, Processors, and Processing Machine Operato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ostal Service Mail Sorters, Processors, and Processing Machine Operato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stal Service Mail Sorters, Processors, and Processing Machine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stal Service Mail Sorters, Processors, and Processing Machine Opera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ostal Service Mail Sorters, Processors, and Processing Machine Operato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ostal Service Mail Sorters, Processors, and Processing Machine Operato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roduction, Planning, and Expediting Clerk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roduction, Planning, and Expediting Clerk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oduction, Planning, and Expediting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oduction, Planning, and Expediting Clerk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oduction, Planning, and Expediting Clerks</text:p>
          </table:table-cell>
          <table:table-cell office:value-type="string">
            <text:p>Enterprising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roduction, Planning, and Expediting Clerk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hipping, Receiving, and Inventory Clerks</text:p>
          </table:table-cell>
          <table:table-cell office:value-type="string">
            <text:p>Real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hipping, Receiving, and Inventory Clerk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ipping, Receiving, and Inventory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ipping, Receiving, and Inventory Clerk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ipping, Receiving, and Inventory Clerk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hipping, Receiving, and Inventory Clerk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Weighers, Measurers, Checkers, and Samplers, Recordkeeping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Weighers, Measurers, Checkers, and Samplers, Recordkeeping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eighers, Measurers, Checkers, and Samplers, Recordkeeping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ighers, Measurers, Checkers, and Samplers, Recordkeeping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Weighers, Measurers, Checkers, and Samplers, Recordkeeping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Weighers, Measurers, Checkers, and Samplers, Recordkeeping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xecutive Secretaries and Executive Administrative Assistant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xecutive Secretaries and Executive Administrative Assistant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xecutive Secretaries and Executive Administrative Assist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xecutive Secretaries and Executive Administrative Assistant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xecutive Secretaries and Executive Administrative Assistant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xecutive Secretaries and Executive Administrative Assistan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egal Secretaries and Administrative Assistants</text:p>
          </table:table-cell>
          <table:table-cell office:value-type="string">
            <text:p>Real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egal Secretaries and Administrative Assistant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Legal Secretaries and Administrative Assistan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gal Secretaries and Administrative Assistan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egal Secretaries and Administrative Assistan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Legal Secretaries and Administrative Assistan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dical Secretaries and Administrative Assistants</text:p>
          </table:table-cell>
          <table:table-cell office:value-type="string">
            <text:p>Real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edical Secretaries and Administrative Assistant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dical Secretaries and Administrative Assist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dical Secretaries and Administrative Assistant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dical Secretaries and Administrative Assistant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edical Secretaries and Administrative Assistan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cretaries and Administrative Assistants, Except Legal, Medical, and Executive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cretaries and Administrative Assistants, Except Legal, Medical, and Executive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cretaries and Administrative Assistants, Except Legal, Medical, and Executive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cretaries and Administrative Assistants, Except Legal, Medical, and Executive</text:p>
          </table:table-cell>
          <table:table-cell office:value-type="string">
            <text:p>Soci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ecretaries and Administrative Assistants, Except Legal, Medical, and Executive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ecretaries and Administrative Assistants, Except Legal, Medical, and Executive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ata Entry Key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Data Entry Key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ata Entry Key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ta Entry Key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ta Entry Key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Data Entry Keye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ord Processors and Typist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ord Processors and Typis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rd Processors and Typ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rd Processors and Typis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ord Processors and Typist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Word Processors and Typis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esktop Publishe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Desktop Publish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esktop Publishers</text:p>
          </table:table-cell>
          <table:table-cell office:value-type="string">
            <text:p>Art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Desktop Publish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esktop Publish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esktop Publish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Insurance Claims and Policy Processing Clerks</text:p>
          </table:table-cell>
          <table:table-cell office:value-type="string">
            <text:p>Real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surance Claims and Policy Processing Clerks</text:p>
          </table:table-cell>
          <table:table-cell office:value-type="string">
            <text:p>Investigative</text:p>
          </table:table-cell>
          <table:table-cell office:value-type="float" office:value="1.83">
            <text:p>1.83</text:p>
          </table:table-cell>
        </table:table-row>
        <table:table-row>
          <table:table-cell office:value-type="string">
            <text:p>Insurance Claims and Policy Processing Clerk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surance Claims and Policy Processing Clerk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Insurance Claims and Policy Processing Clerks</text:p>
          </table:table-cell>
          <table:table-cell office:value-type="string">
            <text:p>Enterprising</text:p>
          </table:table-cell>
          <table:table-cell office:value-type="float" office:value="4.5">
            <text:p>4.5</text:p>
          </table:table-cell>
        </table:table-row>
        <table:table-row>
          <table:table-cell office:value-type="string">
            <text:p>Insurance Claims and Policy Processing Clerks</text:p>
          </table:table-cell>
          <table:table-cell office:value-type="string">
            <text:p>Conventional</text:p>
          </table:table-cell>
          <table:table-cell office:value-type="float" office:value="6.83">
            <text:p>6.83</text:p>
          </table:table-cell>
        </table:table-row>
        <table:table-row>
          <table:table-cell office:value-type="string">
            <text:p>Mail Clerks and Mail Machine Operators, Except Postal Service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Mail Clerks and Mail Machine Operators, Except Postal Service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il Clerks and Mail Machine Operators, Except Postal Service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il Clerks and Mail Machine Operators, Except Postal Service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il Clerks and Mail Machine Operators, Except Postal Service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il Clerks and Mail Machine Operators, Except Postal Service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Office Clerks, General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ffice Clerks, General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ffice Clerks, General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ffice Clerks, General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ffice Clerks, General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Office Clerks, General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ffice Machine Operators, Except Computer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Office Machine Operators, Except Computer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ffice Machine Operators, Except Computer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ffice Machine Operators, Except Computer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ffice Machine Operators, Except Computer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Office Machine Operators, Except Computer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roofreaders and Copy Markers</text:p>
          </table:table-cell>
          <table:table-cell office:value-type="string">
            <text:p>Real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oofreaders and Copy Mark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oofreaders and Copy Marker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roofreaders and Copy Mark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roofreaders and Copy Mark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roofreaders and Copy Mark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tatistical Assistant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tatistical Assistant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tatistical Assistan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tatistical Assistant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tatistical Assistant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tatistical Assistant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Farming, Fishing, and Forestry Workers</text:p>
          </table:table-cell>
          <table:table-cell office:value-type="string">
            <text:p>Realistic</text:p>
          </table:table-cell>
          <table:table-cell office:value-type="float" office:value="5.83">
            <text:p>5.83</text:p>
          </table:table-cell>
        </table:table-row>
        <table:table-row>
          <table:table-cell office:value-type="string">
            <text:p>First-Line Supervisors of Farming, Fishing, and Forestry Work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Farming, Fishing, and Forestry Workers</text:p>
          </table:table-cell>
          <table:table-cell office:value-type="string">
            <text:p>Artistic</text:p>
          </table:table-cell>
          <table:table-cell office:value-type="float" office:value="1.08">
            <text:p>1.08</text:p>
          </table:table-cell>
        </table:table-row>
        <table:table-row>
          <table:table-cell office:value-type="string">
            <text:p>First-Line Supervisors of Farming, Fishing, and Forestry Workers</text:p>
          </table:table-cell>
          <table:table-cell office:value-type="string">
            <text:p>Social</text:p>
          </table:table-cell>
          <table:table-cell office:value-type="float" office:value="2.42">
            <text:p>2.42</text:p>
          </table:table-cell>
        </table:table-row>
        <table:table-row>
          <table:table-cell office:value-type="string">
            <text:p>First-Line Supervisors of Farming, Fishing, and Forestry Workers</text:p>
          </table:table-cell>
          <table:table-cell office:value-type="string">
            <text:p>Enterprising</text:p>
          </table:table-cell>
          <table:table-cell office:value-type="float" office:value="6.5">
            <text:p>6.5</text:p>
          </table:table-cell>
        </table:table-row>
        <table:table-row>
          <table:table-cell office:value-type="string">
            <text:p>First-Line Supervisors of Farming, Fishing, and Forestry Work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gricultural Inspecto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gricultural Inspecto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gricultural Inspec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gricultural Inspecto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gricultural Inspecto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gricultural Inspecto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nimal Breed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nimal Breed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nimal Breed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nimal Bree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imal Breed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nimal Breed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raders and Sorters, Agricultural Product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Graders and Sorters, Agricultural Produc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Graders and Sorters, Agricultural Produc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raders and Sorters, Agricultural Produc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aders and Sorters, Agricultural Produc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raders and Sorters, Agricultural Produc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gricultural Equipment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gricultural Equipment Operato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gricultural Equipment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gricultural Equipment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gricultural Equipment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gricultural Equipment Operato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rmworkers and Laborers, Crop, Nursery, and Greenhouse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rmworkers and Laborers, Crop, Nursery, and Greenhouse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armworkers and Laborers, Crop, Nursery, and Greenhouse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rmworkers and Laborers, Crop, Nursery, and Greenhouse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rmworkers and Laborers, Crop, Nursery, and Greenhouse</text:p>
          </table:table-cell>
          <table:table-cell office:value-type="string">
            <text:p>Enterprising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Farmworkers and Laborers, Crop, Nursery, and Greenhouse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rmworkers, Farm, Ranch, and Aquacultural Animal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rmworkers, Farm, Ranch, and Aquacultural Animal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armworkers, Farm, Ranch, and Aquacultural Animal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rmworkers, Farm, Ranch, and Aquacultural Animal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rmworkers, Farm, Ranch, and Aquacultural Animal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armworkers, Farm, Ranch, and Aquacultural Animal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shing and Hunting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shing and Hunting Workers</text:p>
          </table:table-cell>
          <table:table-cell office:value-type="string">
            <text:p>Investigative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Fishing and Hunting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shing and Hunting Wor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shing and Hunting Work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shing and Hunting Workers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rest and Conservation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rest and Conservation Work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orest and Conservation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rest and Conservation Work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rest and Conservation Work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orest and Conservation Work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al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ll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l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ll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ll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ll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ogging Equipment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gging Equipment Operato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ogging Equipment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gging Equipment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gging Equipment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ogging Equipment Opera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og Graders and Scal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Log Graders and Scal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Log Graders and Sca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g Graders and Scal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g Graders and Scal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og Graders and Scal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Construction Trades and Extraction Work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irst-Line Supervisors of Construction Trades and Extraction Work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rst-Line Supervisors of Construction Trades and Extraction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rst-Line Supervisors of Construction Trades and Extraction Work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Construction Trades and Extraction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Construction Trades and Extraction Work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olar Energy Installation Manage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olar Energy Installation Manag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olar Energy Installation Mana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olar Energy Installation Manag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olar Energy Installation Managers</text:p>
          </table:table-cell>
          <table:table-cell office:value-type="string">
            <text:p>Enterprising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olar Energy Installation Manag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oilerma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oilermak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oilerma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ilerma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ilermak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oilermak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Brickmasons and Blockmaso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rickmasons and Blockmason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rickmasons and Blockmason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Brickmasons and Blockmaso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ickmasons and Blockmason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rickmasons and Blockmason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tonemaso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tonemason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onemaso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tonemaso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tonemaso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tonemason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arpen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arpenters</text:p>
          </table:table-cell>
          <table:table-cell office:value-type="string">
            <text:p>Investigative</text:p>
          </table:table-cell>
          <table:table-cell office:value-type="float" office:value="4.17">
            <text:p>4.17</text:p>
          </table:table-cell>
        </table:table-row>
        <table:table-row>
          <table:table-cell office:value-type="string">
            <text:p>Carpenters</text:p>
          </table:table-cell>
          <table:table-cell office:value-type="string">
            <text:p>Artistic</text:p>
          </table:table-cell>
          <table:table-cell office:value-type="float" office:value="2.5">
            <text:p>2.5</text:p>
          </table:table-cell>
        </table:table-row>
        <table:table-row>
          <table:table-cell office:value-type="string">
            <text:p>Carpent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rpent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arpent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arpet Instal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arpet Install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arpet Install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arpet Install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arpet Install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arpet Install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loor Layers, Except Carpet, Wood, and Hard Tile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loor Layers, Except Carpet, Wood, and Hard Tile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loor Layers, Except Carpet, Wood, and Hard Tile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loor Layers, Except Carpet, Wood, and Hard Tile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oor Layers, Except Carpet, Wood, and Hard Tile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loor Layers, Except Carpet, Wood, and Hard Tile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loor Sanders and Finish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loor Sanders and Finish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oor Sanders and Finish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oor Sanders and Finish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oor Sanders and Finish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loor Sanders and Finish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ile and Stone Set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ile and Stone Sett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ile and Stone Setters</text:p>
          </table:table-cell>
          <table:table-cell office:value-type="string">
            <text:p>Art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ile and Stone Sett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ile and Stone Sett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ile and Stone Sett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ement Masons and Concrete Finish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ement Masons and Concrete Finish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ement Masons and Concrete Finish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ement Masons and Concrete Finish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ement Masons and Concrete Finish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ement Masons and Concrete Finish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errazzo Workers and Finish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errazzo Workers and Finish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rrazzo Workers and Finish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errazzo Workers and Finish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rrazzo Workers and Finish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errazzo Workers and Finish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nstruction Labo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nstruction Labor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struction Labo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struction Labo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struction Labor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nstruction Labor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aving, Surfacing, and Tamping Equipment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ving, Surfacing, and Tamping Equipment Operato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ving, Surfacing, and Tamping Equipment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ving, Surfacing, and Tamping Equipment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ving, Surfacing, and Tamping Equipment Operato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aving, Surfacing, and Tamping Equipment Operato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ile Driver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ile Driver Operato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ile Driver Opera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ile Driver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ile Driver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ile Driver Opera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Operating Engineers and Other Construction Equipment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perating Engineers and Other Construction Equipment Operato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Operating Engineers and Other Construction Equipment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perating Engineers and Other Construction Equipment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perating Engineers and Other Construction Equipment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perating Engineers and Other Construction Equipment Operato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Drywall and Ceiling Tile Instal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rywall and Ceiling Tile Install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rywall and Ceiling Tile Install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rywall and Ceiling Tile Install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rywall and Ceiling Tile Install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rywall and Ceiling Tile Install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Tap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ap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ap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ap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ap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ap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lectr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ician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lectr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ectr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ectrician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lectrician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Glazi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lazi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lazi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lazi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lazi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lazi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Insulation Workers, Floor, Ceiling, and Wall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Insulation Workers, Floor, Ceiling, and Wall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sulation Workers, Floor, Ceiling, and Wall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sulation Workers, Floor, Ceiling, and Wall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sulation Workers, Floor, Ceiling, and Wall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sulation Workers, Floor, Ceiling, and Wall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Insulation Workers, Mechanical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Insulation Workers, Mechanical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Insulation Workers, Mechanical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sulation Workers, Mechanical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sulation Workers, Mechanical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sulation Workers, Mechanical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ainters, Construction and Maintenance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inters, Construction and Maintenance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inters, Construction and Maintenance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inters, Construction and Maintenance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inters, Construction and Maintenance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inters, Construction and Maintenance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aperhang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perhang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aperhang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aperhang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perhang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aperhang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ipelay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ipelay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ipelay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ipelay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ipelay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ipelay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lumbers, Pipefitters, and Steamfit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lumbers, Pipefitters, and Steamfitters</text:p>
          </table:table-cell>
          <table:table-cell office:value-type="string">
            <text:p>Investigative</text:p>
          </table:table-cell>
          <table:table-cell office:value-type="float" office:value="3.17">
            <text:p>3.17</text:p>
          </table:table-cell>
        </table:table-row>
        <table:table-row>
          <table:table-cell office:value-type="string">
            <text:p>Plumbers, Pipefitters, and Steamfitters</text:p>
          </table:table-cell>
          <table:table-cell office:value-type="string">
            <text:p>Artistic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Plumbers, Pipefitters, and Steamfitt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lumbers, Pipefitters, and Steamfitters</text:p>
          </table:table-cell>
          <table:table-cell office:value-type="string">
            <text:p>Enterprising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Plumbers, Pipefitters, and Steamfitt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olar Thermal Installers and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olar Thermal Installers and Technician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olar Thermal Installers and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lar Thermal Installers and Technician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lar Thermal Installers and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lar Thermal Installers and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lasterers and Stucco Maso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lasterers and Stucco Mason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lasterers and Stucco Mason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lasterers and Stucco Maso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lasterers and Stucco Maso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lasterers and Stucco Mason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inforcing Iron and Rebar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inforcing Iron and Rebar Work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inforcing Iron and Rebar Wor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inforcing Iron and Rebar Wor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inforcing Iron and Rebar Workers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inforcing Iron and Rebar Work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Roof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oof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oof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of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of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oof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heet Metal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heet Metal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heet Metal Wor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heet Metal Wor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eet Metal Work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heet Metal Work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tructural Iron and Steel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tructural Iron and Steel Work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tructural Iron and Steel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tructural Iron and Steel Wor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ructural Iron and Steel Work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tructural Iron and Steel Work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lar Photovoltaic Install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olar Photovoltaic Install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olar Photovoltaic Install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olar Photovoltaic Install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lar Photovoltaic Install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olar Photovoltaic Install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Helpers--Brickmasons, Blockmasons, Stonemasons, and Tile and Marble Set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lpers--Brickmasons, Blockmasons, Stonemasons, and Tile and Marble Sett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lpers--Brickmasons, Blockmasons, Stonemasons, and Tile and Marble Sett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lpers--Brickmasons, Blockmasons, Stonemasons, and Tile and Marble Sett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Brickmasons, Blockmasons, Stonemasons, and Tile and Marble Sett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elpers--Brickmasons, Blockmasons, Stonemasons, and Tile and Marble Sett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elpers--Carpen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lpers--Carpent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lpers--Carpent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Carpent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Carpent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elpers--Carpent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Helpers--Electr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Helpers--Electrician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elpers--Electr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Electr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Electr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elpers--Electrician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elpers--Painters, Paperhangers, Plasterers, and Stucco Maso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Helpers--Painters, Paperhangers, Plasterers, and Stucco Mason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lpers--Painters, Paperhangers, Plasterers, and Stucco Mason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elpers--Painters, Paperhangers, Plasterers, and Stucco Maso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Painters, Paperhangers, Plasterers, and Stucco Maso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elpers--Painters, Paperhangers, Plasterers, and Stucco Mason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elpers--Pipelayers, Plumbers, Pipefitters, and Steamfit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lpers--Pipelayers, Plumbers, Pipefitters, and Steamfitt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Pipelayers, Plumbers, Pipefitters, and Steamfitt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lpers--Pipelayers, Plumbers, Pipefitters, and Steamfitt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lpers--Pipelayers, Plumbers, Pipefitters, and Steamfitt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elpers--Pipelayers, Plumbers, Pipefitters, and Steamfitt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elpers--Roof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lpers--Roof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lpers--Roof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lpers--Roof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lpers--Roof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lpers--Roof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nstruction and Building Inspec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nstruction and Building Inspecto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nstruction and Building Inspec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nstruction and Building Inspec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struction and Building Inspecto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nstruction and Building Inspecto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Energy Auditor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nergy Audi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nergy Audi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ergy Audi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nergy Audito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nergy Auditors</text:p>
          </table:table-cell>
          <table:table-cell office:value-type="string">
            <text:p>Conventional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vator and Escalator Installers and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vator and Escalator Installers and Repaire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Elevator and Escalator Installers and Repair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levator and Escalator Installers and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vator and Escalator Installers and Repair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levator and Escalator Installers and Repair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ence Erec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ence Erec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ence Erec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ence Erec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nce Erecto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ence Erecto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Hazardous Materials Removal Wor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Hazardous Materials Removal Work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azardous Materials Removal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zardous Materials Removal Work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azardous Materials Removal Work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azardous Materials Removal Work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Highway Maintenance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ighway Maintenance Work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ighway Maintenance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ghway Maintenance Work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ighway Maintenance Work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ighway Maintenance Work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ail-Track Laying and Maintenance Equipment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ail-Track Laying and Maintenance Equipment Opera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ail-Track Laying and Maintenance Equipment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il-Track Laying and Maintenance Equipment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il-Track Laying and Maintenance Equipment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ail-Track Laying and Maintenance Equipment Operato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eptic Tank Servicers and Sewer Pipe Clean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ptic Tank Servicers and Sewer Pipe Clean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ptic Tank Servicers and Sewer Pipe Clean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ptic Tank Servicers and Sewer Pipe Clean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ptic Tank Servicers and Sewer Pipe Clean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eptic Tank Servicers and Sewer Pipe Clean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egmental Pav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gmental Pav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gmental Pav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gmental Pav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gmental Pav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egmental Pav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Weatherization Installers and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Weatherization Installers and Technician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Weatherization Installers and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atherization Installers and Technician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eatherization Installers and Technician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Weatherization Installers and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errick Operators, Oil and Ga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errick Operators, Oil and Ga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Derrick Operators, Oil and Ga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rrick Operators, Oil and Ga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errick Operators, Oil and Ga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errick Operators, Oil and Ga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otary Drill Operators, Oil and Ga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otary Drill Operators, Oil and Ga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otary Drill Operators, Oil and Ga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tary Drill Operators, Oil and Ga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otary Drill Operators, Oil and Ga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Rotary Drill Operators, Oil and Ga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ervice Unit Operators, Oil and Ga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rvice Unit Operators, Oil and Ga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ervice Unit Operators, Oil and Ga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rvice Unit Operators, Oil and Ga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rvice Unit Operators, Oil and Ga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ervice Unit Operators, Oil and Ga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xcavating and Loading Machine and Dragline Operators, Surface Mining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xcavating and Loading Machine and Dragline Operators, Surface Mining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xcavating and Loading Machine and Dragline Operators, Surface Mining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xcavating and Loading Machine and Dragline Operators, Surface Mining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xcavating and Loading Machine and Dragline Operators, Surface Mining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xcavating and Loading Machine and Dragline Operators, Surface Mining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arth Drillers, Except Oil and Ga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arth Drillers, Except Oil and Ga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Earth Drillers, Except Oil and Ga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arth Drillers, Except Oil and Ga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arth Drillers, Except Oil and Ga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arth Drillers, Except Oil and Ga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xplosives Workers, Ordnance Handling Experts, and Blast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Explosives Workers, Ordnance Handling Experts, and Blaster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Explosives Workers, Ordnance Handling Experts, and Blast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xplosives Workers, Ordnance Handling Experts, and Blast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xplosives Workers, Ordnance Handling Experts, and Blast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xplosives Workers, Ordnance Handling Experts, and Blast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ntinuous Mining Machine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ntinuous Mining Machine Operato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ntinuous Mining Machine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tinuous Mining Machine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tinuous Mining Machine Operat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ntinuous Mining Machine Opera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oof Bolters, Mining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oof Bolters, Mining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oof Bolters, Mining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of Bolters, Mining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of Bolters, Mining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oof Bolters, Mining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oading and Moving Machine Operators, Underground Mining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ading and Moving Machine Operators, Underground Mining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oading and Moving Machine Operators, Underground Mining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ading and Moving Machine Operators, Underground Mining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ading and Moving Machine Operators, Underground Mining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oading and Moving Machine Operators, Underground Mining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Rock Splitters, Quarry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ock Splitters, Quarry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ock Splitters, Quarry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ock Splitters, Quarry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ck Splitters, Quarry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ock Splitters, Quarry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oustabouts, Oil and Ga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oustabouts, Oil and Ga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oustabouts, Oil and Ga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ustabouts, Oil and Ga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ustabouts, Oil and Ga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oustabouts, Oil and Ga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lpers--Extraction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lpers--Extraction Work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elpers--Extraction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lpers--Extraction Work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lpers--Extraction Work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lpers--Extraction Work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irst-Line Supervisors of Mechanics, Installers, and Repaire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Mechanics, Installers, and Repair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Mechanics, Installers, and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rst-Line Supervisors of Mechanics, Installers, and Repaire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irst-Line Supervisors of Mechanics, Installers, and Repair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Mechanics, Installers, and Repair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mputer, Automated Teller, and Office Machine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puter, Automated Teller, and Office Machine Repaire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omputer, Automated Teller, and Office Machine Repair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mputer, Automated Teller, and Office Machine Repair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puter, Automated Teller, and Office Machine Repair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puter, Automated Teller, and Office Machine Repair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adio, Cellular, and Tower Equipment Installers and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adio, Cellular, and Tower Equipment Installers and Repair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adio, Cellular, and Tower Equipment Installers and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dio, Cellular, and Tower Equipment Installers and Repair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adio, Cellular, and Tower Equipment Installers and Repair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adio, Cellular, and Tower Equipment Installers and Repair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elecommunications Equipment Installers and Repairers, Except Line Instal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elecommunications Equipment Installers and Repairers, Except Line Installe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Telecommunications Equipment Installers and Repairers, Except Line Install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lecommunications Equipment Installers and Repairers, Except Line Install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elecommunications Equipment Installers and Repairers, Except Line Install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elecommunications Equipment Installers and Repairers, Except Line Install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vionics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vionics Technician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vionics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vionics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vionics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vionics Technician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lectric Motor, Power Tool, and Related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ic Motor, Power Tool, and Related Repair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lectric Motor, Power Tool, and Related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 Motor, Power Tool, and Related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 Motor, Power Tool, and Related Repair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ectric Motor, Power Tool, and Related Repair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lectrical and Electronics Installers and Repairers, Transportation Equipment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ical and Electronics Installers and Repairers, Transportation Equipment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lectrical and Electronics Installers and Repairers, Transportation Equipment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al and Electronics Installers and Repairers, Transportation Equipment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al and Electronics Installers and Repairers, Transportation Equipment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lectrical and Electronics Installers and Repairers, Transportation Equipment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Electrical and Electronics Repairers, Commercial and Industrial Equipment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ical and Electronics Repairers, Commercial and Industrial Equipment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lectrical and Electronics Repairers, Commercial and Industrial Equipment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lectrical and Electronics Repairers, Commercial and Industrial Equipment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al and Electronics Repairers, Commercial and Industrial Equipment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lectrical and Electronics Repairers, Commercial and Industrial Equipment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lectrical and Electronics Repairers, Powerhouse, Substation, and Relay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Electrical and Electronics Repairers, Powerhouse, Substation, and Relay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lectrical and Electronics Repairers, Powerhouse, Substation, and Relay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ectrical and Electronics Repairers, Powerhouse, Substation, and Relay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al and Electronics Repairers, Powerhouse, Substation, and Relay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lectrical and Electronics Repairers, Powerhouse, Substation, and Relay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lectronic Equipment Installers and Repairers, Motor Vehicle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onic Equipment Installers and Repairers, Motor Vehicle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Electronic Equipment Installers and Repairers, Motor Vehicle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lectronic Equipment Installers and Repairers, Motor Vehicle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onic Equipment Installers and Repairers, Motor Vehicle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lectronic Equipment Installers and Repairers, Motor Vehicle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udiovisual Equipment Installers and Repair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udiovisual Equipment Installers and Repair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udiovisual Equipment Installers and Repair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udiovisual Equipment Installers and Repair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udiovisual Equipment Installers and Repair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udiovisual Equipment Installers and Repair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ecurity and Fire Alarm Systems Install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ecurity and Fire Alarm Systems Install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ecurity and Fire Alarm Systems Instal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curity and Fire Alarm Systems Install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curity and Fire Alarm Systems Install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ecurity and Fire Alarm Systems Install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ircraft Mechanics and Service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ircraft Mechanics and Service Technician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ircraft Mechanics and Service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ircraft Mechanics and Service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ircraft Mechanics and Service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ircraft Mechanics and Service Technician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utomotive Body and Related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utomotive Body and Related Repair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utomotive Body and Related Repair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utomotive Body and Related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tomotive Body and Related Repair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utomotive Body and Related Repair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utomotive Glass Installers and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utomotive Glass Installers and Repair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tomotive Glass Installers and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tomotive Glass Installers and Repair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utomotive Glass Installers and Repair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utomotive Glass Installers and Repair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utomotive Service Technicians and Mechanic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utomotive Service Technicians and Mechanics</text:p>
          </table:table-cell>
          <table:table-cell office:value-type="string">
            <text:p>Investigative</text:p>
          </table:table-cell>
          <table:table-cell office:value-type="float" office:value="3.5">
            <text:p>3.5</text:p>
          </table:table-cell>
        </table:table-row>
        <table:table-row>
          <table:table-cell office:value-type="string">
            <text:p>Automotive Service Technicians and Mechanic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tomotive Service Technicians and Mechanics</text:p>
          </table:table-cell>
          <table:table-cell office:value-type="string">
            <text:p>Social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Automotive Service Technicians and Mechanics</text:p>
          </table:table-cell>
          <table:table-cell office:value-type="string">
            <text:p>Enterprising</text:p>
          </table:table-cell>
          <table:table-cell office:value-type="float" office:value="2.5">
            <text:p>2.5</text:p>
          </table:table-cell>
        </table:table-row>
        <table:table-row>
          <table:table-cell office:value-type="string">
            <text:p>Automotive Service Technicians and Mechanic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us and Truck Mechanics and Diesel Engine Specialist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us and Truck Mechanics and Diesel Engine Specialist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us and Truck Mechanics and Diesel Engine Special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s and Truck Mechanics and Diesel Engine Special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s and Truck Mechanics and Diesel Engine Specialist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us and Truck Mechanics and Diesel Engine Specialist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arm Equipment Mechanics and Service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arm Equipment Mechanics and Service Technician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arm Equipment Mechanics and Service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arm Equipment Mechanics and Service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arm Equipment Mechanics and Service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rm Equipment Mechanics and Service Technician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obile Heavy Equipment Mechanics, Except Engine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bile Heavy Equipment Mechanics, Except Engine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obile Heavy Equipment Mechanics, Except Engine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bile Heavy Equipment Mechanics, Except Engine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bile Heavy Equipment Mechanics, Except Engine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obile Heavy Equipment Mechanics, Except Engine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Rail Car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ail Car Repair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ail Car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il Car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il Car Repair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ail Car Repair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otorboat Mechanics and Service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torboat Mechanics and Service Technician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otorboat Mechanics and Service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torboat Mechanics and Service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torboat Mechanics and Service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otorboat Mechanics and Service Technicia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otorcycle Mechanic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torcycle Mechanic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otorcycle Mechanic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otorcycle Mechanic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torcycle Mechanic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otorcycle Mechanic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Outdoor Power Equipment and Other Small Engine Mechanic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utdoor Power Equipment and Other Small Engine Mechanic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utdoor Power Equipment and Other Small Engine Mechanic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utdoor Power Equipment and Other Small Engine Mechanic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Outdoor Power Equipment and Other Small Engine Mechanic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utdoor Power Equipment and Other Small Engine Mechanic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Bicycle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icycle Repair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Bicycle Repair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cycle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cycle Repair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Bicycle Repair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ecreational Vehicle Service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creational Vehicle Service Technician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Recreational Vehicle Service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creational Vehicle Service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creational Vehicle Service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creational Vehicle Service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ire Repairers and Chang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ire Repairers and Chang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ire Repairers and Chang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re Repairers and Chang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ire Repairers and Chang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ire Repairers and Chang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echanical Door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chanical Door Repair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chanical Door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chanical Door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chanical Door Repair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chanical Door Repair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ntrol and Valve Installers and Repairers, Except Mechanical Door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ntrol and Valve Installers and Repairers, Except Mechanical Door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ntrol and Valve Installers and Repairers, Except Mechanical Door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trol and Valve Installers and Repairers, Except Mechanical Door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trol and Valve Installers and Repairers, Except Mechanical Door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ntrol and Valve Installers and Repairers, Except Mechanical Door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Heating, Air Conditioning, and Refrigeration Mechanics and Instal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ating, Air Conditioning, and Refrigeration Mechanics and Installers</text:p>
          </table:table-cell>
          <table:table-cell office:value-type="string">
            <text:p>Investigative</text:p>
          </table:table-cell>
          <table:table-cell office:value-type="float" office:value="3.17">
            <text:p>3.17</text:p>
          </table:table-cell>
        </table:table-row>
        <table:table-row>
          <table:table-cell office:value-type="string">
            <text:p>Heating, Air Conditioning, and Refrigeration Mechanics and Installers</text:p>
          </table:table-cell>
          <table:table-cell office:value-type="string">
            <text:p>Artistic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Heating, Air Conditioning, and Refrigeration Mechanics and Installers</text:p>
          </table:table-cell>
          <table:table-cell office:value-type="string">
            <text:p>Social</text:p>
          </table:table-cell>
          <table:table-cell office:value-type="float" office:value="1.17">
            <text:p>1.17</text:p>
          </table:table-cell>
        </table:table-row>
        <table:table-row>
          <table:table-cell office:value-type="string">
            <text:p>Heating, Air Conditioning, and Refrigeration Mechanics and Install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eating, Air Conditioning, and Refrigeration Mechanics and Installers</text:p>
          </table:table-cell>
          <table:table-cell office:value-type="string">
            <text:p>Conventional</text:p>
          </table:table-cell>
          <table:table-cell office:value-type="float" office:value="3.83">
            <text:p>3.83</text:p>
          </table:table-cell>
        </table:table-row>
        <table:table-row>
          <table:table-cell office:value-type="string">
            <text:p>Home Appliance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ome Appliance Repair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Home Appliance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me Appliance Repair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ome Appliance Repair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ome Appliance Repair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Industrial Machinery Mechanic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Industrial Machinery Mechanic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Industrial Machinery Mechanic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dustrial Machinery Mechanic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dustrial Machinery Mechanic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Industrial Machinery Mechanic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aintenance Workers, Machinery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intenance Workers, Machinery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intenance Workers, Machinery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intenance Workers, Machinery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intenance Workers, Machinery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aintenance Workers, Machinery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illwright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illwright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illwright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illwrigh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llwright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illwright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Refractory Materials Repairers, Except Brickmaso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fractory Materials Repairers, Except Brickmason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efractory Materials Repairers, Except Brickmaso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fractory Materials Repairers, Except Brickmaso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fractory Materials Repairers, Except Brickmaso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fractory Materials Repairers, Except Brickmaso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lectrical Power-Line Installers and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ical Power-Line Installers and Repair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lectrical Power-Line Installers and Repair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lectrical Power-Line Installers and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al Power-Line Installers and Repair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lectrical Power-Line Installers and Repair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elecommunications Line Installers and Repair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elecommunications Line Installers and Repair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elecommunications Line Installers and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lecommunications Line Installers and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lecommunications Line Installers and Repair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elecommunications Line Installers and Repair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amera and Photographic Equipment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amera and Photographic Equipment Repaire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amera and Photographic Equipment Repair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amera and Photographic Equipment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mera and Photographic Equipment Repair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amera and Photographic Equipment Repair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edical Equipment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dical Equipment Repaire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edical Equipment Repair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Equipment Repair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dical Equipment Repair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Equipment Repair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usical Instrument Repairers and Tun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usical Instrument Repairers and Tun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usical Instrument Repairers and Tuner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usical Instrument Repairers and Tun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usical Instrument Repairers and Tun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usical Instrument Repairers and Tun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atch and Clock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atch and Clock Repair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Watch and Clock Repair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atch and Clock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tch and Clock Repair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Watch and Clock Repair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aintenance and Repair Workers, General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intenance and Repair Workers, General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intenance and Repair Workers, General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intenance and Repair Workers, General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intenance and Repair Workers, General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intenance and Repair Workers, General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ind Turbine Service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Wind Turbine Service Technician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ind Turbine Service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nd Turbine Service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ind Turbine Service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ind Turbine Service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in, Vending, and Amusement Machine Servicers and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in, Vending, and Amusement Machine Servicers and Repair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in, Vending, and Amusement Machine Servicers and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in, Vending, and Amusement Machine Servicers and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in, Vending, and Amusement Machine Servicers and Repair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Coin, Vending, and Amusement Machine Servicers and Repair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ommercial Div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mercial Div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mmercial Div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mmercial Div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mercial Div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mmercial Div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cksmiths and Safe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cksmiths and Safe Repair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ocksmiths and Safe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cksmiths and Safe Repair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ocksmiths and Safe Repair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cksmiths and Safe Repair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anufactured Building and Mobile Home Instal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nufactured Building and Mobile Home Install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anufactured Building and Mobile Home Install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nufactured Building and Mobile Home Install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anufactured Building and Mobile Home Install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Manufactured Building and Mobile Home Install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igg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igg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igg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igg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gg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igg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ignal and Track Switch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ignal and Track Switch Repair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ignal and Track Switch Repa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gnal and Track Switch Repai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gnal and Track Switch Repair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ignal and Track Switch Repair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elpers--Installation, Maintenance, and Repair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lpers--Installation, Maintenance, and Repair Worke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Helpers--Installation, Maintenance, and Repair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lpers--Installation, Maintenance, and Repair Work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Installation, Maintenance, and Repair Work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elpers--Installation, Maintenance, and Repair Work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Geothermal Technician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Geothermal Technician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Geothermal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othermal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eothermal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Geothermal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irst-Line Supervisors of Production and Operating Work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irst-Line Supervisors of Production and Operating Work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irst-Line Supervisors of Production and Operating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rst-Line Supervisors of Production and Operating Work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Production and Operating Worke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Production and Operating Work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ircraft Structure, Surfaces, Rigging, and Systems Assemb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ircraft Structure, Surfaces, Rigging, and Systems Assembl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ircraft Structure, Surfaces, Rigging, and Systems Assemb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ircraft Structure, Surfaces, Rigging, and Systems Assembl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ircraft Structure, Surfaces, Rigging, and Systems Assembl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ircraft Structure, Surfaces, Rigging, and Systems Assembl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il Winders, Tapers, and Finish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il Winders, Tapers, and Finish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oil Winders, Tapers, and Finish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il Winders, Tapers, and Finish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il Winders, Tapers, and Finish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il Winders, Tapers, and Finish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lectrical and Electronic Equipment Assemb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ical and Electronic Equipment Assembl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lectrical and Electronic Equipment Assemb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al and Electronic Equipment Assembl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ical and Electronic Equipment Assembl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lectrical and Electronic Equipment Assembl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lectromechanical Equipment Assemb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lectromechanical Equipment Assembl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Electromechanical Equipment Assembl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lectromechanical Equipment Assembl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ectromechanical Equipment Assembl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lectromechanical Equipment Assembl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Engine and Other Machine Assemb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ngine and Other Machine Assembl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ngine and Other Machine Assemb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gine and Other Machine Assembl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gine and Other Machine Assembl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ngine and Other Machine Assembl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tructural Metal Fabricators and Fit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tructural Metal Fabricators and Fitt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tructural Metal Fabricators and Fitt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tructural Metal Fabricators and Fitt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ructural Metal Fabricators and Fitt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tructural Metal Fabricators and Fitt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iberglass Laminators and Fabric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berglass Laminators and Fabricato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berglass Laminators and Fabricato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berglass Laminators and Fabric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berglass Laminators and Fabricato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berglass Laminators and Fabricato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Timing Device Assemblers and Adjus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iming Device Assemblers and Adjust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iming Device Assemblers and Adjust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iming Device Assemblers and Adjust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ming Device Assemblers and Adjust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iming Device Assemblers and Adjust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eam Assemb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eam Assembl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eam Assemb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am Assembl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eam Assemble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eam Assembl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Ba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a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ak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Ba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k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ak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utchers and Meat Cutt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utchers and Meat Cutt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utchers and Meat Cutt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utchers and Meat Cutt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utchers and Meat Cutte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Butchers and Meat Cutt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eat, Poultry, and Fish Cutters and Trimm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at, Poultry, and Fish Cutters and Trimm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at, Poultry, and Fish Cutters and Trimm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at, Poultry, and Fish Cutters and Trimm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at, Poultry, and Fish Cutters and Trimm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eat, Poultry, and Fish Cutters and Trimm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laughterers and Meat Pac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laughterers and Meat Pack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laughterers and Meat Pac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laughterers and Meat Pac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laughterers and Meat Pack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laughterers and Meat Pack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ood and Tobacco Roasting, Baking, and Drying Machine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od and Tobacco Roasting, Baking, and Drying Machine Operators and Tend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od and Tobacco Roasting, Baking, and Drying Machine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od and Tobacco Roasting, Baking, and Drying Machine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od and Tobacco Roasting, Baking, and Drying Machine Operators and Tend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ood and Tobacco Roasting, Baking, and Drying Machine Operators and Tend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ood Batchma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od Batchmak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ood Batchma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ood Batchma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od Batchmak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Food Batchmak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Food Cooking Machine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od Cooking Machine Operators and Tend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ood Cooking Machine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od Cooking Machine Operators and Tend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ood Cooking Machine Operators and Tend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ood Cooking Machine Operators and Tend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Extruding and Drawing Machine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xtruding and Drawing Machine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xtruding and Drawing Machine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xtruding and Drawing Machine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xtruding and Drawing Machine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xtruding and Drawing Machine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orging Machine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rging Machine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orging Machine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rging Machine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rging Machine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orging Machine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olling Machine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olling Machine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olling Machine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lling Machine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lling Machine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Rolling Machine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utting, Punching, and Press Machine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utting, Punching, and Press Machine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utting, Punching, and Press Machine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utting, Punching, and Press Machine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utting, Punching, and Press Machine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utting, Punching, and Press Machine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Drilling and Boring Machine Tool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rilling and Boring Machine Tool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Drilling and Boring Machine Tool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rilling and Boring Machine Tool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illing and Boring Machine Tool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rilling and Boring Machine Tool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Grinding, Lapping, Polishing, and Buffing Machine Tool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rinding, Lapping, Polishing, and Buffing Machine Tool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rinding, Lapping, Polishing, and Buffing Machine Tool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inding, Lapping, Polishing, and Buffing Machine Tool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inding, Lapping, Polishing, and Buffing Machine Tool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rinding, Lapping, Polishing, and Buffing Machine Tool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athe and Turning Machine Tool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athe and Turning Machine Tool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Lathe and Turning Machine Tool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Lathe and Turning Machine Tool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the and Turning Machine Tool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athe and Turning Machine Tool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illing and Planing Machine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illing and Planing Machine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illing and Planing Machine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lling and Planing Machine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lling and Planing Machine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illing and Planing Machine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achinist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chinist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achinist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achinist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chinist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chinist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Metal-Refining Furnace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tal-Refining Furnace Operators and Tenders</text:p>
          </table:table-cell>
          <table:table-cell office:value-type="string">
            <text:p>Investigative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Metal-Refining Furnace Operators and Tend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tal-Refining Furnace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tal-Refining Furnace Operators and Tend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tal-Refining Furnace Operators and Tend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ourers and Casters, Metal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ourers and Casters, Metal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ourers and Casters, Metal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urers and Casters, Metal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urers and Casters, Metal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ourers and Casters, Metal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odel Makers, Metal and Plastic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odel Makers, Metal and Plastic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odel Makers, Metal and Plastic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odel Mak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del Makers, Metal and Plastic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odel Makers, Metal and Plastic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atternmak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tternmakers, Metal and Plastic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atternmakers, Metal and Plastic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atternmak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tternmakers, Metal and Plastic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atternmakers, Metal and Plastic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Foundry Mold and Corema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oundry Mold and Coremak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oundry Mold and Coremak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oundry Mold and Corema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undry Mold and Coremak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oundry Mold and Coremak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olding, Coremaking, and Casting Machine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lding, Coremaking, and Casting Machine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olding, Coremaking, and Casting Machine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olding, Coremaking, and Casting Machine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lding, Coremaking, and Casting Machine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olding, Coremaking, and Casting Machine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Multiple Machine Tool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ultiple Machine Tool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ultiple Machine Tool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ltiple Machine Tool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ultiple Machine Tool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ultiple Machine Tool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ool and Die Ma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ool and Die Make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Tool and Die Makers</text:p>
          </table:table-cell>
          <table:table-cell office:value-type="string">
            <text:p>Art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Tool and Die Ma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ool and Die Mak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ool and Die Mak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elders, Cutters, Solderers, and Braz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elders, Cutters, Solderers, and Braz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elders, Cutters, Solderers, and Braz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lders, Cutters, Solderers, and Braz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lders, Cutters, Solderers, and Brazers</text:p>
          </table:table-cell>
          <table:table-cell office:value-type="string">
            <text:p>Enterprising</text:p>
          </table:table-cell>
          <table:table-cell office:value-type="float" office:value="1.5">
            <text:p>1.5</text:p>
          </table:table-cell>
        </table:table-row>
        <table:table-row>
          <table:table-cell office:value-type="string">
            <text:p>Welders, Cutters, Solderers, and Braz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Welding, Soldering, and Brazing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elding, Soldering, and Brazing Machine Setters, Operators, and Tend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Welding, Soldering, and Brazing Machine Setters, Operators, and Tend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elding, Soldering, and Brazing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lding, Soldering, and Brazing Machine Setters, Operators, and Tend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Welding, Soldering, and Brazing Machine Setters, Operators, and Tend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Heat Treating Equipment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at Treating Equipment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Heat Treating Equipment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at Treating Equipment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at Treating Equipment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at Treating Equipment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ayout Workers, Metal and Plastic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Layout Workers, Metal and Plastic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Layout Workers, Metal and Plastic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Layout Work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yout Workers, Metal and Plastic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ayout Workers, Metal and Plastic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lating Machine Setters, Operators, and Tenders,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lating Machine Setters, Operators, and Tenders, Metal and Plastic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lating Machine Setters, Operators, and Tenders,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lating Machine Setters, Operators, and Tenders,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lating Machine Setters, Operators, and Tenders, Metal and Plastic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lating Machine Setters, Operators, and Tenders, Metal and Plastic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Tool Grinders, Filers, and Sharpen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ool Grinders, Filers, and Sharpen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ool Grinders, Filers, and Sharpen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ool Grinders, Filers, and Sharpen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ool Grinders, Filers, and Sharpen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ool Grinders, Filers, and Sharpen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repress Technicians and Work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repress Technicians and Wor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epress Technicians and Work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epress Technicians and Wor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epress Technicians and Work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repress Technicians and Worke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rinting Press Operato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rinting Press Operato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inting Press Operato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inting Press Opera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inting Press Operat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rinting Press Operato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rint Binding and Finishing Work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Print Binding and Finishing Work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rint Binding and Finishing Workers</text:p>
          </table:table-cell>
          <table:table-cell office:value-type="string">
            <text:p>Artisti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rint Binding and Finishing Work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int Binding and Finishing Work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rint Binding and Finishing Work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Laundry and Dry-Cleaning Work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Laundry and Dry-Cleaning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aundry and Dry-Cleaning Work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undry and Dry-Cleaning Work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aundry and Dry-Cleaning Work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aundry and Dry-Cleaning Work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ressers, Textile, Garment, and Related Material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ressers, Textile, Garment, and Related Material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ressers, Textile, Garment, and Related Material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ressers, Textile, Garment, and Related Material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ressers, Textile, Garment, and Related Material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ressers, Textile, Garment, and Related Material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ewing Machine Operato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Sewing Machine Opera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wing Machine Operato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wing Machine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wing Machine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wing Machine Operato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hoe and Leather Workers and Repai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hoe and Leather Workers and Repair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hoe and Leather Workers and Repaire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hoe and Leather Workers and Repair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hoe and Leather Workers and Repair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hoe and Leather Workers and Repair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hoe Machine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hoe Machine Operators and Tend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hoe Machine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oe Machine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oe Machine Operators and Tend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hoe Machine Operators and Tend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ewers, Hand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ewers, Hand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wers, Hand</text:p>
          </table:table-cell>
          <table:table-cell office:value-type="string">
            <text:p>Artistic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ewers, Hand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wers, Hand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ewers, Hand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ailors, Dressmakers, and Custom Sew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ailors, Dressmakers, and Custom Sew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ailors, Dressmakers, and Custom Sewers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ailors, Dressmakers, and Custom Sew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ailors, Dressmakers, and Custom Sewe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ailors, Dressmakers, and Custom Sew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extile Bleaching and Dyeing Machine Operators and Tend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extile Bleaching and Dyeing Machine Operators and Tend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extile Bleaching and Dyeing Machine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xtile Bleaching and Dyeing Machine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xtile Bleaching and Dyeing Machine Operators and Tend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extile Bleaching and Dyeing Machine Operators and Tenders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extile Cutting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extile Cutting Machine Setters, Operators, and Tend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xtile Cutting Machine Setters, Operators,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xtile Cutting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xtile Cutting Machine Setters, Operators, and Tend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xtile Cutting Machine Setters, Operators, and Tend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extile Knitting and Weaving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extile Knitting and Weaving Machine Setters, Operators, and Tend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xtile Knitting and Weaving Machine Setters, Operators, and Tender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extile Knitting and Weaving Machine Setters, Operators, and Tend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extile Knitting and Weaving Machine Setters, Operators, and Tend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extile Knitting and Weaving Machine Setters, Operators, and Tend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Textile Winding, Twisting, and Drawing Out Machine Setters, Operators, and Tend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extile Winding, Twisting, and Drawing Out Machine Setters, Operators, and Tend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extile Winding, Twisting, and Drawing Out Machine Setters, Operators,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xtile Winding, Twisting, and Drawing Out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xtile Winding, Twisting, and Drawing Out Machine Setters, Operators, and Tend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extile Winding, Twisting, and Drawing Out Machine Setters, Operators, and Tend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Extruding and Forming Machine Setters, Operators, and Tenders, Synthetic and Glass Fib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xtruding and Forming Machine Setters, Operators, and Tenders, Synthetic and Glass Fib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xtruding and Forming Machine Setters, Operators, and Tenders, Synthetic and Glass Fib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xtruding and Forming Machine Setters, Operators, and Tenders, Synthetic and Glass Fib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xtruding and Forming Machine Setters, Operators, and Tenders, Synthetic and Glass Fib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Extruding and Forming Machine Setters, Operators, and Tenders, Synthetic and Glass Fib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abric and Apparel Patternmak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Fabric and Apparel Patternma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abric and Apparel Patternmaker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abric and Apparel Patternma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bric and Apparel Patternmak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bric and Apparel Patternmak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Upholster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Upholster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pholster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Upholste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pholster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Upholster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abinetmakers and Bench Carpent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abinetmakers and Bench Carpent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binetmakers and Bench Carpent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abinetmakers and Bench Carpent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binetmakers and Bench Carpent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abinetmakers and Bench Carpent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urniture Finish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urniture Finish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rniture Finish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urniture Finish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rniture Finish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urniture Finishe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odel Makers, Wood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del Makers, Wood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odel Makers, Wood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odel Makers, Wood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del Makers, Wood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del Makers, Wood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atternmakers, Wood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tternmakers, Wood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atternmakers, Wood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atternmakers, Wood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tternmakers, Wood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atternmakers, Wood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Sawing Machine Setters, Operators, and Tenders, Wood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awing Machine Setters, Operators, and Tenders, Wood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awing Machine Setters, Operators, and Tenders, Wood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awing Machine Setters, Operators, and Tenders, Wood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wing Machine Setters, Operators, and Tenders, Wood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wing Machine Setters, Operators, and Tenders, Wood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Woodworking Machine Setters, Operators, and Tenders, Except Sawing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oodworking Machine Setters, Operators, and Tenders, Except Sawing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Woodworking Machine Setters, Operators, and Tenders, Except Sawing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Woodworking Machine Setters, Operators, and Tenders, Except Sawing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odworking Machine Setters, Operators, and Tenders, Except Sawing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oodworking Machine Setters, Operators, and Tenders, Except Sawing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Nuclear Power Reactor Operato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Nuclear Power Reactor Operato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Nuclear Power Reactor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clear Power Reactor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clear Power Reactor Operato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Nuclear Power Reactor Operato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ower Distributors and Dispatch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ower Distributors and Dispatcher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ower Distributors and Dispatch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ower Distributors and Dispatch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ower Distributors and Dispatchers</text:p>
          </table:table-cell>
          <table:table-cell office:value-type="string">
            <text:p>Enterprising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ower Distributors and Dispatch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ower Plant Operato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ower Plant Operato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ower Plant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wer Plant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wer Plant Operato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ower Plant Operato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iomass Plant Technician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Biomass Plant Technician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mass Plant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omass Plant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omass Plant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omass Plant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Hydroelectric Plant Technician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Hydroelectric Plant Technician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ydroelectric Plant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ydroelectric Plant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ydroelectric Plant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Hydroelectric Plant Technicia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Stationary Engineers and Boiler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tationary Engineers and Boiler Operator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tationary Engineers and Boiler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ationary Engineers and Boiler Opera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tationary Engineers and Boiler Operato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tationary Engineers and Boiler Operato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Water and Wastewater Treatment Plant and System Operato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Water and Wastewater Treatment Plant and System Operato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Water and Wastewater Treatment Plant and System Operat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ater and Wastewater Treatment Plant and System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ter and Wastewater Treatment Plant and System Operat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ater and Wastewater Treatment Plant and System Opera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hemical Plant and System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emical Plant and System Operato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hemical Plant and System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emical Plant and System Opera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hemical Plant and System Operat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emical Plant and System Opera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Gas Plant Operato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Gas Plant Operato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Gas Plant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s Plant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s Plant Operato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as Plant Operato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Petroleum Pump System Operators, Refinery Operators, and Gaug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etroleum Pump System Operators, Refinery Operators, and Gaug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etroleum Pump System Operators, Refinery Operators, and Gaug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troleum Pump System Operators, Refinery Operators, and Gaug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etroleum Pump System Operators, Refinery Operators, and Gaug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etroleum Pump System Operators, Refinery Operators, and Gaug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Biofuels Processing Technician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Biofuels Processing Technician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iofuels Processing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ofuels Processing Technician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iofuels Processing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iofuels Processing Technician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hemical Equipment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hemical Equipment Operators and Tende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emical Equipment Operators and Tend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hemical Equipment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emical Equipment Operators and Tend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hemical Equipment Operators and Tend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eparating, Filtering, Clarifying, Precipitating, and Still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parating, Filtering, Clarifying, Precipitating, and Still Machine Setters, Operators, and Tend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eparating, Filtering, Clarifying, Precipitating, and Still Machine Setters, Operators, and Tend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parating, Filtering, Clarifying, Precipitating, and Still Machine Setters, Operators, and Tend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parating, Filtering, Clarifying, Precipitating, and Still Machine Setters, Operators, and Tend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eparating, Filtering, Clarifying, Precipitating, and Still Machine Setters, Operators, and Tend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rushing, Grinding, and Polishing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rushing, Grinding, and Polishing Machine Setters, Operators, and Tend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rushing, Grinding, and Polishing Machine Setters, Operators, and Tend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rushing, Grinding, and Polishing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rushing, Grinding, and Polishing Machine Setters, Operators, and Tend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rushing, Grinding, and Polishing Machine Setters, Operators, and Tend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Grinding and Polishing Workers, Hand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rinding and Polishing Workers, Hand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Grinding and Polishing Workers, Hand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rinding and Polishing Workers, Hand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inding and Polishing Workers, Hand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Grinding and Polishing Workers, Hand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ixing and Blending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ixing and Blending Machine Setters, Operators, and Tend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Mixing and Blending Machine Setters, Operators,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xing and Blending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xing and Blending Machine Setters, Operators, and Tend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ixing and Blending Machine Setters, Operators, and Tend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utters and Trimmers, Hand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utters and Trimmers, Hand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utters and Trimmers, Hand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utters and Trimmers, Hand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utters and Trimmers, Hand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utters and Trimmers, Hand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utting and Slicing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utting and Slicing Machine Setters, Operators, and Tend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utting and Slicing Machine Setters, Operators,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utting and Slicing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utting and Slicing Machine Setters, Operators, and Tend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utting and Slicing Machine Setters, Operators, and Tend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Extruding, Forming, Pressing, and Compacting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xtruding, Forming, Pressing, and Compacting Machine Setters, Operators, and Tend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Extruding, Forming, Pressing, and Compacting Machine Setters, Operators, and Tend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Extruding, Forming, Pressing, and Compacting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xtruding, Forming, Pressing, and Compacting Machine Setters, Operators, and Tend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xtruding, Forming, Pressing, and Compacting Machine Setters, Operators, and Tend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urnace, Kiln, Oven, Drier, and Kettle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urnace, Kiln, Oven, Drier, and Kettle Operators and Tend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Furnace, Kiln, Oven, Drier, and Kettle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rnace, Kiln, Oven, Drier, and Kettle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rnace, Kiln, Oven, Drier, and Kettle Operators and Tend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urnace, Kiln, Oven, Drier, and Kettle Operators and Tende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Inspectors, Testers, Sorters, Samplers, and Weigher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Inspectors, Testers, Sorters, Samplers, and Weigh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Inspectors, Testers, Sorters, Samplers, and Weigh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spectors, Testers, Sorters, Samplers, and Weigh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spectors, Testers, Sorters, Samplers, and Weighe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Inspectors, Testers, Sorters, Samplers, and Weigh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Jewelers and Precious Stone and Metal Workers</text:p>
          </table:table-cell>
          <table:table-cell office:value-type="string">
            <text:p>Realistic</text:p>
          </table:table-cell>
          <table:table-cell office:value-type="float" office:value="6.83">
            <text:p>6.83</text:p>
          </table:table-cell>
        </table:table-row>
        <table:table-row>
          <table:table-cell office:value-type="string">
            <text:p>Jewelers and Precious Stone and Metal Workers</text:p>
          </table:table-cell>
          <table:table-cell office:value-type="string">
            <text:p>Investigative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Jewelers and Precious Stone and Metal Workers</text:p>
          </table:table-cell>
          <table:table-cell office:value-type="string">
            <text:p>Art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Jewelers and Precious Stone and Metal Wor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ewelers and Precious Stone and Metal Workers</text:p>
          </table:table-cell>
          <table:table-cell office:value-type="string">
            <text:p>Enterprising</text:p>
          </table:table-cell>
          <table:table-cell office:value-type="float" office:value="2.5">
            <text:p>2.5</text:p>
          </table:table-cell>
        </table:table-row>
        <table:table-row>
          <table:table-cell office:value-type="string">
            <text:p>Jewelers and Precious Stone and Metal Workers</text:p>
          </table:table-cell>
          <table:table-cell office:value-type="string">
            <text:p>Conventional</text:p>
          </table:table-cell>
          <table:table-cell office:value-type="float" office:value="2.5">
            <text:p>2.5</text:p>
          </table:table-cell>
        </table:table-row>
        <table:table-row>
          <table:table-cell office:value-type="string">
            <text:p>Gem and Diamond Wor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Gem and Diamond Worke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Gem and Diamond Work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em and Diamond Work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m and Diamond Work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Gem and Diamond Worke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ental Laboratory Technician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Dental Laboratory Technicians</text:p>
          </table:table-cell>
          <table:table-cell office:value-type="string">
            <text:p>Investigativ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Dental Laboratory Technician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ental Laboratory Technician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Dental Laboratory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ental Laboratory Technician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dical Appliance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edical Appliance Technician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edical Appliance Technician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Medical Appliance Technicians</text:p>
          </table:table-cell>
          <table:table-cell office:value-type="string">
            <text:p>Soci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Medical Appliance Technician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edical Appliance Technician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Ophthalmic Laboratory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Ophthalmic Laboratory Technician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Ophthalmic Laboratory Technician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phthalmic Laboratory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phthalmic Laboratory Technician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phthalmic Laboratory Technician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Packaging and Filling Machine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ckaging and Filling Machine Operators and Tend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ackaging and Filling Machine Operators and Tenders</text:p>
          </table:table-cell>
          <table:table-cell office:value-type="string">
            <text:p>Artistic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ckaging and Filling Machine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ckaging and Filling Machine Operators and Tend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ckaging and Filling Machine Operators and Tend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Painting, Coating, and Decorating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ainting, Coating, and Decorating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ainting, Coating, and Decorating Work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ainting, Coating, and Decorating Work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ainting, Coating, and Decorating Work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inting, Coating, and Decorating Work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ating, Painting, and Spraying Machine Setters, Operators,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ating, Painting, and Spraying Machine Setters, Operators, and Tend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oating, Painting, and Spraying Machine Setters, Operators, and Tend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ating, Painting, and Spraying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ating, Painting, and Spraying Machine Setters, Operators, and Tend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ating, Painting, and Spraying Machine Setters, Operators, and Tend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emiconductor Processing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emiconductor Processing Technician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Semiconductor Processing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Semiconductor Processing Technicia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miconductor Processing Technician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emiconductor Processing Technician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hotographic Process Workers and Processing Machine Operators</text:p>
          </table:table-cell>
          <table:table-cell office:value-type="string">
            <text:p>Real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hotographic Process Workers and Processing Machine Operators</text:p>
          </table:table-cell>
          <table:table-cell office:value-type="string">
            <text:p>Investigativ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hotographic Process Workers and Processing Machine Operato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hotographic Process Workers and Processing Machine Opera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hotographic Process Workers and Processing Machine Operat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hotographic Process Workers and Processing Machine Operato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omputer Numerically Controlled Tool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mputer Numerically Controlled Tool Operato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Numerically Controlled Tool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puter Numerically Controlled Tool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puter Numerically Controlled Tool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Numerically Controlled Tool Operato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mputer Numerically Controlled Tool Programm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Computer Numerically Controlled Tool Programmers</text:p>
          </table:table-cell>
          <table:table-cell office:value-type="string">
            <text:p>Investigativ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Computer Numerically Controlled Tool Programmers</text:p>
          </table:table-cell>
          <table:table-cell office:value-type="string">
            <text:p>Artistic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omputer Numerically Controlled Tool Programm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omputer Numerically Controlled Tool Programm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mputer Numerically Controlled Tool Programm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dhesive Bonding Machine Operators and Tend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dhesive Bonding Machine Operators and Tend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dhesive Bonding Machine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hesive Bonding Machine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hesive Bonding Machine Operators and Tend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dhesive Bonding Machine Operators and Tende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Cleaning, Washing, and Metal Pickling Equipment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leaning, Washing, and Metal Pickling Equipment Operators and Tend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leaning, Washing, and Metal Pickling Equipment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eaning, Washing, and Metal Pickling Equipment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eaning, Washing, and Metal Pickling Equipment Operators and Tend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leaning, Washing, and Metal Pickling Equipment Operators and Tend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ooling and Freezing Equipment Operators and Ten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ooling and Freezing Equipment Operators and Tend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Cooling and Freezing Equipment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oling and Freezing Equipment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oling and Freezing Equipment Operators and Tend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ooling and Freezing Equipment Operators and Tend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Etchers and Engrav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Etchers and Engrav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tchers and Engravers</text:p>
          </table:table-cell>
          <table:table-cell office:value-type="string">
            <text:p>Art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Etchers and Engrav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Etchers and Engrav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Etchers and Engrav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Molders, Shapers, and Casters, Except Metal and Plastic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lders, Shapers, and Casters, Except Metal and Plastic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lders, Shapers, and Casters, Except Metal and Plastic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lders, Shapers, and Casters, Except Metal and Plastic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lders, Shapers, and Casters, Except Metal and Plastic</text:p>
          </table:table-cell>
          <table:table-cell office:value-type="string">
            <text:p>Enterpri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lders, Shapers, and Casters, Except Metal and Plastic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Stone Cutters and Carvers, Manufacturing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tone Cutters and Carvers, Manufacturing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tone Cutters and Carvers, Manufacturing</text:p>
          </table:table-cell>
          <table:table-cell office:value-type="string">
            <text:p>Art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Stone Cutters and Carvers, Manufacturing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one Cutters and Carvers, Manufacturing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Stone Cutters and Carvers, Manufacturing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Glass Blowers, Molders, Benders, and Finish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Glass Blowers, Molders, Benders, and Finish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Glass Blowers, Molders, Benders, and Finishers</text:p>
          </table:table-cell>
          <table:table-cell office:value-type="string">
            <text:p>Artistic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Glass Blowers, Molders, Benders, and Finish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lass Blowers, Molders, Benders, and Finish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lass Blowers, Molders, Benders, and Finish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Potters, Manufacturing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otters, Manufacturing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otters, Manufacturing</text:p>
          </table:table-cell>
          <table:table-cell office:value-type="string">
            <text:p>Artistic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otters, Manufacturing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tters, Manufacturing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otters, Manufacturing</text:p>
          </table:table-cell>
          <table:table-cell office:value-type="string">
            <text:p>Convention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Paper Goods Machine Setters, Operators, and Tend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aper Goods Machine Setters, Operators, and Tend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aper Goods Machine Setters, Operators,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per Goods Machine Setters, Operators,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per Goods Machine Setters, Operators, and Tend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Paper Goods Machine Setters, Operators, and Tend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ire Buil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ire Build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ire Build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ire Buil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re Build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Tire Build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Helpers--Production Work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lpers--Production Work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elpers--Production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Production Work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Production Work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elpers--Production Work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ircraft Cargo Handling Superviso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ircraft Cargo Handling Supervis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ircraft Cargo Handling Superviso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ircraft Cargo Handling Supervis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ircraft Cargo Handling Superviso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ircraft Cargo Handling Supervis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First-Line Supervisors of Helpers, Laborers, and Material Movers, Hand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Helpers, Laborers, and Material Movers, Hand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irst-Line Supervisors of Helpers, Laborers, and Material Movers, Hand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rst-Line Supervisors of Helpers, Laborers, and Material Movers, Hand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irst-Line Supervisors of Helpers, Laborers, and Material Movers, Hand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Helpers, Laborers, and Material Movers, Hand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ecycling Coordinators</text:p>
          </table:table-cell>
          <table:table-cell office:value-type="string">
            <text:p>Realistic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Recycling Coordinato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cycling Coordin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cycling Coordina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ecycling Coordinator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ecycling Coordinators</text:p>
          </table:table-cell>
          <table:table-cell office:value-type="string">
            <text:p>Conventional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First-Line Supervisors of Material-Moving Machine and Vehicle Operator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First-Line Supervisors of Material-Moving Machine and Vehicle Operato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First-Line Supervisors of Material-Moving Machine and Vehicle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rst-Line Supervisors of Material-Moving Machine and Vehicle Operato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irst-Line Supervisors of Material-Moving Machine and Vehicle Operators</text:p>
          </table:table-cell>
          <table:table-cell office:value-type="string">
            <text:p>Enterprising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First-Line Supervisors of Material-Moving Machine and Vehicle Operato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irline Pilots, Copilots, and Flight Engine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irline Pilots, Copilots, and Flight Engineer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Airline Pilots, Copilots, and Flight Engine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irline Pilots, Copilots, and Flight Engine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irline Pilots, Copilots, and Flight Engine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irline Pilots, Copilots, and Flight Engine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Commercial Pilot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mmercial Pilots</text:p>
          </table:table-cell>
          <table:table-cell office:value-type="string">
            <text:p>Investigative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mmercial Pilo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mmercial Pilo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mmercial Pilots</text:p>
          </table:table-cell>
          <table:table-cell office:value-type="string">
            <text:p>Enterprising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mmercial Pilot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ir Traffic Controller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ir Traffic Controll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ir Traffic Control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ir Traffic Controll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ir Traffic Controller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ir Traffic Controllers</text:p>
          </table:table-cell>
          <table:table-cell office:value-type="string">
            <text:p>Conventional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Airfield Operations Specialists</text:p>
          </table:table-cell>
          <table:table-cell office:value-type="string">
            <text:p>Realistic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irfield Operations Specialist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Airfield Operations Specialis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irfield Operations Specialist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irfield Operations Specialist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irfield Operations Specialist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Flight Attendants</text:p>
          </table:table-cell>
          <table:table-cell office:value-type="string">
            <text:p>Realistic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Flight Attendant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Flight Attendants</text:p>
          </table:table-cell>
          <table:table-cell office:value-type="string">
            <text:p>Artistic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Flight Attendants</text:p>
          </table:table-cell>
          <table:table-cell office:value-type="string">
            <text:p>Soci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Flight Attendants</text:p>
          </table:table-cell>
          <table:table-cell office:value-type="string">
            <text:p>Enterprising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Flight Attendan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Ambulance Drivers and Attendants, Except Emergency Medical Technician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mbulance Drivers and Attendants, Except Emergency Medical Technician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Ambulance Drivers and Attendants, Except Emergency Medical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mbulance Drivers and Attendants, Except Emergency Medical Technicians</text:p>
          </table:table-cell>
          <table:table-cell office:value-type="string">
            <text:p>Soci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mbulance Drivers and Attendants, Except Emergency Medical Technician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mbulance Drivers and Attendants, Except Emergency Medical Technician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river/Sales Workers</text:p>
          </table:table-cell>
          <table:table-cell office:value-type="string">
            <text:p>Realistic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Driver/Sales Work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iver/Sales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river/Sales Worker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Driver/Sales Workers</text:p>
          </table:table-cell>
          <table:table-cell office:value-type="string">
            <text:p>Enterprising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Driver/Sales Workers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Heavy and Tractor-Trailer Truck Driv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eavy and Tractor-Trailer Truck Driv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Heavy and Tractor-Trailer Truck Driv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avy and Tractor-Trailer Truck Driv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avy and Tractor-Trailer Truck Driv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eavy and Tractor-Trailer Truck Driv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Light Truck Driv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ight Truck Drive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Light Truck Driv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ght Truck Driv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ght Truck Drive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ight Truck Driv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Bus Drivers, Transit and Intercity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Bus Drivers, Transit and Intercity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s Drivers, Transit and Intercity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s Drivers, Transit and Intercity</text:p>
          </table:table-cell>
          <table:table-cell office:value-type="string">
            <text:p>Soci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Bus Drivers, Transit and Intercity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Bus Drivers, Transit and Intercity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comotive Engine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ocomotive Engine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comotive Engine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Locomotive Engine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ocomotive Engine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Locomotive Engine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Rail Yard Engineers, Dinkey Operators, and Host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ail Yard Engineers, Dinkey Operators, and Hostl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Rail Yard Engineers, Dinkey Operators, and Host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il Yard Engineers, Dinkey Operators, and Hostle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ail Yard Engineers, Dinkey Operators, and Hostl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Rail Yard Engineers, Dinkey Operators, and Hostl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ailroad Brake, Signal, and Switch Operators and Locomotive Firers</text:p>
          </table:table-cell>
          <table:table-cell office:value-type="string">
            <text:p>Realistic</text:p>
          </table:table-cell>
          <table:table-cell office:value-type="float" office:value="6.83">
            <text:p>6.83</text:p>
          </table:table-cell>
        </table:table-row>
        <table:table-row>
          <table:table-cell office:value-type="string">
            <text:p>Railroad Brake, Signal, and Switch Operators and Locomotive Firers</text:p>
          </table:table-cell>
          <table:table-cell office:value-type="string">
            <text:p>Investigative</text:p>
          </table:table-cell>
          <table:table-cell office:value-type="float" office:value="2.17">
            <text:p>2.17</text:p>
          </table:table-cell>
        </table:table-row>
        <table:table-row>
          <table:table-cell office:value-type="string">
            <text:p>Railroad Brake, Signal, and Switch Operators and Locomotive Fi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ilroad Brake, Signal, and Switch Operators and Locomotive Fir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ailroad Brake, Signal, and Switch Operators and Locomotive Fir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ailroad Brake, Signal, and Switch Operators and Locomotive Fir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Railroad Conductors and Yardmasters</text:p>
          </table:table-cell>
          <table:table-cell office:value-type="string">
            <text:p>Realistic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Railroad Conductors and Yardmaster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ailroad Conductors and Yardmast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ilroad Conductors and Yardmast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ailroad Conductors and Yardmasters</text:p>
          </table:table-cell>
          <table:table-cell office:value-type="string">
            <text:p>Enterprising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Railroad Conductors and Yardmast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ubway and Streetcar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ubway and Streetcar Opera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ubway and Streetcar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bway and Streetcar Operator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ubway and Streetcar Operators</text:p>
          </table:table-cell>
          <table:table-cell office:value-type="string">
            <text:p>Enterprising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ubway and Streetcar Operato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Sailors and Marine Oil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ailors and Marine Oil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ailors and Marine Oil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ilors and Marine Oil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ilors and Marine Oil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ailors and Marine Oil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Captains, Mates, and Pilots of Water Vessel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Captains, Mates, and Pilots of Water Vessels</text:p>
          </table:table-cell>
          <table:table-cell office:value-type="string">
            <text:p>Investigative</text:p>
          </table:table-cell>
          <table:table-cell office:value-type="float" office:value="3.22">
            <text:p>3.22</text:p>
          </table:table-cell>
        </table:table-row>
        <table:table-row>
          <table:table-cell office:value-type="string">
            <text:p>Captains, Mates, and Pilots of Water Vessel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ptains, Mates, and Pilots of Water Vessels</text:p>
          </table:table-cell>
          <table:table-cell office:value-type="string">
            <text:p>Social</text:p>
          </table:table-cell>
          <table:table-cell office:value-type="float" office:value="2.11">
            <text:p>2.11</text:p>
          </table:table-cell>
        </table:table-row>
        <table:table-row>
          <table:table-cell office:value-type="string">
            <text:p>Captains, Mates, and Pilots of Water Vessels</text:p>
          </table:table-cell>
          <table:table-cell office:value-type="string">
            <text:p>Enterprising</text:p>
          </table:table-cell>
          <table:table-cell office:value-type="float" office:value="5.89">
            <text:p>5.89</text:p>
          </table:table-cell>
        </table:table-row>
        <table:table-row>
          <table:table-cell office:value-type="string">
            <text:p>Captains, Mates, and Pilots of Water Vessels</text:p>
          </table:table-cell>
          <table:table-cell office:value-type="string">
            <text:p>Conventional</text:p>
          </table:table-cell>
          <table:table-cell office:value-type="float" office:value="4.44">
            <text:p>4.44</text:p>
          </table:table-cell>
        </table:table-row>
        <table:table-row>
          <table:table-cell office:value-type="string">
            <text:p>Motorboat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otorboat Operato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otorboat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torboat Operators</text:p>
          </table:table-cell>
          <table:table-cell office:value-type="string">
            <text:p>Social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Motorboat Operator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Motorboat Operato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Ship Engine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Ship Engine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hip Engine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ip Engineers</text:p>
          </table:table-cell>
          <table:table-cell office:value-type="string">
            <text:p>Soci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hip Engineers</text:p>
          </table:table-cell>
          <table:table-cell office:value-type="string">
            <text:p>Enterprising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Ship Engineers</text:p>
          </table:table-cell>
          <table:table-cell office:value-type="string">
            <text:p>Conventional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Bridge and Lock Tend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Bridge and Lock Tenders</text:p>
          </table:table-cell>
          <table:table-cell office:value-type="string">
            <text:p>Investigative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Bridge and Lock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idge and Lock Tend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Bridge and Lock Tende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Bridge and Lock Tende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Parking Attendant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arking Attendan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rking Attendan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rking Attendants</text:p>
          </table:table-cell>
          <table:table-cell office:value-type="string">
            <text:p>Soci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arking Attendant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Parking Attendant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Automotive and Watercraft Service Attendant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utomotive and Watercraft Service Attendants</text:p>
          </table:table-cell>
          <table:table-cell office:value-type="string">
            <text:p>Investigative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utomotive and Watercraft Service Attendant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tomotive and Watercraft Service Attendants</text:p>
          </table:table-cell>
          <table:table-cell office:value-type="string">
            <text:p>Soci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Automotive and Watercraft Service Attendant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Automotive and Watercraft Service Attendant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raffic Technicians</text:p>
          </table:table-cell>
          <table:table-cell office:value-type="string">
            <text:p>Realistic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Traffic Technicians</text:p>
          </table:table-cell>
          <table:table-cell office:value-type="string">
            <text:p>Investigative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Traffic Technician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ffic Technicians</text:p>
          </table:table-cell>
          <table:table-cell office:value-type="string">
            <text:p>Soci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Traffic Technician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raffic Technician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ransportation Inspecto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ransportation Inspectors</text:p>
          </table:table-cell>
          <table:table-cell office:value-type="string">
            <text:p>Investigative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Transportation Inspec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ansportation Inspec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nsportation Inspectors</text:p>
          </table:table-cell>
          <table:table-cell office:value-type="string">
            <text:p>Enterprising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ransportation Inspectors</text:p>
          </table:table-cell>
          <table:table-cell office:value-type="string">
            <text:p>Conventional</text:p>
          </table:table-cell>
          <table:table-cell office:value-type="float" office:value="6.33">
            <text:p>6.33</text:p>
          </table:table-cell>
        </table:table-row>
        <table:table-row>
          <table:table-cell office:value-type="string">
            <text:p>Aviation Inspecto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Aviation Inspectors</text:p>
          </table:table-cell>
          <table:table-cell office:value-type="string">
            <text:p>Investigative</text:p>
          </table:table-cell>
          <table:table-cell office:value-type="float" office:value="5.33">
            <text:p>5.33</text:p>
          </table:table-cell>
        </table:table-row>
        <table:table-row>
          <table:table-cell office:value-type="string">
            <text:p>Aviation Inspec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viation Inspecto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Aviation Inspecto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Aviation Inspectors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Transportation Vehicle, Equipment and Systems Inspectors, Except Aviation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Transportation Vehicle, Equipment and Systems Inspectors, Except Aviation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ransportation Vehicle, Equipment and Systems Inspectors, Except Aviation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nsportation Vehicle, Equipment and Systems Inspectors, Except Aviation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ransportation Vehicle, Equipment and Systems Inspectors, Except Aviation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ransportation Vehicle, Equipment and Systems Inspectors, Except Aviation</text:p>
          </table:table-cell>
          <table:table-cell office:value-type="string">
            <text:p>Conventional</text:p>
          </table:table-cell>
          <table:table-cell office:value-type="float" office:value="5.67">
            <text:p>5.67</text:p>
          </table:table-cell>
        </table:table-row>
        <table:table-row>
          <table:table-cell office:value-type="string">
            <text:p>Passenger Attendants</text:p>
          </table:table-cell>
          <table:table-cell office:value-type="string">
            <text:p>Realistic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assenger Attendant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ssenger Attendant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assenger Attendants</text:p>
          </table:table-cell>
          <table:table-cell office:value-type="string">
            <text:p>Soci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assenger Attendants</text:p>
          </table:table-cell>
          <table:table-cell office:value-type="string">
            <text:p>Enterprising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Passenger Attendant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Conveyor Operators and Tend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onveyor Operators and Tend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veyor Operators and Ten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veyor Operators and Tend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nveyor Operators and Tende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Conveyor Operators and Tend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Crane and Tower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Crane and Tower Operators</text:p>
          </table:table-cell>
          <table:table-cell office:value-type="string">
            <text:p>Investigative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Crane and Tower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rane and Tower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rane and Tower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Crane and Tower Operators</text:p>
          </table:table-cell>
          <table:table-cell office:value-type="string">
            <text:p>Conventional</text:p>
          </table:table-cell>
          <table:table-cell office:value-type="float" office:value="4.33">
            <text:p>4.33</text:p>
          </table:table-cell>
        </table:table-row>
        <table:table-row>
          <table:table-cell office:value-type="string">
            <text:p>Dredge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Dredge Opera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Dredge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edge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edge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Dredge Operators</text:p>
          </table:table-cell>
          <table:table-cell office:value-type="string">
            <text:p>Conventional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oist and Winch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Hoist and Winch Opera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Hoist and Winch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ist and Winch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ist and Winch Operators</text:p>
          </table:table-cell>
          <table:table-cell office:value-type="string">
            <text:p>Enterprising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Hoist and Winch Operato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Industrial Truck and Tractor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Industrial Truck and Tractor Operato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Industrial Truck and Tractor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dustrial Truck and Tractor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dustrial Truck and Tractor Operato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Industrial Truck and Tractor Operato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Cleaners of Vehicles and Equipment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Cleaners of Vehicles and Equipment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leaners of Vehicles and Equipment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eaners of Vehicles and Equipment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Cleaners of Vehicles and Equipment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Cleaners of Vehicles and Equipment</text:p>
          </table:table-cell>
          <table:table-cell office:value-type="string">
            <text:p>Conventional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Laborers and Freight, Stock, and Material Movers, Hand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Laborers and Freight, Stock, and Material Movers, Hand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borers and Freight, Stock, and Material Movers, Hand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borers and Freight, Stock, and Material Movers, Hand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borers and Freight, Stock, and Material Movers, Hand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Laborers and Freight, Stock, and Material Movers, Hand</text:p>
          </table:table-cell>
          <table:table-cell office:value-type="string">
            <text:p>Conventional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cycling and Reclamation Workers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Recycling and Reclamation Worke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cycling and Reclamation Workers</text:p>
          </table:table-cell>
          <table:table-cell office:value-type="string">
            <text:p>Artistic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cycling and Reclamation Work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cycling and Reclamation Workers</text:p>
          </table:table-cell>
          <table:table-cell office:value-type="string">
            <text:p>Enterprising</text:p>
          </table:table-cell>
          <table:table-cell office:value-type="float" office:value="1.67">
            <text:p>1.67</text:p>
          </table:table-cell>
        </table:table-row>
        <table:table-row>
          <table:table-cell office:value-type="string">
            <text:p>Recycling and Reclamation Workers</text:p>
          </table:table-cell>
          <table:table-cell office:value-type="string">
            <text:p>Conventional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Machine Feeders and Offbear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Machine Feeders and Offbearers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chine Feeders and Offbear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chine Feeders and Offbear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chine Feeders and Offbear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Machine Feeders and Offbearers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Packers and Packagers, Hand</text:p>
          </table:table-cell>
          <table:table-cell office:value-type="string">
            <text:p>Realistic</text:p>
          </table:table-cell>
          <table:table-cell office:value-type="float" office:value="6.67">
            <text:p>6.67</text:p>
          </table:table-cell>
        </table:table-row>
        <table:table-row>
          <table:table-cell office:value-type="string">
            <text:p>Packers and Packagers, Hand</text:p>
          </table:table-cell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ckers and Packagers, Hand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ckers and Packagers, Hand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ckers and Packagers, Hand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ackers and Packagers, Hand</text:p>
          </table:table-cell>
          <table:table-cell office:value-type="string">
            <text:p>Conventional</text:p>
          </table:table-cell>
          <table:table-cell office:value-type="float" office:value="2.67">
            <text:p>2.67</text:p>
          </table:table-cell>
        </table:table-row>
        <table:table-row>
          <table:table-cell office:value-type="string">
            <text:p>Stockers and Order Fillers</text:p>
          </table:table-cell>
          <table:table-cell office:value-type="string">
            <text:p>Realistic</text:p>
          </table:table-cell>
          <table:table-cell office:value-type="float" office:value="5.41">
            <text:p>5.41</text:p>
          </table:table-cell>
        </table:table-row>
        <table:table-row>
          <table:table-cell office:value-type="string">
            <text:p>Stockers and Order Fillers</text:p>
          </table:table-cell>
          <table:table-cell office:value-type="string">
            <text:p>Investigative</text:p>
          </table:table-cell>
          <table:table-cell office:value-type="float" office:value="1.25">
            <text:p>1.25</text:p>
          </table:table-cell>
        </table:table-row>
        <table:table-row>
          <table:table-cell office:value-type="string">
            <text:p>Stockers and Order Fillers</text:p>
          </table:table-cell>
          <table:table-cell office:value-type="string">
            <text:p>Artistic</text:p>
          </table:table-cell>
          <table:table-cell office:value-type="float" office:value="1.08">
            <text:p>1.08</text:p>
          </table:table-cell>
        </table:table-row>
        <table:table-row>
          <table:table-cell office:value-type="string">
            <text:p>Stockers and Order Fillers</text:p>
          </table:table-cell>
          <table:table-cell office:value-type="string">
            <text:p>Social</text:p>
          </table:table-cell>
          <table:table-cell office:value-type="float" office:value="1.75">
            <text:p>1.75</text:p>
          </table:table-cell>
        </table:table-row>
        <table:table-row>
          <table:table-cell office:value-type="string">
            <text:p>Stockers and Order Fillers</text:p>
          </table:table-cell>
          <table:table-cell office:value-type="string">
            <text:p>Enterprising</text:p>
          </table:table-cell>
          <table:table-cell office:value-type="float" office:value="3.33">
            <text:p>3.33</text:p>
          </table:table-cell>
        </table:table-row>
        <table:table-row>
          <table:table-cell office:value-type="string">
            <text:p>Stockers and Order Fillers</text:p>
          </table:table-cell>
          <table:table-cell office:value-type="string">
            <text:p>Conventional</text:p>
          </table:table-cell>
          <table:table-cell office:value-type="float" office:value="6.17">
            <text:p>6.17</text:p>
          </table:table-cell>
        </table:table-row>
        <table:table-row>
          <table:table-cell office:value-type="string">
            <text:p>Gas Compressor and Gas Pumping Station Opera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Gas Compressor and Gas Pumping Station Opera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Gas Compressor and Gas Pumping Station Opera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s Compressor and Gas Pumping Station Opera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s Compressor and Gas Pumping Station Operato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as Compressor and Gas Pumping Station Operators</text:p>
          </table:table-cell>
          <table:table-cell office:value-type="string">
            <text:p>Conventional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ump Operators, Except Wellhead Pump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Pump Operators, Except Wellhead Pumpers</text:p>
          </table:table-cell>
          <table:table-cell office:value-type="string">
            <text:p>Investigative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Pump Operators, Except Wellhead Pump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ump Operators, Except Wellhead Pump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Pump Operators, Except Wellhead Pump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Pump Operators, Except Wellhead Pumpers</text:p>
          </table:table-cell>
          <table:table-cell office:value-type="string">
            <text:p>Conventional</text:p>
          </table:table-cell>
          <table:table-cell office:value-type="float" office:value="4.67">
            <text:p>4.67</text:p>
          </table:table-cell>
        </table:table-row>
        <table:table-row>
          <table:table-cell office:value-type="string">
            <text:p>Wellhead Pump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Wellhead Pumpers</text:p>
          </table:table-cell>
          <table:table-cell office:value-type="string">
            <text:p>Investigative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Wellhead Pump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llhead Pumpe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llhead Pumpers</text:p>
          </table:table-cell>
          <table:table-cell office:value-type="string">
            <text:p>Enterprising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Wellhead Pump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efuse and Recyclable Material Collecto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Refuse and Recyclable Material Collectors</text:p>
          </table:table-cell>
          <table:table-cell office:value-type="string">
            <text:p>Investigative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Refuse and Recyclable Material Collecto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fuse and Recyclable Material Collector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fuse and Recyclable Material Collectors</text:p>
          </table:table-cell>
          <table:table-cell office:value-type="string">
            <text:p>Enterprising</text:p>
          </table:table-cell>
          <table:table-cell office:value-type="float" office:value="2.33">
            <text:p>2.33</text:p>
          </table:table-cell>
        </table:table-row>
        <table:table-row>
          <table:table-cell office:value-type="string">
            <text:p>Refuse and Recyclable Material Collectors</text:p>
          </table:table-cell>
          <table:table-cell office:value-type="string">
            <text:p>Conventional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Tank Car, Truck, and Ship Loaders</text:p>
          </table:table-cell>
          <table:table-cell office:value-type="string">
            <text:p>Realistic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Tank Car, Truck, and Ship Loaders</text:p>
          </table:table-cell>
          <table:table-cell office:value-type="string">
            <text:p>Investigativ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ank Car, Truck, and Ship Loaders</text:p>
          </table:table-cell>
          <table:table-cell office:value-type="string">
            <text:p>Artistic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ank Car, Truck, and Ship Loaders</text:p>
          </table:table-cell>
          <table:table-cell office:value-type="string">
            <text:p>Social</text:p>
          </table:table-cell>
          <table:table-cell office:value-type="float" office:value="1.33">
            <text:p>1.33</text:p>
          </table:table-cell>
        </table:table-row>
        <table:table-row>
          <table:table-cell office:value-type="string">
            <text:p>Tank Car, Truck, and Ship Loaders</text:p>
          </table:table-cell>
          <table:table-cell office:value-type="string">
            <text:p>Enterprisin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ank Car, Truck, and Ship Loaders</text:p>
          </table:table-cell>
          <table:table-cell office:value-type="string">
            <text:p>Conventional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